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011" table:default-cell-style-name="ce1"/>
        <table:table-row table:style-name="ro1">
          <table:table-cell office:value-type="float" office:value="0.302028954029083" calcext:value-type="float">
            <text:p>0.302028954029083</text:p>
          </table:table-cell>
          <table:table-cell office:value-type="float" office:value="0.356197625398636" calcext:value-type="float">
            <text:p>0.356197625398636</text:p>
          </table:table-cell>
          <table:table-cell table:number-columns-repeated="2"/>
          <table:table-cell office:value-type="float" office:value="0.325582772493362" calcext:value-type="float">
            <text:p>0.325582772493362</text:p>
          </table:table-cell>
          <table:table-cell office:value-type="float" office:value="0.651407361030579" calcext:value-type="float">
            <text:p>0.651407361030579</text:p>
          </table:table-cell>
          <table:table-cell table:style-name="ce2" table:formula="of:=([.E1]-[.A1])/[.A1]%" office:value-type="float" office:value="7.79852995882353" calcext:value-type="float">
            <text:p>7.79852995882353</text:p>
          </table:table-cell>
          <table:table-cell table:style-name="ce2" table:formula="of:=([.F1]-[.B1])/[.B1]%" office:value-type="float" office:value="82.8780751420116" calcext:value-type="float">
            <text:p>82.8780751420116</text:p>
          </table:table-cell>
          <table:table-cell office:value-type="float" office:value="0.00245071901008487" calcext:value-type="float">
            <text:p>0.002450719010085</text:p>
          </table:table-cell>
          <table:table-cell office:value-type="float" office:value="-0.190843716263771" calcext:value-type="float">
            <text:p>-0.190843716263771</text:p>
          </table:table-cell>
          <table:table-cell table:style-name="ce2" table:formula="of:=([.I1]-[.E1])/[.E1]%" office:value-type="float" office:value="-99.2472823450341" calcext:value-type="float">
            <text:p>-99.2472823450341</text:p>
          </table:table-cell>
          <table:table-cell table:style-name="ce2" table:formula="of:=([.J1]-[.F1])/[.F1]%" office:value-type="float" office:value="-129.297138423772" calcext:value-type="float">
            <text:p>-129.297138423772</text:p>
          </table:table-cell>
          <table:table-cell office:value-type="float" office:value="0.00245071901008487" calcext:value-type="float">
            <text:p>0.002450719010085</text:p>
          </table:table-cell>
          <table:table-cell office:value-type="float" office:value="-0.190843716263771" calcext:value-type="float">
            <text:p>-0.190843716263771</text:p>
          </table:table-cell>
          <table:table-cell table:style-name="ce3" table:formula="of:=([.M1]-[.I1])/[.I1]%" office:value-type="float" office:value="0" calcext:value-type="float">
            <text:p>0</text:p>
          </table:table-cell>
          <table:table-cell table:style-name="ce3" table:formula="of:=([.N1]-[.J1])/[.J1]%" office:value-type="float" office:value="0" calcext:value-type="float">
            <text:p>0</text:p>
          </table:table-cell>
          <table:table-cell table:formula="of:=([.O1] +[.O26]+[.O51]+[.O76]+[.O101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655957341194153" calcext:value-type="float">
            <text:p>-0.655957341194153</text:p>
          </table:table-cell>
          <table:table-cell office:value-type="float" office:value="-0.616950631141663" calcext:value-type="float">
            <text:p>-0.616950631141663</text:p>
          </table:table-cell>
          <table:table-cell table:number-columns-repeated="2"/>
          <table:table-cell office:value-type="float" office:value="-0.929185330867767" calcext:value-type="float">
            <text:p>-0.929185330867767</text:p>
          </table:table-cell>
          <table:table-cell office:value-type="float" office:value="-0.788343906402588" calcext:value-type="float">
            <text:p>-0.788343906402588</text:p>
          </table:table-cell>
          <table:table-cell table:style-name="ce2" table:formula="of:=([.E2]-[.A2])/[.A2]%" office:value-type="float" office:value="41.6533168416425" calcext:value-type="float">
            <text:p>41.6533168416425</text:p>
          </table:table-cell>
          <table:table-cell table:style-name="ce2" table:formula="of:=([.F2]-[.B2])/[.B2]%" office:value-type="float" office:value="27.7807115528454" calcext:value-type="float">
            <text:p>27.7807115528454</text:p>
          </table:table-cell>
          <table:table-cell office:value-type="float" office:value="-1.09498059749603" calcext:value-type="float">
            <text:p>-1.09498059749603</text:p>
          </table:table-cell>
          <table:table-cell office:value-type="float" office:value="-2.41960763931274" calcext:value-type="float">
            <text:p>-2.41960763931274</text:p>
          </table:table-cell>
          <table:table-cell table:style-name="ce2" table:formula="of:=([.I2]-[.E2])/[.E2]%" office:value-type="float" office:value="17.8430783526712" calcext:value-type="float">
            <text:p>17.8430783526712</text:p>
          </table:table-cell>
          <table:table-cell table:style-name="ce2" table:formula="of:=([.J2]-[.F2])/[.F2]%" office:value-type="float" office:value="206.92285684734" calcext:value-type="float">
            <text:p>206.92285684734</text:p>
          </table:table-cell>
          <table:table-cell office:value-type="float" office:value="-0.267195671796799" calcext:value-type="float">
            <text:p>-0.267195671796799</text:p>
          </table:table-cell>
          <table:table-cell office:value-type="float" office:value="-5.03831052780151" calcext:value-type="float">
            <text:p>-5.03831052780151</text:p>
          </table:table-cell>
          <table:table-cell table:style-name="ce3" table:formula="of:=([.M2]-[.I2])/[.I2]%" office:value-type="float" office:value="-75.5981364046254" calcext:value-type="float">
            <text:p>-75.5981364046254</text:p>
          </table:table-cell>
          <table:table-cell table:style-name="ce3" table:formula="of:=([.N2]-[.J2])/[.J2]%" office:value-type="float" office:value="108.228410505126" calcext:value-type="float">
            <text:p>108.228410505126</text:p>
          </table:table-cell>
          <table:table-cell table:formula="of:=([.O2] +[.O27]+[.O52]+[.O77]+[.O102])" office:value-type="float" office:value="4735.42696424583" calcext:value-type="float">
            <text:p>4735.42696424583</text:p>
          </table:table-cell>
          <table:table-cell/>
          <table:table-cell office:value-type="float" office:value="-75.5981364046254" calcext:value-type="float">
            <text:p>-75.5981364046254</text:p>
          </table:table-cell>
          <table:table-cell office:value-type="float" office:value="-76.1316663414955" calcext:value-type="float">
            <text:p>-76.1316663414955</text:p>
          </table:table-cell>
          <table:table-cell office:value-type="float" office:value="35.9939860701494" calcext:value-type="float">
            <text:p>35.9939860701494</text:p>
          </table:table-cell>
          <table:table-cell office:value-type="float" office:value="4.62856601465608" calcext:value-type="float">
            <text:p>4.62856601465608</text:p>
          </table:table-cell>
          <table:table-cell office:value-type="float" office:value="4846.53421490714" calcext:value-type="float">
            <text:p>4846.53421490714</text:p>
          </table:table-cell>
          <table:table-cell table:number-columns-repeated="1001"/>
        </table:table-row>
        <table:table-row table:style-name="ro1">
          <table:table-cell office:value-type="float" office:value="-0.386279910802841" calcext:value-type="float">
            <text:p>-0.386279910802841</text:p>
          </table:table-cell>
          <table:table-cell office:value-type="float" office:value="0.401776731014252" calcext:value-type="float">
            <text:p>0.401776731014252</text:p>
          </table:table-cell>
          <table:table-cell table:number-columns-repeated="2"/>
          <table:table-cell office:value-type="float" office:value="0.548940300941467" calcext:value-type="float">
            <text:p>0.548940300941467</text:p>
          </table:table-cell>
          <table:table-cell office:value-type="float" office:value="-0.84202641248703" calcext:value-type="float">
            <text:p>-0.84202641248703</text:p>
          </table:table-cell>
          <table:table-cell table:style-name="ce2" table:formula="of:=([.E3]-[.A3])/[.A3]%" office:value-type="float" office:value="-242.109461452591" calcext:value-type="float">
            <text:p>-242.109461452591</text:p>
          </table:table-cell>
          <table:table-cell table:style-name="ce2" table:formula="of:=([.F3]-[.B3])/[.B3]%" office:value-type="float" office:value="-309.57570398898" calcext:value-type="float">
            <text:p>-309.57570398898</text:p>
          </table:table-cell>
          <table:table-cell office:value-type="float" office:value="-0.016054579988122" calcext:value-type="float">
            <text:p>-0.016054579988122</text:p>
          </table:table-cell>
          <table:table-cell office:value-type="float" office:value="-0.207827374339104" calcext:value-type="float">
            <text:p>-0.207827374339104</text:p>
          </table:table-cell>
          <table:table-cell table:style-name="ce2" table:formula="of:=([.I3]-[.E3])/[.E3]%" office:value-type="float" office:value="-102.924649540321" calcext:value-type="float">
            <text:p>-102.924649540321</text:p>
          </table:table-cell>
          <table:table-cell table:style-name="ce2" table:formula="of:=([.J3]-[.F3])/[.F3]%" office:value-type="float" office:value="-75.3181882115479" calcext:value-type="float">
            <text:p>-75.3181882115479</text:p>
          </table:table-cell>
          <table:table-cell office:value-type="float" office:value="-0.016054579988122" calcext:value-type="float">
            <text:p>-0.016054579988122</text:p>
          </table:table-cell>
          <table:table-cell office:value-type="float" office:value="-0.207827374339104" calcext:value-type="float">
            <text:p>-0.207827374339104</text:p>
          </table:table-cell>
          <table:table-cell table:style-name="ce3" table:formula="of:=([.M3]-[.I3])/[.I3]%" office:value-type="float" office:value="0" calcext:value-type="float">
            <text:p>0</text:p>
          </table:table-cell>
          <table:table-cell table:style-name="ce3" table:formula="of:=([.N3]-[.J3])/[.J3]%" office:value-type="float" office:value="0" calcext:value-type="float">
            <text:p>0</text:p>
          </table:table-cell>
          <table:table-cell table:formula="of:=([.O3] +[.O28]+[.O53]+[.O78]+[.O103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72953319549561" calcext:value-type="float">
            <text:p>-0.472953319549561</text:p>
          </table:table-cell>
          <table:table-cell office:value-type="float" office:value="0.430182635784149" calcext:value-type="float">
            <text:p>0.430182635784149</text:p>
          </table:table-cell>
          <table:table-cell table:number-columns-repeated="2"/>
          <table:table-cell office:value-type="float" office:value="-1.06096410751343" calcext:value-type="float">
            <text:p>-1.06096410751343</text:p>
          </table:table-cell>
          <table:table-cell office:value-type="float" office:value="0.785271227359772" calcext:value-type="float">
            <text:p>0.785271227359772</text:p>
          </table:table-cell>
          <table:table-cell table:style-name="ce2" table:formula="of:=([.E4]-[.A4])/[.A4]%" office:value-type="float" office:value="124.327447056273" calcext:value-type="float">
            <text:p>124.327447056273</text:p>
          </table:table-cell>
          <table:table-cell table:style-name="ce2" table:formula="of:=([.F4]-[.B4])/[.B4]%" office:value-type="float" office:value="82.5436830866865" calcext:value-type="float">
            <text:p>82.5436830866865</text:p>
          </table:table-cell>
          <table:table-cell office:value-type="float" office:value="-0.580383956432343" calcext:value-type="float">
            <text:p>-0.580383956432343</text:p>
          </table:table-cell>
          <table:table-cell office:value-type="float" office:value="-1.27272081375122" calcext:value-type="float">
            <text:p>-1.27272081375122</text:p>
          </table:table-cell>
          <table:table-cell table:style-name="ce2" table:formula="of:=([.I4]-[.E4])/[.E4]%" office:value-type="float" office:value="-45.2965512855488" calcext:value-type="float">
            <text:p>-45.2965512855488</text:p>
          </table:table-cell>
          <table:table-cell table:style-name="ce2" table:formula="of:=([.J4]-[.F4])/[.F4]%" office:value-type="float" office:value="-262.074041351336" calcext:value-type="float">
            <text:p>-262.074041351336</text:p>
          </table:table-cell>
          <table:table-cell office:value-type="float" office:value="-0.580383956432343" calcext:value-type="float">
            <text:p>-0.580383956432343</text:p>
          </table:table-cell>
          <table:table-cell office:value-type="float" office:value="-1.27272081375122" calcext:value-type="float">
            <text:p>-1.27272081375122</text:p>
          </table:table-cell>
          <table:table-cell table:style-name="ce3" table:formula="of:=([.M4]-[.I4])/[.I4]%" office:value-type="float" office:value="0" calcext:value-type="float">
            <text:p>0</text:p>
          </table:table-cell>
          <table:table-cell table:style-name="ce3" table:formula="of:=([.N4]-[.J4])/[.J4]%" office:value-type="float" office:value="0" calcext:value-type="float">
            <text:p>0</text:p>
          </table:table-cell>
          <table:table-cell table:formula="of:=([.O4] +[.O29]+[.O54]+[.O79]+[.O104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304173707962036" calcext:value-type="float">
            <text:p>0.304173707962036</text:p>
          </table:table-cell>
          <table:table-cell office:value-type="float" office:value="0.361864149570465" calcext:value-type="float">
            <text:p>0.361864149570465</text:p>
          </table:table-cell>
          <table:table-cell table:number-columns-repeated="2"/>
          <table:table-cell office:value-type="float" office:value="0.265550822019577" calcext:value-type="float">
            <text:p>0.265550822019577</text:p>
          </table:table-cell>
          <table:table-cell office:value-type="float" office:value="0.447215914726257" calcext:value-type="float">
            <text:p>0.447215914726257</text:p>
          </table:table-cell>
          <table:table-cell table:style-name="ce2" table:formula="of:=([.E5]-[.A5])/[.A5]%" office:value-type="float" office:value="-12.6976411607802" calcext:value-type="float">
            <text:p>-12.6976411607802</text:p>
          </table:table-cell>
          <table:table-cell table:style-name="ce2" table:formula="of:=([.F5]-[.B5])/[.B5]%" office:value-type="float" office:value="23.5866872297533" calcext:value-type="float">
            <text:p>23.5866872297533</text:p>
          </table:table-cell>
          <table:table-cell office:value-type="float" office:value="-2.58037996292114" calcext:value-type="float">
            <text:p>-2.58037996292114</text:p>
          </table:table-cell>
          <table:table-cell office:value-type="float" office:value="2.63023781776428" calcext:value-type="float">
            <text:p>2.63023781776428</text:p>
          </table:table-cell>
          <table:table-cell table:style-name="ce2" table:formula="of:=([.I5]-[.E5])/[.E5]%" office:value-type="float" office:value="-1071.70852016075" calcext:value-type="float">
            <text:p>-1071.70852016075</text:p>
          </table:table-cell>
          <table:table-cell table:style-name="ce2" table:formula="of:=([.J5]-[.F5])/[.F5]%" office:value-type="float" office:value="488.136005708621" calcext:value-type="float">
            <text:p>488.136005708621</text:p>
          </table:table-cell>
          <table:table-cell office:value-type="float" office:value="-3.25855445861816" calcext:value-type="float">
            <text:p>-3.25855445861816</text:p>
          </table:table-cell>
          <table:table-cell office:value-type="float" office:value="3.29809999465942" calcext:value-type="float">
            <text:p>3.29809999465942</text:p>
          </table:table-cell>
          <table:table-cell table:style-name="ce3" table:formula="of:=([.M5]-[.I5])/[.I5]%" office:value-type="float" office:value="26.2819625575331" calcext:value-type="float">
            <text:p>26.2819625575331</text:p>
          </table:table-cell>
          <table:table-cell table:style-name="ce3" table:formula="of:=([.N5]-[.J5])/[.J5]%" office:value-type="float" office:value="25.3917030765996" calcext:value-type="float">
            <text:p>25.3917030765996</text:p>
          </table:table-cell>
          <table:table-cell table:formula="of:=([.O5] +[.O30]+[.O55]+[.O80]+[.O105])" office:value-type="float" office:value="288.935779157664" calcext:value-type="float">
            <text:p>288.935779157664</text:p>
          </table:table-cell>
          <table:table-cell/>
          <table:table-cell office:value-type="float" office:value="26.2819625575331" calcext:value-type="float">
            <text:p>26.2819625575331</text:p>
          </table:table-cell>
          <table:table-cell office:value-type="float" office:value="67.1690681538129" calcext:value-type="float">
            <text:p>67.1690681538129</text:p>
          </table:table-cell>
          <table:table-cell office:value-type="float" office:value="172.711219305512" calcext:value-type="float">
            <text:p>172.711219305512</text:p>
          </table:table-cell>
          <table:table-cell office:value-type="float" office:value="-3.81512347790499" calcext:value-type="float">
            <text:p>-3.81512347790499</text:p>
          </table:table-cell>
          <table:table-cell office:value-type="float" office:value="26.5886526187105" calcext:value-type="float">
            <text:p>26.5886526187105</text:p>
          </table:table-cell>
          <table:table-cell table:number-columns-repeated="1001"/>
        </table:table-row>
        <table:table-row table:style-name="ro1">
          <table:table-cell office:value-type="float" office:value="-0.420897454023361" calcext:value-type="float">
            <text:p>-0.420897454023361</text:p>
          </table:table-cell>
          <table:table-cell office:value-type="float" office:value="0.272765249013901" calcext:value-type="float">
            <text:p>0.272765249013901</text:p>
          </table:table-cell>
          <table:table-cell table:number-columns-repeated="2"/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E6]-[.A6])/[.A6]%" office:value-type="float" office:value="-84.5074107969461" calcext:value-type="float">
            <text:p>-84.5074107969461</text:p>
          </table:table-cell>
          <table:table-cell table:style-name="ce2" table:formula="of:=([.F6]-[.B6])/[.B6]%" office:value-type="float" office:value="-137.638534810717" calcext:value-type="float">
            <text:p>-137.638534810717</text:p>
          </table:table-cell>
          <table:table-cell office:value-type="float" office:value="0.192085310816765" calcext:value-type="float">
            <text:p>0.192085310816765</text:p>
          </table:table-cell>
          <table:table-cell office:value-type="float" office:value="-0.511570572853088" calcext:value-type="float">
            <text:p>-0.511570572853088</text:p>
          </table:table-cell>
          <table:table-cell table:style-name="ce2" table:formula="of:=([.I6]-[.E6])/[.E6]%" office:value-type="float" office:value="-394.573619141921" calcext:value-type="float">
            <text:p>-394.573619141921</text:p>
          </table:table-cell>
          <table:table-cell table:style-name="ce2" table:formula="of:=([.J6]-[.F6])/[.F6]%" office:value-type="float" office:value="398.291875679726" calcext:value-type="float">
            <text:p>398.291875679726</text:p>
          </table:table-cell>
          <table:table-cell office:value-type="float" office:value="0.192085310816765" calcext:value-type="float">
            <text:p>0.192085310816765</text:p>
          </table:table-cell>
          <table:table-cell office:value-type="float" office:value="-0.511570572853088" calcext:value-type="float">
            <text:p>-0.511570572853088</text:p>
          </table:table-cell>
          <table:table-cell table:style-name="ce3" table:formula="of:=([.M6]-[.I6])/[.I6]%" office:value-type="float" office:value="0" calcext:value-type="float">
            <text:p>0</text:p>
          </table:table-cell>
          <table:table-cell table:style-name="ce3" table:formula="of:=([.N6]-[.J6])/[.J6]%" office:value-type="float" office:value="0" calcext:value-type="float">
            <text:p>0</text:p>
          </table:table-cell>
          <table:table-cell table:formula="of:=([.O6] +[.O31]+[.O56]+[.O81]+[.O106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374029010534286" calcext:value-type="float">
            <text:p>-0.374029010534286</text:p>
          </table:table-cell>
          <table:table-cell office:value-type="float" office:value="0.325455635786057" calcext:value-type="float">
            <text:p>0.325455635786057</text:p>
          </table:table-cell>
          <table:table-cell table:number-columns-repeated="2"/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E7]-[.A7])/[.A7]%" office:value-type="float" office:value="-99.8135874146716" calcext:value-type="float">
            <text:p>-99.8135874146716</text:p>
          </table:table-cell>
          <table:table-cell table:style-name="ce2" table:formula="of:=([.F7]-[.B7])/[.B7]%" office:value-type="float" office:value="-131.292517022376" calcext:value-type="float">
            <text:p>-131.292517022376</text:p>
          </table:table-cell>
          <table:table-cell office:value-type="float" office:value="-0.172593757510185" calcext:value-type="float">
            <text:p>-0.172593757510185</text:p>
          </table:table-cell>
          <table:table-cell office:value-type="float" office:value="-0.823927700519562" calcext:value-type="float">
            <text:p>-0.823927700519562</text:p>
          </table:table-cell>
          <table:table-cell table:style-name="ce2" table:formula="of:=([.I7]-[.E7])/[.E7]%" office:value-type="float" office:value="24653.9532141197" calcext:value-type="float">
            <text:p>24653.9532141197</text:p>
          </table:table-cell>
          <table:table-cell table:style-name="ce2" table:formula="of:=([.J7]-[.F7])/[.F7]%" office:value-type="float" office:value="709.015440658399" calcext:value-type="float">
            <text:p>709.015440658399</text:p>
          </table:table-cell>
          <table:table-cell office:value-type="float" office:value="-0.172593757510185" calcext:value-type="float">
            <text:p>-0.172593757510185</text:p>
          </table:table-cell>
          <table:table-cell office:value-type="float" office:value="-0.823927700519562" calcext:value-type="float">
            <text:p>-0.823927700519562</text:p>
          </table:table-cell>
          <table:table-cell table:style-name="ce3" table:formula="of:=([.M7]-[.I7])/[.I7]%" office:value-type="float" office:value="0" calcext:value-type="float">
            <text:p>0</text:p>
          </table:table-cell>
          <table:table-cell table:style-name="ce3" table:formula="of:=([.N7]-[.J7])/[.J7]%" office:value-type="float" office:value="0" calcext:value-type="float">
            <text:p>0</text:p>
          </table:table-cell>
          <table:table-cell table:formula="of:=([.O7] +[.O32]+[.O57]+[.O82]+[.O107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30529773235321" calcext:value-type="float">
            <text:p>0.30529773235321</text:p>
          </table:table-cell>
          <table:table-cell office:value-type="float" office:value="0.359141409397125" calcext:value-type="float">
            <text:p>0.359141409397125</text:p>
          </table:table-cell>
          <table:table-cell table:number-columns-repeated="2"/>
          <table:table-cell office:value-type="float" office:value="0.473738223314285" calcext:value-type="float">
            <text:p>0.473738223314285</text:p>
          </table:table-cell>
          <table:table-cell office:value-type="float" office:value="0.601533830165863" calcext:value-type="float">
            <text:p>0.601533830165863</text:p>
          </table:table-cell>
          <table:table-cell table:style-name="ce2" table:formula="of:=([.E8]-[.A8])/[.A8]%" office:value-type="float" office:value="55.172532616849" calcext:value-type="float">
            <text:p>55.172532616849</text:p>
          </table:table-cell>
          <table:table-cell table:style-name="ce2" table:formula="of:=([.F8]-[.B8])/[.B8]%" office:value-type="float" office:value="67.4921951149079" calcext:value-type="float">
            <text:p>67.4921951149079</text:p>
          </table:table-cell>
          <table:table-cell office:value-type="float" office:value="0.0201481319963932" calcext:value-type="float">
            <text:p>0.020148131996393</text:p>
          </table:table-cell>
          <table:table-cell office:value-type="float" office:value="-0.21415239572525" calcext:value-type="float">
            <text:p>-0.21415239572525</text:p>
          </table:table-cell>
          <table:table-cell table:style-name="ce2" table:formula="of:=([.I8]-[.E8])/[.E8]%" office:value-type="float" office:value="-95.7469904253374" calcext:value-type="float">
            <text:p>-95.7469904253374</text:p>
          </table:table-cell>
          <table:table-cell table:style-name="ce2" table:formula="of:=([.J8]-[.F8])/[.F8]%" office:value-type="float" office:value="-135.601055998164" calcext:value-type="float">
            <text:p>-135.601055998164</text:p>
          </table:table-cell>
          <table:table-cell office:value-type="float" office:value="0.0201481319963932" calcext:value-type="float">
            <text:p>0.020148131996393</text:p>
          </table:table-cell>
          <table:table-cell office:value-type="float" office:value="-0.21415239572525" calcext:value-type="float">
            <text:p>-0.21415239572525</text:p>
          </table:table-cell>
          <table:table-cell table:style-name="ce3" table:formula="of:=([.M8]-[.I8])/[.I8]%" office:value-type="float" office:value="0" calcext:value-type="float">
            <text:p>0</text:p>
          </table:table-cell>
          <table:table-cell table:style-name="ce3" table:formula="of:=([.N8]-[.J8])/[.J8]%" office:value-type="float" office:value="0" calcext:value-type="float">
            <text:p>0</text:p>
          </table:table-cell>
          <table:table-cell table:formula="of:=([.O8] +[.O33]+[.O58]+[.O83]+[.O108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4554163813591" calcext:value-type="float">
            <text:p>0.4554163813591</text:p>
          </table:table-cell>
          <table:table-cell office:value-type="float" office:value="-0.688235819339752" calcext:value-type="float">
            <text:p>-0.688235819339752</text:p>
          </table:table-cell>
          <table:table-cell table:number-columns-repeated="2"/>
          <table:table-cell office:value-type="float" office:value="0.879890441894531" calcext:value-type="float">
            <text:p>0.879890441894531</text:p>
          </table:table-cell>
          <table:table-cell office:value-type="float" office:value="-1.11827266216278" calcext:value-type="float">
            <text:p>-1.11827266216278</text:p>
          </table:table-cell>
          <table:table-cell table:style-name="ce2" table:formula="of:=([.E9]-[.A9])/[.A9]%" office:value-type="float" office:value="93.2057075480404" calcext:value-type="float">
            <text:p>93.2057075480404</text:p>
          </table:table-cell>
          <table:table-cell table:style-name="ce2" table:formula="of:=([.F9]-[.B9])/[.B9]%" office:value-type="float" office:value="62.4839380251347" calcext:value-type="float">
            <text:p>62.4839380251347</text:p>
          </table:table-cell>
          <table:table-cell office:value-type="float" office:value="0.0891930162906647" calcext:value-type="float">
            <text:p>0.089193016290665</text:p>
          </table:table-cell>
          <table:table-cell office:value-type="float" office:value="-0.739170610904694" calcext:value-type="float">
            <text:p>-0.739170610904694</text:p>
          </table:table-cell>
          <table:table-cell table:style-name="ce2" table:formula="of:=([.I9]-[.E9])/[.E9]%" office:value-type="float" office:value="-89.8631679532034" calcext:value-type="float">
            <text:p>-89.8631679532034</text:p>
          </table:table-cell>
          <table:table-cell table:style-name="ce2" table:formula="of:=([.J9]-[.F9])/[.F9]%" office:value-type="float" office:value="-33.900681299397" calcext:value-type="float">
            <text:p>-33.900681299397</text:p>
          </table:table-cell>
          <table:table-cell office:value-type="float" office:value="0.0891930162906647" calcext:value-type="float">
            <text:p>0.089193016290665</text:p>
          </table:table-cell>
          <table:table-cell office:value-type="float" office:value="-0.739170610904694" calcext:value-type="float">
            <text:p>-0.739170610904694</text:p>
          </table:table-cell>
          <table:table-cell table:style-name="ce3" table:formula="of:=([.M9]-[.I9])/[.I9]%" office:value-type="float" office:value="0" calcext:value-type="float">
            <text:p>0</text:p>
          </table:table-cell>
          <table:table-cell table:style-name="ce3" table:formula="of:=([.N9]-[.J9])/[.J9]%" office:value-type="float" office:value="0" calcext:value-type="float">
            <text:p>0</text:p>
          </table:table-cell>
          <table:table-cell table:formula="of:=([.O9] +[.O34]+[.O59]+[.O84]+[.O109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655489444732666" calcext:value-type="float">
            <text:p>-0.655489444732666</text:p>
          </table:table-cell>
          <table:table-cell office:value-type="float" office:value="-0.615710496902466" calcext:value-type="float">
            <text:p>-0.615710496902466</text:p>
          </table:table-cell>
          <table:table-cell table:number-columns-repeated="2"/>
          <table:table-cell office:value-type="float" office:value="-1.34433364868164" calcext:value-type="float">
            <text:p>-1.34433364868164</text:p>
          </table:table-cell>
          <table:table-cell office:value-type="float" office:value="-1.1864161491394" calcext:value-type="float">
            <text:p>-1.1864161491394</text:p>
          </table:table-cell>
          <table:table-cell table:style-name="ce2" table:formula="of:=([.E10]-[.A10])/[.A10]%" office:value-type="float" office:value="105.088527280544" calcext:value-type="float">
            <text:p>105.088527280544</text:p>
          </table:table-cell>
          <table:table-cell table:style-name="ce2" table:formula="of:=([.F10]-[.B10])/[.B10]%" office:value-type="float" office:value="92.6905834979362" calcext:value-type="float">
            <text:p>92.6905834979362</text:p>
          </table:table-cell>
          <table:table-cell office:value-type="float" office:value="-0.127927079796791" calcext:value-type="float">
            <text:p>-0.127927079796791</text:p>
          </table:table-cell>
          <table:table-cell office:value-type="float" office:value="-1.74321293830872" calcext:value-type="float">
            <text:p>-1.74321293830872</text:p>
          </table:table-cell>
          <table:table-cell table:style-name="ce2" table:formula="of:=([.I10]-[.E10])/[.E10]%" office:value-type="float" office:value="-90.4839784437259" calcext:value-type="float">
            <text:p>-90.4839784437259</text:p>
          </table:table-cell>
          <table:table-cell table:style-name="ce2" table:formula="of:=([.J10]-[.F10])/[.F10]%" office:value-type="float" office:value="46.9309853522478" calcext:value-type="float">
            <text:p>46.9309853522478</text:p>
          </table:table-cell>
          <table:table-cell office:value-type="float" office:value="-0.127927079796791" calcext:value-type="float">
            <text:p>-0.127927079796791</text:p>
          </table:table-cell>
          <table:table-cell office:value-type="float" office:value="-1.74321293830872" calcext:value-type="float">
            <text:p>-1.74321293830872</text:p>
          </table:table-cell>
          <table:table-cell table:style-name="ce3" table:formula="of:=([.M10]-[.I10])/[.I10]%" office:value-type="float" office:value="0" calcext:value-type="float">
            <text:p>0</text:p>
          </table:table-cell>
          <table:table-cell table:style-name="ce3" table:formula="of:=([.N10]-[.J10])/[.J10]%" office:value-type="float" office:value="0" calcext:value-type="float">
            <text:p>0</text:p>
          </table:table-cell>
          <table:table-cell table:formula="of:=([.O10] +[.O35]+[.O60]+[.O85]+[.O110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74816679954529" calcext:value-type="float">
            <text:p>-0.474816679954529</text:p>
          </table:table-cell>
          <table:table-cell office:value-type="float" office:value="0.42761641740799" calcext:value-type="float">
            <text:p>0.42761641740799</text:p>
          </table:table-cell>
          <table:table-cell table:number-columns-repeated="2"/>
          <table:table-cell office:value-type="float" office:value="-1.00395596027374" calcext:value-type="float">
            <text:p>-1.00395596027374</text:p>
          </table:table-cell>
          <table:table-cell office:value-type="float" office:value="0.733688235282898" calcext:value-type="float">
            <text:p>0.733688235282898</text:p>
          </table:table-cell>
          <table:table-cell table:style-name="ce2" table:formula="of:=([.E11]-[.A11])/[.A11]%" office:value-type="float" office:value="111.440752327801" calcext:value-type="float">
            <text:p>111.440752327801</text:p>
          </table:table-cell>
          <table:table-cell table:style-name="ce2" table:formula="of:=([.F11]-[.B11])/[.B11]%" office:value-type="float" office:value="71.5762551237326" calcext:value-type="float">
            <text:p>71.5762551237326</text:p>
          </table:table-cell>
          <table:table-cell office:value-type="float" office:value="-2.71862244606018" calcext:value-type="float">
            <text:p>-2.71862244606018</text:p>
          </table:table-cell>
          <table:table-cell office:value-type="float" office:value="-2.74427103996277" calcext:value-type="float">
            <text:p>-2.74427103996277</text:p>
          </table:table-cell>
          <table:table-cell table:style-name="ce2" table:formula="of:=([.I11]-[.E11])/[.E11]%" office:value-type="float" office:value="170.791006143229" calcext:value-type="float">
            <text:p>170.791006143229</text:p>
          </table:table-cell>
          <table:table-cell table:style-name="ce2" table:formula="of:=([.J11]-[.F11])/[.F11]%" office:value-type="float" office:value="-474.037759908284" calcext:value-type="float">
            <text:p>-474.037759908284</text:p>
          </table:table-cell>
          <table:table-cell office:value-type="float" office:value="-5.28935670852661" calcext:value-type="float">
            <text:p>-5.28935670852661</text:p>
          </table:table-cell>
          <table:table-cell office:value-type="float" office:value="-5.31508111953735" calcext:value-type="float">
            <text:p>-5.31508111953735</text:p>
          </table:table-cell>
          <table:table-cell table:style-name="ce3" table:formula="of:=([.M11]-[.I11])/[.I11]%" office:value-type="float" office:value="94.5601794096834" calcext:value-type="float">
            <text:p>94.5601794096834</text:p>
          </table:table-cell>
          <table:table-cell table:style-name="ce3" table:formula="of:=([.N11]-[.J11])/[.J11]%" office:value-type="float" office:value="93.6791607730356" calcext:value-type="float">
            <text:p>93.6791607730356</text:p>
          </table:table-cell>
          <table:table-cell table:formula="of:=([.O11] +[.O36]+[.O61]+[.O86]+[.O111])" office:value-type="float" office:value="699.135986853979" calcext:value-type="float">
            <text:p>699.135986853979</text:p>
          </table:table-cell>
          <table:table-cell/>
          <table:table-cell office:value-type="float" office:value="94.5601794096834" calcext:value-type="float">
            <text:p>94.5601794096834</text:p>
          </table:table-cell>
          <table:table-cell office:value-type="float" office:value="52.2545721782198" calcext:value-type="float">
            <text:p>52.2545721782198</text:p>
          </table:table-cell>
          <table:table-cell office:value-type="float" office:value="126.416151831545" calcext:value-type="float">
            <text:p>126.416151831545</text:p>
          </table:table-cell>
          <table:table-cell office:value-type="float" office:value="331.709631007207" calcext:value-type="float">
            <text:p>331.709631007207</text:p>
          </table:table-cell>
          <table:table-cell office:value-type="float" office:value="94.1954524273238" calcext:value-type="float">
            <text:p>94.1954524273238</text:p>
          </table:table-cell>
          <table:table-cell table:number-columns-repeated="1001"/>
        </table:table-row>
        <table:table-row table:style-name="ro1">
          <table:table-cell office:value-type="float" office:value="0.607200860977173" calcext:value-type="float">
            <text:p>0.607200860977173</text:p>
          </table:table-cell>
          <table:table-cell office:value-type="float" office:value="-0.669451475143433" calcext:value-type="float">
            <text:p>-0.669451475143433</text:p>
          </table:table-cell>
          <table:table-cell table:number-columns-repeated="2"/>
          <table:table-cell office:value-type="float" office:value="1.51050472259521" calcext:value-type="float">
            <text:p>1.51050472259521</text:p>
          </table:table-cell>
          <table:table-cell office:value-type="float" office:value="-1.71541786193848" calcext:value-type="float">
            <text:p>-1.71541786193848</text:p>
          </table:table-cell>
          <table:table-cell table:style-name="ce2" table:formula="of:=([.E12]-[.A12])/[.A12]%" office:value-type="float" office:value="148.765247164562" calcext:value-type="float">
            <text:p>148.765247164562</text:p>
          </table:table-cell>
          <table:table-cell table:style-name="ce2" table:formula="of:=([.F12]-[.B12])/[.B12]%" office:value-type="float" office:value="156.242300694153" calcext:value-type="float">
            <text:p>156.242300694153</text:p>
          </table:table-cell>
          <table:table-cell office:value-type="float" office:value="-3.87752318382263" calcext:value-type="float">
            <text:p>-3.87752318382263</text:p>
          </table:table-cell>
          <table:table-cell office:value-type="float" office:value="-4.31654024124146" calcext:value-type="float">
            <text:p>-4.31654024124146</text:p>
          </table:table-cell>
          <table:table-cell table:style-name="ce2" table:formula="of:=([.I12]-[.E12])/[.E12]%" office:value-type="float" office:value="-356.703810707762" calcext:value-type="float">
            <text:p>-356.703810707762</text:p>
          </table:table-cell>
          <table:table-cell table:style-name="ce2" table:formula="of:=([.J12]-[.F12])/[.F12]%" office:value-type="float" office:value="151.631998069767" calcext:value-type="float">
            <text:p>151.631998069767</text:p>
          </table:table-cell>
          <table:table-cell office:value-type="float" office:value="-3.68553733825684" calcext:value-type="float">
            <text:p>-3.68553733825684</text:p>
          </table:table-cell>
          <table:table-cell office:value-type="float" office:value="-4.66855478286743" calcext:value-type="float">
            <text:p>-4.66855478286743</text:p>
          </table:table-cell>
          <table:table-cell table:style-name="ce3" table:formula="of:=([.M12]-[.I12])/[.I12]%" office:value-type="float" office:value="-4.95124945652864" calcext:value-type="float">
            <text:p>-4.95124945652864</text:p>
          </table:table-cell>
          <table:table-cell table:style-name="ce3" table:formula="of:=([.N12]-[.J12])/[.J12]%" office:value-type="float" office:value="8.15501586809551" calcext:value-type="float">
            <text:p>8.15501586809551</text:p>
          </table:table-cell>
          <table:table-cell table:formula="of:=([.O12] +[.O37]+[.O62]+[.O87]+[.O112])" office:value-type="float" office:value="-316.104522852267" calcext:value-type="float">
            <text:p>-316.104522852267</text:p>
          </table:table-cell>
          <table:table-cell/>
          <table:table-cell office:value-type="float" office:value="-4.95124945652864" calcext:value-type="float">
            <text:p>-4.95124945652864</text:p>
          </table:table-cell>
          <table:table-cell office:value-type="float" office:value="25.7449457926983" calcext:value-type="float">
            <text:p>25.7449457926983</text:p>
          </table:table-cell>
          <table:table-cell office:value-type="float" office:value="0" calcext:value-type="float">
            <text:p>0</text:p>
          </table:table-cell>
          <table:table-cell office:value-type="float" office:value="-139.123604331658" calcext:value-type="float">
            <text:p>-139.123604331658</text:p>
          </table:table-cell>
          <table:table-cell office:value-type="float" office:value="-197.774614856778" calcext:value-type="float">
            <text:p>-197.774614856778</text:p>
          </table:table-cell>
          <table:table-cell table:number-columns-repeated="1001"/>
        </table:table-row>
        <table:table-row table:style-name="ro1">
          <table:table-cell office:value-type="float" office:value="-0.638578593730927" calcext:value-type="float">
            <text:p>-0.638578593730927</text:p>
          </table:table-cell>
          <table:table-cell office:value-type="float" office:value="-0.738421082496643" calcext:value-type="float">
            <text:p>-0.738421082496643</text:p>
          </table:table-cell>
          <table:table-cell table:number-columns-repeated="2"/>
          <table:table-cell office:value-type="float" office:value="-1.29187905788422" calcext:value-type="float">
            <text:p>-1.29187905788422</text:p>
          </table:table-cell>
          <table:table-cell office:value-type="float" office:value="-1.39559328556061" calcext:value-type="float">
            <text:p>-1.39559328556061</text:p>
          </table:table-cell>
          <table:table-cell table:style-name="ce2" table:formula="of:=([.E13]-[.A13])/[.A13]%" office:value-type="float" office:value="102.305412453047" calcext:value-type="float">
            <text:p>102.305412453047</text:p>
          </table:table-cell>
          <table:table-cell table:style-name="ce2" table:formula="of:=([.F13]-[.B13])/[.B13]%" office:value-type="float" office:value="88.9969447841371" calcext:value-type="float">
            <text:p>88.9969447841371</text:p>
          </table:table-cell>
          <table:table-cell office:value-type="float" office:value="1.23488962650299" calcext:value-type="float">
            <text:p>1.23488962650299</text:p>
          </table:table-cell>
          <table:table-cell office:value-type="float" office:value="-1.41976618766785" calcext:value-type="float">
            <text:p>-1.41976618766785</text:p>
          </table:table-cell>
          <table:table-cell table:style-name="ce2" table:formula="of:=([.I13]-[.E13])/[.E13]%" office:value-type="float" office:value="-195.588640358134" calcext:value-type="float">
            <text:p>-195.588640358134</text:p>
          </table:table-cell>
          <table:table-cell table:style-name="ce2" table:formula="of:=([.J13]-[.F13])/[.F13]%" office:value-type="float" office:value="1.73208787670054" calcext:value-type="float">
            <text:p>1.73208787670054</text:p>
          </table:table-cell>
          <table:table-cell office:value-type="float" office:value="1.80988109111786" calcext:value-type="float">
            <text:p>1.80988109111786</text:p>
          </table:table-cell>
          <table:table-cell office:value-type="float" office:value="-2.15883469581604" calcext:value-type="float">
            <text:p>-2.15883469581604</text:p>
          </table:table-cell>
          <table:table-cell table:style-name="ce3" table:formula="of:=([.M13]-[.I13])/[.I13]%" office:value-type="float" office:value="46.5621746490133" calcext:value-type="float">
            <text:p>46.5621746490133</text:p>
          </table:table-cell>
          <table:table-cell table:style-name="ce3" table:formula="of:=([.N13]-[.J13])/[.J13]%" office:value-type="float" office:value="52.0556493433757" calcext:value-type="float">
            <text:p>52.0556493433757</text:p>
          </table:table-cell>
          <table:table-cell table:formula="of:=([.O13] +[.O38]+[.O63]+[.O88]+[.O113])" office:value-type="float" office:value="73.6069478321547" calcext:value-type="float">
            <text:p>73.6069478321547</text:p>
          </table:table-cell>
          <table:table-cell/>
          <table:table-cell office:value-type="float" office:value="46.5621746490133" calcext:value-type="float">
            <text:p>46.5621746490133</text:p>
          </table:table-cell>
          <table:table-cell office:value-type="float" office:value="-147.747000056284" calcext:value-type="float">
            <text:p>-147.747000056284</text:p>
          </table:table-cell>
          <table:table-cell office:value-type="float" office:value="22.9155643932794" calcext:value-type="float">
            <text:p>22.9155643932794</text:p>
          </table:table-cell>
          <table:table-cell office:value-type="float" office:value="8.18415248638908" calcext:value-type="float">
            <text:p>8.18415248638908</text:p>
          </table:table-cell>
          <table:table-cell office:value-type="float" office:value="143.692056359757" calcext:value-type="float">
            <text:p>143.692056359757</text:p>
          </table:table-cell>
          <table:table-cell table:number-columns-repeated="1001"/>
        </table:table-row>
        <table:table-row table:style-name="ro1">
          <table:table-cell office:value-type="float" office:value="0.305455893278122" calcext:value-type="float">
            <text:p>0.305455893278122</text:p>
          </table:table-cell>
          <table:table-cell office:value-type="float" office:value="0.361561387777328" calcext:value-type="float">
            <text:p>0.361561387777328</text:p>
          </table:table-cell>
          <table:table-cell table:number-columns-repeated="2"/>
          <table:table-cell office:value-type="float" office:value="0.469097375869751" calcext:value-type="float">
            <text:p>0.469097375869751</text:p>
          </table:table-cell>
          <table:table-cell office:value-type="float" office:value="0.618347764015198" calcext:value-type="float">
            <text:p>0.618347764015198</text:p>
          </table:table-cell>
          <table:table-cell table:style-name="ce2" table:formula="of:=([.E14]-[.A14])/[.A14]%" office:value-type="float" office:value="53.5728680286522" calcext:value-type="float">
            <text:p>53.5728680286522</text:p>
          </table:table-cell>
          <table:table-cell table:style-name="ce2" table:formula="of:=([.F14]-[.B14])/[.B14]%" office:value-type="float" office:value="71.0215152719833" calcext:value-type="float">
            <text:p>71.0215152719833</text:p>
          </table:table-cell>
          <table:table-cell office:value-type="float" office:value="-0.454622775316238" calcext:value-type="float">
            <text:p>-0.454622775316238</text:p>
          </table:table-cell>
          <table:table-cell office:value-type="float" office:value="-1.03028416633606" calcext:value-type="float">
            <text:p>-1.03028416633606</text:p>
          </table:table-cell>
          <table:table-cell table:style-name="ce2" table:formula="of:=([.I14]-[.E14])/[.E14]%" office:value-type="float" office:value="-196.914371877123" calcext:value-type="float">
            <text:p>-196.914371877123</text:p>
          </table:table-cell>
          <table:table-cell table:style-name="ce2" table:formula="of:=([.J14]-[.F14])/[.F14]%" office:value-type="float" office:value="-266.618887670262" calcext:value-type="float">
            <text:p>-266.618887670262</text:p>
          </table:table-cell>
          <table:table-cell office:value-type="float" office:value="-0.454622775316238" calcext:value-type="float">
            <text:p>-0.454622775316238</text:p>
          </table:table-cell>
          <table:table-cell office:value-type="float" office:value="-1.03028416633606" calcext:value-type="float">
            <text:p>-1.03028416633606</text:p>
          </table:table-cell>
          <table:table-cell table:style-name="ce3" table:formula="of:=([.M14]-[.I14])/[.I14]%" office:value-type="float" office:value="0" calcext:value-type="float">
            <text:p>0</text:p>
          </table:table-cell>
          <table:table-cell table:style-name="ce3" table:formula="of:=([.N14]-[.J14])/[.J14]%" office:value-type="float" office:value="0" calcext:value-type="float">
            <text:p>0</text:p>
          </table:table-cell>
          <table:table-cell table:formula="of:=([.O14] +[.O39]+[.O64]+[.O89]+[.O114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59696471691132" calcext:value-type="float">
            <text:p>-0.459696471691132</text:p>
          </table:table-cell>
          <table:table-cell office:value-type="float" office:value="0.415105164051056" calcext:value-type="float">
            <text:p>0.415105164051056</text:p>
          </table:table-cell>
          <table:table-cell table:number-columns-repeated="2"/>
          <table:table-cell office:value-type="float" office:value="-0.703705847263336" calcext:value-type="float">
            <text:p>-0.703705847263336</text:p>
          </table:table-cell>
          <table:table-cell office:value-type="float" office:value="0.461533665657043" calcext:value-type="float">
            <text:p>0.461533665657043</text:p>
          </table:table-cell>
          <table:table-cell table:style-name="ce2" table:formula="of:=([.E15]-[.A15])/[.A15]%" office:value-type="float" office:value="53.0805413133893" calcext:value-type="float">
            <text:p>53.0805413133893</text:p>
          </table:table-cell>
          <table:table-cell table:style-name="ce2" table:formula="of:=([.F15]-[.B15])/[.B15]%" office:value-type="float" office:value="11.1847564489169" calcext:value-type="float">
            <text:p>11.1847564489169</text:p>
          </table:table-cell>
          <table:table-cell office:value-type="float" office:value="0.218950256705284" calcext:value-type="float">
            <text:p>0.218950256705284</text:p>
          </table:table-cell>
          <table:table-cell office:value-type="float" office:value="-0.716177821159363" calcext:value-type="float">
            <text:p>-0.716177821159363</text:p>
          </table:table-cell>
          <table:table-cell table:style-name="ce2" table:formula="of:=([.I15]-[.E15])/[.E15]%" office:value-type="float" office:value="-131.113889071232" calcext:value-type="float">
            <text:p>-131.113889071232</text:p>
          </table:table-cell>
          <table:table-cell table:style-name="ce2" table:formula="of:=([.J15]-[.F15])/[.F15]%" office:value-type="float" office:value="-255.173473670616" calcext:value-type="float">
            <text:p>-255.173473670616</text:p>
          </table:table-cell>
          <table:table-cell office:value-type="float" office:value="0.218950256705284" calcext:value-type="float">
            <text:p>0.218950256705284</text:p>
          </table:table-cell>
          <table:table-cell office:value-type="float" office:value="-0.716177821159363" calcext:value-type="float">
            <text:p>-0.716177821159363</text:p>
          </table:table-cell>
          <table:table-cell table:style-name="ce3" table:formula="of:=([.M15]-[.I15])/[.I15]%" office:value-type="float" office:value="0" calcext:value-type="float">
            <text:p>0</text:p>
          </table:table-cell>
          <table:table-cell table:style-name="ce3" table:formula="of:=([.N15]-[.J15])/[.J15]%" office:value-type="float" office:value="0" calcext:value-type="float">
            <text:p>0</text:p>
          </table:table-cell>
          <table:table-cell table:formula="of:=([.O15] +[.O40]+[.O65]+[.O90]+[.O115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number-columns-repeated="2"/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E16]-[.A16])/[.A16]%" office:value-type="float" office:value="0" calcext:value-type="float">
            <text:p>0</text:p>
          </table:table-cell>
          <table:table-cell table:style-name="ce2" table:formula="of:=([.F16]-[.B16])/[.B16]%" office:value-type="float" office:value="-0" calcext:value-type="float">
            <text:p>0</text:p>
          </table:table-cell>
          <table:table-cell office:value-type="float" office:value="-2.60925364494324" calcext:value-type="float">
            <text:p>-2.60925364494324</text:p>
          </table:table-cell>
          <table:table-cell office:value-type="float" office:value="2.32761359214783" calcext:value-type="float">
            <text:p>2.32761359214783</text:p>
          </table:table-cell>
          <table:table-cell table:style-name="ce2" table:formula="of:=([.I16]-[.E16])/[.E16]%" office:value-type="float" office:value="-9932.93372637954" calcext:value-type="float">
            <text:p>-9932.93372637954</text:p>
          </table:table-cell>
          <table:table-cell table:style-name="ce2" table:formula="of:=([.J16]-[.F16])/[.F16]%" office:value-type="float" office:value="-3136.67369991436" calcext:value-type="float">
            <text:p>-3136.67369991436</text:p>
          </table:table-cell>
          <table:table-cell office:value-type="float" office:value="-3.35162997245789" calcext:value-type="float">
            <text:p>-3.35162997245789</text:p>
          </table:table-cell>
          <table:table-cell office:value-type="float" office:value="3.04540181159973" calcext:value-type="float">
            <text:p>3.04540181159973</text:p>
          </table:table-cell>
          <table:table-cell table:style-name="ce3" table:formula="of:=([.M16]-[.I16])/[.I16]%" office:value-type="float" office:value="28.4516734872971" calcext:value-type="float">
            <text:p>28.4516734872971</text:p>
          </table:table-cell>
          <table:table-cell table:style-name="ce3" table:formula="of:=([.N16]-[.J16])/[.J16]%" office:value-type="float" office:value="30.8379458632373" calcext:value-type="float">
            <text:p>30.8379458632373</text:p>
          </table:table-cell>
          <table:table-cell table:formula="of:=([.O16] +[.O41]+[.O66]+[.O91]+[.O116])" office:value-type="float" office:value="79.1107250756208" calcext:value-type="float">
            <text:p>79.1107250756208</text:p>
          </table:table-cell>
          <table:table-cell/>
          <table:table-cell office:value-type="float" office:value="28.4516734872971" calcext:value-type="float">
            <text:p>28.4516734872971</text:p>
          </table:table-cell>
          <table:table-cell office:value-type="float" office:value="70.3385354933077" calcext:value-type="float">
            <text:p>70.3385354933077</text:p>
          </table:table-cell>
          <table:table-cell office:value-type="float" office:value="32.002786861393" calcext:value-type="float">
            <text:p>32.002786861393</text:p>
          </table:table-cell>
          <table:table-cell office:value-type="float" office:value="-79.9295505128867" calcext:value-type="float">
            <text:p>-79.9295505128867</text:p>
          </table:table-cell>
          <table:table-cell office:value-type="float" office:value="28.2472797465096" calcext:value-type="float">
            <text:p>28.2472797465096</text:p>
          </table:table-cell>
          <table:table-cell table:number-columns-repeated="1001"/>
        </table:table-row>
        <table:table-row table:style-name="ro1">
          <table:table-cell office:value-type="float" office:value="-0.434984087944031" calcext:value-type="float">
            <text:p>-0.434984087944031</text:p>
          </table:table-cell>
          <table:table-cell office:value-type="float" office:value="0.383087784051895" calcext:value-type="float">
            <text:p>0.383087784051895</text:p>
          </table:table-cell>
          <table:table-cell table:number-columns-repeated="2"/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E17]-[.A17])/[.A17]%" office:value-type="float" office:value="-100.135780665108" calcext:value-type="float">
            <text:p>-100.135780665108</text:p>
          </table:table-cell>
          <table:table-cell table:style-name="ce2" table:formula="of:=([.F17]-[.B17])/[.B17]%" office:value-type="float" office:value="-130.886237772859" calcext:value-type="float">
            <text:p>-130.886237772859</text:p>
          </table:table-cell>
          <table:table-cell office:value-type="float" office:value="0.0291909836232662" calcext:value-type="float">
            <text:p>0.029190983623266</text:p>
          </table:table-cell>
          <table:table-cell office:value-type="float" office:value="-1.06500661373138" calcext:value-type="float">
            <text:p>-1.06500661373138</text:p>
          </table:table-cell>
          <table:table-cell table:style-name="ce2" table:formula="of:=([.I17]-[.E17])/[.E17]%" office:value-type="float" office:value="4842.39472198657" calcext:value-type="float">
            <text:p>4842.39472198657</text:p>
          </table:table-cell>
          <table:table-cell table:style-name="ce2" table:formula="of:=([.J17]-[.F17])/[.F17]%" office:value-type="float" office:value="800.096329977712" calcext:value-type="float">
            <text:p>800.096329977712</text:p>
          </table:table-cell>
          <table:table-cell office:value-type="float" office:value="0.0291909836232662" calcext:value-type="float">
            <text:p>0.029190983623266</text:p>
          </table:table-cell>
          <table:table-cell office:value-type="float" office:value="-1.06500661373138" calcext:value-type="float">
            <text:p>-1.06500661373138</text:p>
          </table:table-cell>
          <table:table-cell table:style-name="ce3" table:formula="of:=([.M17]-[.I17])/[.I17]%" office:value-type="float" office:value="0" calcext:value-type="float">
            <text:p>0</text:p>
          </table:table-cell>
          <table:table-cell table:style-name="ce3" table:formula="of:=([.N17]-[.J17])/[.J17]%" office:value-type="float" office:value="0" calcext:value-type="float">
            <text:p>0</text:p>
          </table:table-cell>
          <table:table-cell table:formula="of:=([.O17] +[.O42]+[.O67]+[.O92]+[.O117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551888525485992" calcext:value-type="float">
            <text:p>0.551888525485992</text:p>
          </table:table-cell>
          <table:table-cell office:value-type="float" office:value="-0.687718331813812" calcext:value-type="float">
            <text:p>-0.687718331813812</text:p>
          </table:table-cell>
          <table:table-cell table:number-columns-repeated="2"/>
          <table:table-cell office:value-type="float" office:value="0.68136990070343" calcext:value-type="float">
            <text:p>0.68136990070343</text:p>
          </table:table-cell>
          <table:table-cell office:value-type="float" office:value="-1.4889851808548" calcext:value-type="float">
            <text:p>-1.4889851808548</text:p>
          </table:table-cell>
          <table:table-cell table:style-name="ce2" table:formula="of:=([.E18]-[.A18])/[.A18]%" office:value-type="float" office:value="23.4615088442756" calcext:value-type="float">
            <text:p>23.4615088442756</text:p>
          </table:table-cell>
          <table:table-cell table:style-name="ce2" table:formula="of:=([.F18]-[.B18])/[.B18]%" office:value-type="float" office:value="116.510904533793" calcext:value-type="float">
            <text:p>116.510904533793</text:p>
          </table:table-cell>
          <table:table-cell office:value-type="float" office:value="0.00116312643513083" calcext:value-type="float">
            <text:p>0.001163126435131</text:p>
          </table:table-cell>
          <table:table-cell office:value-type="float" office:value="-0.0605733171105385" calcext:value-type="float">
            <text:p>-0.060573317110539</text:p>
          </table:table-cell>
          <table:table-cell table:style-name="ce2" table:formula="of:=([.I18]-[.E18])/[.E18]%" office:value-type="float" office:value="-99.8292958884844" calcext:value-type="float">
            <text:p>-99.8292958884844</text:p>
          </table:table-cell>
          <table:table-cell table:style-name="ce2" table:formula="of:=([.J18]-[.F18])/[.F18]%" office:value-type="float" office:value="-95.9319059793621" calcext:value-type="float">
            <text:p>-95.9319059793621</text:p>
          </table:table-cell>
          <table:table-cell office:value-type="float" office:value="0.00116312643513083" calcext:value-type="float">
            <text:p>0.001163126435131</text:p>
          </table:table-cell>
          <table:table-cell office:value-type="float" office:value="-0.0605733171105385" calcext:value-type="float">
            <text:p>-0.060573317110539</text:p>
          </table:table-cell>
          <table:table-cell table:style-name="ce3" table:formula="of:=([.M18]-[.I18])/[.I18]%" office:value-type="float" office:value="0" calcext:value-type="float">
            <text:p>0</text:p>
          </table:table-cell>
          <table:table-cell table:style-name="ce3" table:formula="of:=([.N18]-[.J18])/[.J18]%" office:value-type="float" office:value="0" calcext:value-type="float">
            <text:p>0</text:p>
          </table:table-cell>
          <table:table-cell table:formula="of:=([.O18] +[.O43]+[.O68]+[.O93]+[.O118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521712958812714" calcext:value-type="float">
            <text:p>-0.521712958812714</text:p>
          </table:table-cell>
          <table:table-cell office:value-type="float" office:value="0.638280987739563" calcext:value-type="float">
            <text:p>0.638280987739563</text:p>
          </table:table-cell>
          <table:table-cell table:number-columns-repeated="2"/>
          <table:table-cell office:value-type="float" office:value="-0.820055663585663" calcext:value-type="float">
            <text:p>-0.820055663585663</text:p>
          </table:table-cell>
          <table:table-cell office:value-type="float" office:value="0.951294779777527" calcext:value-type="float">
            <text:p>0.951294779777527</text:p>
          </table:table-cell>
          <table:table-cell table:style-name="ce2" table:formula="of:=([.E19]-[.A19])/[.A19]%" office:value-type="float" office:value="57.1852202889307" calcext:value-type="float">
            <text:p>57.1852202889307</text:p>
          </table:table-cell>
          <table:table-cell table:style-name="ce2" table:formula="of:=([.F19]-[.B19])/[.B19]%" office:value-type="float" office:value="49.0401246552063" calcext:value-type="float">
            <text:p>49.0401246552063</text:p>
          </table:table-cell>
          <table:table-cell office:value-type="float" office:value="-1.58045554161072" calcext:value-type="float">
            <text:p>-1.58045554161072</text:p>
          </table:table-cell>
          <table:table-cell office:value-type="float" office:value="-3.72710967063904" calcext:value-type="float">
            <text:p>-3.72710967063904</text:p>
          </table:table-cell>
          <table:table-cell table:style-name="ce2" table:formula="of:=([.I19]-[.E19])/[.E19]%" office:value-type="float" office:value="92.7253980175245" calcext:value-type="float">
            <text:p>92.7253980175245</text:p>
          </table:table-cell>
          <table:table-cell table:style-name="ce2" table:formula="of:=([.J19]-[.F19])/[.F19]%" office:value-type="float" office:value="-491.793348378373" calcext:value-type="float">
            <text:p>-491.793348378373</text:p>
          </table:table-cell>
          <table:table-cell office:value-type="float" office:value="-1.58045554161072" calcext:value-type="float">
            <text:p>-1.58045554161072</text:p>
          </table:table-cell>
          <table:table-cell office:value-type="float" office:value="-3.72710967063904" calcext:value-type="float">
            <text:p>-3.72710967063904</text:p>
          </table:table-cell>
          <table:table-cell table:style-name="ce3" table:formula="of:=([.M19]-[.I19])/[.I19]%" office:value-type="float" office:value="0" calcext:value-type="float">
            <text:p>0</text:p>
          </table:table-cell>
          <table:table-cell table:style-name="ce3" table:formula="of:=([.N19]-[.J19])/[.J19]%" office:value-type="float" office:value="0" calcext:value-type="float">
            <text:p>0</text:p>
          </table:table-cell>
          <table:table-cell table:formula="of:=([.O19] +[.O44]+[.O69]+[.O94]+[.O119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number-columns-repeated="2"/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E20]-[.A20])/[.A20]%" office:value-type="float" office:value="-0" calcext:value-type="float">
            <text:p>0</text:p>
          </table:table-cell>
          <table:table-cell table:style-name="ce2" table:formula="of:=([.F20]-[.B20])/[.B20]%" office:value-type="float" office:value="-0" calcext:value-type="float">
            <text:p>0</text:p>
          </table:table-cell>
          <table:table-cell office:value-type="float" office:value="-2.73816323280334" calcext:value-type="float">
            <text:p>-2.73816323280334</text:p>
          </table:table-cell>
          <table:table-cell office:value-type="float" office:value="-2.48358464241028" calcext:value-type="float">
            <text:p>-2.48358464241028</text:p>
          </table:table-cell>
          <table:table-cell table:style-name="ce2" table:formula="of:=([.I20]-[.E20])/[.E20]%" office:value-type="float" office:value="3537.8345033477" calcext:value-type="float">
            <text:p>3537.8345033477</text:p>
          </table:table-cell>
          <table:table-cell table:style-name="ce2" table:formula="of:=([.J20]-[.F20])/[.F20]%" office:value-type="float" office:value="2490.05117148656" calcext:value-type="float">
            <text:p>2490.05117148656</text:p>
          </table:table-cell>
          <table:table-cell office:value-type="float" office:value="-5.41987991333008" calcext:value-type="float">
            <text:p>-5.41987991333008</text:p>
          </table:table-cell>
          <table:table-cell office:value-type="float" office:value="-5.0214729309082" calcext:value-type="float">
            <text:p>-5.0214729309082</text:p>
          </table:table-cell>
          <table:table-cell table:style-name="ce3" table:formula="of:=([.M20]-[.I20])/[.I20]%" office:value-type="float" office:value="97.9385249352425" calcext:value-type="float">
            <text:p>97.9385249352425</text:p>
          </table:table-cell>
          <table:table-cell table:style-name="ce3" table:formula="of:=([.N20]-[.J20])/[.J20]%" office:value-type="float" office:value="102.1865027332" calcext:value-type="float">
            <text:p>102.1865027332</text:p>
          </table:table-cell>
          <table:table-cell table:formula="of:=([.O20] +[.O45]+[.O70]+[.O95]+[.O120])" office:value-type="float" office:value="-3960.24136506122" calcext:value-type="float">
            <text:p>-3960.24136506122</text:p>
          </table:table-cell>
          <table:table-cell/>
          <table:table-cell office:value-type="float" office:value="97.9385249352425" calcext:value-type="float">
            <text:p>97.9385249352425</text:p>
          </table:table-cell>
          <table:table-cell office:value-type="float" office:value="-4608.85594277105" calcext:value-type="float">
            <text:p>-4608.85594277105</text:p>
          </table:table-cell>
          <table:table-cell office:value-type="float" office:value="80.3542379527255" calcext:value-type="float">
            <text:p>80.3542379527255</text:p>
          </table:table-cell>
          <table:table-cell office:value-type="float" office:value="371.82349308792" calcext:value-type="float">
            <text:p>371.82349308792</text:p>
          </table:table-cell>
          <table:table-cell office:value-type="float" office:value="98.4983217339385" calcext:value-type="float">
            <text:p>98.4983217339385</text:p>
          </table:table-cell>
          <table:table-cell table:number-columns-repeated="1001"/>
        </table:table-row>
        <table:table-row table:style-name="ro1">
          <table:table-cell office:value-type="float" office:value="0.441886454820633" calcext:value-type="float">
            <text:p>0.441886454820633</text:p>
          </table:table-cell>
          <table:table-cell office:value-type="float" office:value="0.0382193885743618" calcext:value-type="float">
            <text:p>0.038219388574362</text:p>
          </table:table-cell>
          <table:table-cell table:number-columns-repeated="2"/>
          <table:table-cell office:value-type="float" office:value="0.451779782772064" calcext:value-type="float">
            <text:p>0.451779782772064</text:p>
          </table:table-cell>
          <table:table-cell office:value-type="float" office:value="0.0237412489950657" calcext:value-type="float">
            <text:p>0.023741248995066</text:p>
          </table:table-cell>
          <table:table-cell table:style-name="ce2" table:formula="of:=([.E21]-[.A21])/[.A21]%" office:value-type="float" office:value="2.23888463733224" calcext:value-type="float">
            <text:p>2.23888463733224</text:p>
          </table:table-cell>
          <table:table-cell table:style-name="ce2" table:formula="of:=([.F21]-[.B21])/[.B21]%" office:value-type="float" office:value="-37.8816619505218" calcext:value-type="float">
            <text:p>-37.8816619505218</text:p>
          </table:table-cell>
          <table:table-cell office:value-type="float" office:value="2.49644088745117" calcext:value-type="float">
            <text:p>2.49644088745117</text:p>
          </table:table-cell>
          <table:table-cell office:value-type="float" office:value="-3.50948739051819" calcext:value-type="float">
            <text:p>-3.50948739051819</text:p>
          </table:table-cell>
          <table:table-cell table:style-name="ce2" table:formula="of:=([.I21]-[.E21])/[.E21]%" office:value-type="float" office:value="452.579150871542" calcext:value-type="float">
            <text:p>452.579150871542</text:p>
          </table:table-cell>
          <table:table-cell table:style-name="ce2" table:formula="of:=([.J21]-[.F21])/[.F21]%" office:value-type="float" office:value="-14882.2357250353" calcext:value-type="float">
            <text:p>-14882.2357250353</text:p>
          </table:table-cell>
          <table:table-cell office:value-type="float" office:value="3.33448505401611" calcext:value-type="float">
            <text:p>3.33448505401611</text:p>
          </table:table-cell>
          <table:table-cell office:value-type="float" office:value="-5.40870475769043" calcext:value-type="float">
            <text:p>-5.40870475769043</text:p>
          </table:table-cell>
          <table:table-cell table:style-name="ce3" table:formula="of:=([.M21]-[.I21])/[.I21]%" office:value-type="float" office:value="33.5695577963623" calcext:value-type="float">
            <text:p>33.5695577963623</text:p>
          </table:table-cell>
          <table:table-cell table:style-name="ce3" table:formula="of:=([.N21]-[.J21])/[.J21]%" office:value-type="float" office:value="54.116660236577" calcext:value-type="float">
            <text:p>54.116660236577</text:p>
          </table:table-cell>
          <table:table-cell table:formula="of:=([.O21] +[.O46]+[.O71]+[.O96]+[.O121])" office:value-type="float" office:value="166.007153191891" calcext:value-type="float">
            <text:p>166.007153191891</text:p>
          </table:table-cell>
          <table:table-cell/>
          <table:table-cell office:value-type="float" office:value="33.5695577963623" calcext:value-type="float">
            <text:p>33.5695577963623</text:p>
          </table:table-cell>
          <table:table-cell office:value-type="float" office:value="70.0961932670652" calcext:value-type="float">
            <text:p>70.0961932670652</text:p>
          </table:table-cell>
          <table:table-cell office:value-type="float" office:value="62.3851071153274" calcext:value-type="float">
            <text:p>62.3851071153274</text:p>
          </table:table-cell>
          <table:table-cell office:value-type="float" office:value="-50.0813889757105" calcext:value-type="float">
            <text:p>-50.0813889757105</text:p>
          </table:table-cell>
          <table:table-cell office:value-type="float" office:value="50.0376839888464" calcext:value-type="float">
            <text:p>50.0376839888464</text:p>
          </table:table-cell>
          <table:table-cell table:number-columns-repeated="1001"/>
        </table:table-row>
        <table:table-row table:style-name="ro1"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number-columns-repeated="2"/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E22]-[.A22])/[.A22]%" office:value-type="float" office:value="0" calcext:value-type="float">
            <text:p>0</text:p>
          </table:table-cell>
          <table:table-cell table:style-name="ce2" table:formula="of:=([.F22]-[.B22])/[.B22]%" office:value-type="float" office:value="-0" calcext:value-type="float">
            <text:p>0</text:p>
          </table:table-cell>
          <table:table-cell office:value-type="float" office:value="-0.033582016825676" calcext:value-type="float">
            <text:p>-0.033582016825676</text:p>
          </table:table-cell>
          <table:table-cell office:value-type="float" office:value="-1.19093382358551" calcext:value-type="float">
            <text:p>-1.19093382358551</text:p>
          </table:table-cell>
          <table:table-cell table:style-name="ce2" table:formula="of:=([.I22]-[.E22])/[.E22]%" office:value-type="float" office:value="-620.94058610991" calcext:value-type="float">
            <text:p>-620.94058610991</text:p>
          </table:table-cell>
          <table:table-cell table:style-name="ce2" table:formula="of:=([.J22]-[.F22])/[.F22]%" office:value-type="float" office:value="1329.20667012573" calcext:value-type="float">
            <text:p>1329.20667012573</text:p>
          </table:table-cell>
          <table:table-cell office:value-type="float" office:value="0.00820020586252213" calcext:value-type="float">
            <text:p>0.008200205862522</text:p>
          </table:table-cell>
          <table:table-cell office:value-type="float" office:value="-1.38782179355621" calcext:value-type="float">
            <text:p>-1.38782179355621</text:p>
          </table:table-cell>
          <table:table-cell table:style-name="ce3" table:formula="of:=([.M22]-[.I22])/[.I22]%" office:value-type="float" office:value="-124.418443672068" calcext:value-type="float">
            <text:p>-124.418443672068</text:p>
          </table:table-cell>
          <table:table-cell table:style-name="ce3" table:formula="of:=([.N22]-[.J22])/[.J22]%" office:value-type="float" office:value="16.5322342914013" calcext:value-type="float">
            <text:p>16.5322342914013</text:p>
          </table:table-cell>
          <table:table-cell table:formula="of:=([.O22] +[.O47]+[.O72]+[.O97]+[.O122])" office:value-type="float" office:value="-95.6809767439979" calcext:value-type="float">
            <text:p>-95.6809767439979</text:p>
          </table:table-cell>
          <table:table-cell/>
          <table:table-cell office:value-type="float" office:value="-124.418443672068" calcext:value-type="float">
            <text:p>-124.418443672068</text:p>
          </table:table-cell>
          <table:table-cell office:value-type="float" office:value="6.51476433549927" calcext:value-type="float">
            <text:p>6.51476433549927</text:p>
          </table:table-cell>
          <table:table-cell office:value-type="float" office:value="26.3903043221383" calcext:value-type="float">
            <text:p>26.3903043221383</text:p>
          </table:table-cell>
          <table:table-cell office:value-type="float" office:value="0" calcext:value-type="float">
            <text:p>0</text:p>
          </table:table-cell>
          <table:table-cell office:value-type="float" office:value="-4.16760172956738" calcext:value-type="float">
            <text:p>-4.16760172956738</text:p>
          </table:table-cell>
          <table:table-cell table:number-columns-repeated="1001"/>
        </table:table-row>
        <table:table-row table:style-name="ro1">
          <table:table-cell office:value-type="float" office:value="0.274864345788956" calcext:value-type="float">
            <text:p>0.274864345788956</text:p>
          </table:table-cell>
          <table:table-cell office:value-type="float" office:value="0.324969172477722" calcext:value-type="float">
            <text:p>0.324969172477722</text:p>
          </table:table-cell>
          <table:table-cell table:number-columns-repeated="2"/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E23]-[.A23])/[.A23]%" office:value-type="float" office:value="-99.9938549631538" calcext:value-type="float">
            <text:p>-99.9938549631538</text:p>
          </table:table-cell>
          <table:table-cell table:style-name="ce2" table:formula="of:=([.F23]-[.B23])/[.B23]%" office:value-type="float" office:value="-100.119665069175" calcext:value-type="float">
            <text:p>-100.119665069175</text:p>
          </table:table-cell>
          <table:table-cell office:value-type="float" office:value="-0.00203440175391734" calcext:value-type="float">
            <text:p>-0.002034401753917</text:p>
          </table:table-cell>
          <table:table-cell office:value-type="float" office:value="-0.011217619292438" calcext:value-type="float">
            <text:p>-0.011217619292438</text:p>
          </table:table-cell>
          <table:table-cell table:style-name="ce2" table:formula="of:=([.I23]-[.E23])/[.E23]%" office:value-type="float" office:value="-12144.6399334716" calcext:value-type="float">
            <text:p>-12144.6399334716</text:p>
          </table:table-cell>
          <table:table-cell table:style-name="ce2" table:formula="of:=([.J23]-[.F23])/[.F23]%" office:value-type="float" office:value="2784.63677594999" calcext:value-type="float">
            <text:p>2784.63677594999</text:p>
          </table:table-cell>
          <table:table-cell office:value-type="float" office:value="-0.00203440175391734" calcext:value-type="float">
            <text:p>-0.002034401753917</text:p>
          </table:table-cell>
          <table:table-cell office:value-type="float" office:value="-0.011217619292438" calcext:value-type="float">
            <text:p>-0.011217619292438</text:p>
          </table:table-cell>
          <table:table-cell table:style-name="ce3" table:formula="of:=([.M23]-[.I23])/[.I23]%" office:value-type="float" office:value="0" calcext:value-type="float">
            <text:p>0</text:p>
          </table:table-cell>
          <table:table-cell table:style-name="ce3" table:formula="of:=([.N23]-[.J23])/[.J23]%" office:value-type="float" office:value="0" calcext:value-type="float">
            <text:p>0</text:p>
          </table:table-cell>
          <table:table-cell table:formula="of:=([.O23] +[.O48]+[.O73]+[.O98]+[.O123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1.44163763523102" calcext:value-type="float">
            <text:p>-1.44163763523102</text:p>
          </table:table-cell>
          <table:table-cell office:value-type="float" office:value="0.430643290281296" calcext:value-type="float">
            <text:p>0.430643290281296</text:p>
          </table:table-cell>
          <table:table-cell table:number-columns-repeated="2"/>
          <table:table-cell office:value-type="float" office:value="-1.88707327842712" calcext:value-type="float">
            <text:p>-1.88707327842712</text:p>
          </table:table-cell>
          <table:table-cell office:value-type="float" office:value="0.568664252758026" calcext:value-type="float">
            <text:p>0.568664252758026</text:p>
          </table:table-cell>
          <table:table-cell table:style-name="ce2" table:formula="of:=([.E24]-[.A24])/[.A24]%" office:value-type="float" office:value="30.8978922518712" calcext:value-type="float">
            <text:p>30.8978922518712</text:p>
          </table:table-cell>
          <table:table-cell table:style-name="ce2" table:formula="of:=([.F24]-[.B24])/[.B24]%" office:value-type="float" office:value="32.0499507577547" calcext:value-type="float">
            <text:p>32.0499507577547</text:p>
          </table:table-cell>
          <table:table-cell office:value-type="float" office:value="-0.26052975654602" calcext:value-type="float">
            <text:p>-0.26052975654602</text:p>
          </table:table-cell>
          <table:table-cell office:value-type="float" office:value="-0.838844358921051" calcext:value-type="float">
            <text:p>-0.838844358921051</text:p>
          </table:table-cell>
          <table:table-cell table:style-name="ce2" table:formula="of:=([.I24]-[.E24])/[.E24]%" office:value-type="float" office:value="-86.1939777578128" calcext:value-type="float">
            <text:p>-86.1939777578128</text:p>
          </table:table-cell>
          <table:table-cell table:style-name="ce2" table:formula="of:=([.J24]-[.F24])/[.F24]%" office:value-type="float" office:value="-247.511357510631" calcext:value-type="float">
            <text:p>-247.511357510631</text:p>
          </table:table-cell>
          <table:table-cell office:value-type="float" office:value="-0.26052975654602" calcext:value-type="float">
            <text:p>-0.26052975654602</text:p>
          </table:table-cell>
          <table:table-cell office:value-type="float" office:value="-0.838844358921051" calcext:value-type="float">
            <text:p>-0.838844358921051</text:p>
          </table:table-cell>
          <table:table-cell table:style-name="ce3" table:formula="of:=([.M24]-[.I24])/[.I24]%" office:value-type="float" office:value="0" calcext:value-type="float">
            <text:p>0</text:p>
          </table:table-cell>
          <table:table-cell table:style-name="ce3" table:formula="of:=([.N24]-[.J24])/[.J24]%" office:value-type="float" office:value="0" calcext:value-type="float">
            <text:p>0</text:p>
          </table:table-cell>
          <table:table-cell table:formula="of:=([.O24] +[.O49]+[.O74]+[.O99]+[.O124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631032764911652" calcext:value-type="float">
            <text:p>0.631032764911652</text:p>
          </table:table-cell>
          <table:table-cell office:value-type="float" office:value="-0.659671008586883" calcext:value-type="float">
            <text:p>-0.659671008586883</text:p>
          </table:table-cell>
          <table:table-cell table:number-columns-repeated="2"/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E25]-[.A25])/[.A25]%" office:value-type="float" office:value="-30.6103642655933" calcext:value-type="float">
            <text:p>-30.6103642655933</text:p>
          </table:table-cell>
          <table:table-cell table:style-name="ce2" table:formula="of:=([.F25]-[.B25])/[.B25]%" office:value-type="float" office:value="51.1215372873392" calcext:value-type="float">
            <text:p>51.1215372873392</text:p>
          </table:table-cell>
          <table:table-cell office:value-type="float" office:value="0.0122427809983492" calcext:value-type="float">
            <text:p>0.012242780998349</text:p>
          </table:table-cell>
          <table:table-cell office:value-type="float" office:value="-0.0775784850120544" calcext:value-type="float">
            <text:p>-0.077578485012054</text:p>
          </table:table-cell>
          <table:table-cell table:style-name="ce2" table:formula="of:=([.I25]-[.E25])/[.E25]%" office:value-type="float" office:value="-97.2040231991454" calcext:value-type="float">
            <text:p>-97.2040231991454</text:p>
          </table:table-cell>
          <table:table-cell table:style-name="ce2" table:formula="of:=([.J25]-[.F25])/[.F25]%" office:value-type="float" office:value="-92.2180661740394" calcext:value-type="float">
            <text:p>-92.2180661740394</text:p>
          </table:table-cell>
          <table:table-cell office:value-type="float" office:value="0.0122427809983492" calcext:value-type="float">
            <text:p>0.012242780998349</text:p>
          </table:table-cell>
          <table:table-cell office:value-type="float" office:value="-0.0775784850120544" calcext:value-type="float">
            <text:p>-0.077578485012054</text:p>
          </table:table-cell>
          <table:table-cell table:style-name="ce3" table:formula="of:=([.M25]-[.I25])/[.I25]%" office:value-type="float" office:value="0" calcext:value-type="float">
            <text:p>0</text:p>
          </table:table-cell>
          <table:table-cell table:style-name="ce3" table:formula="of:=([.N25]-[.J25])/[.J25]%" office:value-type="float" office:value="0" calcext:value-type="float">
            <text:p>0</text:p>
          </table:table-cell>
          <table:table-cell table:formula="of:=([.O25] +[.O50]+[.O75]+[.O100]+[.O125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0724061727523804" calcext:value-type="float">
            <text:p>0.07240617275238</text:p>
          </table:table-cell>
          <table:table-cell table:number-columns-repeated="3"/>
          <table:table-cell office:value-type="float" office:value="-0.0479966811835766" calcext:value-type="float">
            <text:p>-0.047996681183577</text:p>
          </table:table-cell>
          <table:table-cell/>
          <table:table-cell table:style-name="ce2" table:formula="of:=([.E26]-[.A26])/[.A26]%" office:value-type="float" office:value="-166.288106882432" calcext:value-type="float">
            <text:p>-166.288106882432</text:p>
          </table:table-cell>
          <table:table-cell table:style-name="ce2"/>
          <table:table-cell office:value-type="float" office:value="-0.176339671015739" calcext:value-type="float">
            <text:p>-0.176339671015739</text:p>
          </table:table-cell>
          <table:table-cell/>
          <table:table-cell table:style-name="ce2" table:formula="of:=([.I26]-[.E26])/[.E26]%" office:value-type="float" office:value="267.399717370622" calcext:value-type="float">
            <text:p>267.399717370622</text:p>
          </table:table-cell>
          <table:table-cell table:style-name="ce2"/>
          <table:table-cell office:value-type="float" office:value="-0.176339671015739" calcext:value-type="float">
            <text:p>-0.176339671015739</text:p>
          </table:table-cell>
          <table:table-cell/>
          <table:table-cell table:style-name="ce3" table:formula="of:=([.M26]-[.I26])/[.I26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538972318172455" calcext:value-type="float">
            <text:p>-0.538972318172455</text:p>
          </table:table-cell>
          <table:table-cell table:number-columns-repeated="3"/>
          <table:table-cell office:value-type="float" office:value="-0.847055733203888" calcext:value-type="float">
            <text:p>-0.847055733203888</text:p>
          </table:table-cell>
          <table:table-cell/>
          <table:table-cell table:style-name="ce2" table:formula="of:=([.E27]-[.A27])/[.A27]%" office:value-type="float" office:value="57.1612687041295" calcext:value-type="float">
            <text:p>57.1612687041295</text:p>
          </table:table-cell>
          <table:table-cell table:style-name="ce2"/>
          <table:table-cell office:value-type="float" office:value="-1.18352210521698" calcext:value-type="float">
            <text:p>-1.18352210521698</text:p>
          </table:table-cell>
          <table:table-cell/>
          <table:table-cell table:style-name="ce2" table:formula="of:=([.I27]-[.E27])/[.E27]%" office:value-type="float" office:value="39.7218693911023" calcext:value-type="float">
            <text:p>39.7218693911023</text:p>
          </table:table-cell>
          <table:table-cell table:style-name="ce2"/>
          <table:table-cell office:value-type="float" office:value="-0.282487004995346" calcext:value-type="float">
            <text:p>-0.282487004995346</text:p>
          </table:table-cell>
          <table:table-cell/>
          <table:table-cell table:style-name="ce3" table:formula="of:=([.M27]-[.I27])/[.I27]%" office:value-type="float" office:value="-76.1316663414955" calcext:value-type="float">
            <text:p>-76.131666341495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877597332000732" calcext:value-type="float">
            <text:p>-0.877597332000732</text:p>
          </table:table-cell>
          <table:table-cell table:number-columns-repeated="3"/>
          <table:table-cell office:value-type="float" office:value="-1.34454250335693" calcext:value-type="float">
            <text:p>-1.34454250335693</text:p>
          </table:table-cell>
          <table:table-cell/>
          <table:table-cell table:style-name="ce2" table:formula="of:=([.E28]-[.A28])/[.A28]%" office:value-type="float" office:value="53.2072232138249" calcext:value-type="float">
            <text:p>53.2072232138249</text:p>
          </table:table-cell>
          <table:table-cell table:style-name="ce2"/>
          <table:table-cell office:value-type="float" office:value="-0.225353077054024" calcext:value-type="float">
            <text:p>-0.225353077054024</text:p>
          </table:table-cell>
          <table:table-cell/>
          <table:table-cell table:style-name="ce2" table:formula="of:=([.I28]-[.E28])/[.E28]%" office:value-type="float" office:value="-83.2394233360877" calcext:value-type="float">
            <text:p>-83.2394233360877</text:p>
          </table:table-cell>
          <table:table-cell table:style-name="ce2"/>
          <table:table-cell office:value-type="float" office:value="-0.225353077054024" calcext:value-type="float">
            <text:p>-0.225353077054024</text:p>
          </table:table-cell>
          <table:table-cell/>
          <table:table-cell table:style-name="ce3" table:formula="of:=([.M28]-[.I28])/[.I2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14323246479034" calcext:value-type="float">
            <text:p>-1.14323246479034</text:p>
          </table:table-cell>
          <table:table-cell table:number-columns-repeated="3"/>
          <table:table-cell office:value-type="float" office:value="-2.1598105430603" calcext:value-type="float">
            <text:p>-2.1598105430603</text:p>
          </table:table-cell>
          <table:table-cell/>
          <table:table-cell table:style-name="ce2" table:formula="of:=([.E29]-[.A29])/[.A29]%" office:value-type="float" office:value="88.9213794725813" calcext:value-type="float">
            <text:p>88.9213794725813</text:p>
          </table:table-cell>
          <table:table-cell table:style-name="ce2"/>
          <table:table-cell office:value-type="float" office:value="-0.884206175804138" calcext:value-type="float">
            <text:p>-0.884206175804138</text:p>
          </table:table-cell>
          <table:table-cell/>
          <table:table-cell table:style-name="ce2" table:formula="of:=([.I29]-[.E29])/[.E29]%" office:value-type="float" office:value="-59.0609380695365" calcext:value-type="float">
            <text:p>-59.0609380695365</text:p>
          </table:table-cell>
          <table:table-cell table:style-name="ce2"/>
          <table:table-cell office:value-type="float" office:value="-0.884206175804138" calcext:value-type="float">
            <text:p>-0.884206175804138</text:p>
          </table:table-cell>
          <table:table-cell/>
          <table:table-cell table:style-name="ce3" table:formula="of:=([.M29]-[.I29])/[.I2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423610508441925" calcext:value-type="float">
            <text:p>0.042361050844193</text:p>
          </table:table-cell>
          <table:table-cell table:number-columns-repeated="3"/>
          <table:table-cell office:value-type="float" office:value="-0.0300234034657478" calcext:value-type="float">
            <text:p>-0.030023403465748</text:p>
          </table:table-cell>
          <table:table-cell/>
          <table:table-cell table:style-name="ce2" table:formula="of:=([.E30]-[.A30])/[.A30]%" office:value-type="float" office:value="-170.875020490347" calcext:value-type="float">
            <text:p>-170.875020490347</text:p>
          </table:table-cell>
          <table:table-cell table:style-name="ce2"/>
          <table:table-cell office:value-type="float" office:value="-3.91538715362549" calcext:value-type="float">
            <text:p>-3.91538715362549</text:p>
          </table:table-cell>
          <table:table-cell/>
          <table:table-cell table:style-name="ce2" table:formula="of:=([.I30]-[.E30])/[.E30]%" office:value-type="float" office:value="12941.1169343021" calcext:value-type="float">
            <text:p>12941.1169343021</text:p>
          </table:table-cell>
          <table:table-cell table:style-name="ce2"/>
          <table:table-cell office:value-type="float" office:value="-6.54531621932983" calcext:value-type="float">
            <text:p>-6.54531621932983</text:p>
          </table:table-cell>
          <table:table-cell/>
          <table:table-cell table:style-name="ce3" table:formula="of:=([.M30]-[.I30])/[.I30]%" office:value-type="float" office:value="67.1690681538129" calcext:value-type="float">
            <text:p>67.1690681538129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769199013710022" calcext:value-type="float">
            <text:p>-0.769199013710022</text:p>
          </table:table-cell>
          <table:table-cell table:number-columns-repeated="3"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E31]-[.A31])/[.A31]%" office:value-type="float" office:value="-61.3615339397435" calcext:value-type="float">
            <text:p>-61.3615339397435</text:p>
          </table:table-cell>
          <table:table-cell table:style-name="ce2"/>
          <table:table-cell office:value-type="float" office:value="-0.257099658250809" calcext:value-type="float">
            <text:p>-0.257099658250809</text:p>
          </table:table-cell>
          <table:table-cell/>
          <table:table-cell table:style-name="ce2" table:formula="of:=([.I31]-[.E31])/[.E31]%" office:value-type="float" office:value="-13.4946626768018" calcext:value-type="float">
            <text:p>-13.4946626768018</text:p>
          </table:table-cell>
          <table:table-cell table:style-name="ce2"/>
          <table:table-cell office:value-type="float" office:value="-0.257099658250809" calcext:value-type="float">
            <text:p>-0.257099658250809</text:p>
          </table:table-cell>
          <table:table-cell/>
          <table:table-cell table:style-name="ce3" table:formula="of:=([.M31]-[.I31])/[.I31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39412951469421" calcext:value-type="float">
            <text:p>-0.939412951469421</text:p>
          </table:table-cell>
          <table:table-cell table:number-columns-repeated="3"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E32]-[.A32])/[.A32]%" office:value-type="float" office:value="-0" calcext:value-type="float">
            <text:p>0</text:p>
          </table:table-cell>
          <table:table-cell table:style-name="ce2"/>
          <table:table-cell office:value-type="float" office:value="-1.79220259189606" calcext:value-type="float">
            <text:p>-1.79220259189606</text:p>
          </table:table-cell>
          <table:table-cell/>
          <table:table-cell table:style-name="ce2" table:formula="of:=([.I32]-[.E32])/[.E32]%" office:value-type="float" office:value="90.7789954452632" calcext:value-type="float">
            <text:p>90.7789954452632</text:p>
          </table:table-cell>
          <table:table-cell table:style-name="ce2"/>
          <table:table-cell office:value-type="float" office:value="-1.79220259189606" calcext:value-type="float">
            <text:p>-1.79220259189606</text:p>
          </table:table-cell>
          <table:table-cell/>
          <table:table-cell table:style-name="ce3" table:formula="of:=([.M32]-[.I32])/[.I32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753443166613579" calcext:value-type="float">
            <text:p>0.075344316661358</text:p>
          </table:table-cell>
          <table:table-cell table:number-columns-repeated="3"/>
          <table:table-cell office:value-type="float" office:value="-0.0212294217199087" calcext:value-type="float">
            <text:p>-0.021229421719909</text:p>
          </table:table-cell>
          <table:table-cell/>
          <table:table-cell table:style-name="ce2" table:formula="of:=([.E33]-[.A33])/[.A33]%" office:value-type="float" office:value="-128.176540262919" calcext:value-type="float">
            <text:p>-128.176540262919</text:p>
          </table:table-cell>
          <table:table-cell table:style-name="ce2"/>
          <table:table-cell office:value-type="float" office:value="0.0357993058860302" calcext:value-type="float">
            <text:p>0.03579930588603</text:p>
          </table:table-cell>
          <table:table-cell/>
          <table:table-cell table:style-name="ce2" table:formula="of:=([.I33]-[.E33])/[.E33]%" office:value-type="float" office:value="-268.630621965826" calcext:value-type="float">
            <text:p>-268.630621965826</text:p>
          </table:table-cell>
          <table:table-cell table:style-name="ce2"/>
          <table:table-cell office:value-type="float" office:value="0.0357993058860302" calcext:value-type="float">
            <text:p>0.03579930588603</text:p>
          </table:table-cell>
          <table:table-cell/>
          <table:table-cell table:style-name="ce3" table:formula="of:=([.M33]-[.I33])/[.I3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252286732196808" calcext:value-type="float">
            <text:p>0.252286732196808</text:p>
          </table:table-cell>
          <table:table-cell table:number-columns-repeated="3"/>
          <table:table-cell office:value-type="float" office:value="0.384311884641647" calcext:value-type="float">
            <text:p>0.384311884641647</text:p>
          </table:table-cell>
          <table:table-cell/>
          <table:table-cell table:style-name="ce2" table:formula="of:=([.E34]-[.A34])/[.A34]%" office:value-type="float" office:value="52.3313894849797" calcext:value-type="float">
            <text:p>52.3313894849797</text:p>
          </table:table-cell>
          <table:table-cell table:style-name="ce2"/>
          <table:table-cell office:value-type="float" office:value="-0.740016996860504" calcext:value-type="float">
            <text:p>-0.740016996860504</text:p>
          </table:table-cell>
          <table:table-cell/>
          <table:table-cell table:style-name="ce2" table:formula="of:=([.I34]-[.E34])/[.E34]%" office:value-type="float" office:value="-292.556365398519" calcext:value-type="float">
            <text:p>-292.556365398519</text:p>
          </table:table-cell>
          <table:table-cell table:style-name="ce2"/>
          <table:table-cell office:value-type="float" office:value="-0.740016996860504" calcext:value-type="float">
            <text:p>-0.740016996860504</text:p>
          </table:table-cell>
          <table:table-cell/>
          <table:table-cell table:style-name="ce3" table:formula="of:=([.M34]-[.I34])/[.I3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87262487411499" calcext:value-type="float">
            <text:p>-0.487262487411499</text:p>
          </table:table-cell>
          <table:table-cell table:number-columns-repeated="3"/>
          <table:table-cell office:value-type="float" office:value="-1.48331606388092" calcext:value-type="float">
            <text:p>-1.48331606388092</text:p>
          </table:table-cell>
          <table:table-cell/>
          <table:table-cell table:style-name="ce2" table:formula="of:=([.E35]-[.A35])/[.A35]%" office:value-type="float" office:value="204.418276022189" calcext:value-type="float">
            <text:p>204.418276022189</text:p>
          </table:table-cell>
          <table:table-cell table:style-name="ce2"/>
          <table:table-cell office:value-type="float" office:value="-0.175543278455734" calcext:value-type="float">
            <text:p>-0.175543278455734</text:p>
          </table:table-cell>
          <table:table-cell/>
          <table:table-cell table:style-name="ce2" table:formula="of:=([.I35]-[.E35])/[.E35]%" office:value-type="float" office:value="-88.1654838958296" calcext:value-type="float">
            <text:p>-88.1654838958296</text:p>
          </table:table-cell>
          <table:table-cell table:style-name="ce2"/>
          <table:table-cell office:value-type="float" office:value="-0.175543278455734" calcext:value-type="float">
            <text:p>-0.175543278455734</text:p>
          </table:table-cell>
          <table:table-cell/>
          <table:table-cell table:style-name="ce3" table:formula="of:=([.M35]-[.I35])/[.I3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4176867008209" calcext:value-type="float">
            <text:p>-1.04176867008209</text:p>
          </table:table-cell>
          <table:table-cell table:number-columns-repeated="3"/>
          <table:table-cell office:value-type="float" office:value="-2.09950685501099" calcext:value-type="float">
            <text:p>-2.09950685501099</text:p>
          </table:table-cell>
          <table:table-cell/>
          <table:table-cell table:style-name="ce2" table:formula="of:=([.E36]-[.A36])/[.A36]%" office:value-type="float" office:value="101.532923316416" calcext:value-type="float">
            <text:p>101.532923316416</text:p>
          </table:table-cell>
          <table:table-cell table:style-name="ce2"/>
          <table:table-cell office:value-type="float" office:value="0.0182234309613705" calcext:value-type="float">
            <text:p>0.018223430961371</text:p>
          </table:table-cell>
          <table:table-cell/>
          <table:table-cell table:style-name="ce2" table:formula="of:=([.I36]-[.E36])/[.E36]%" office:value-type="float" office:value="-100.867986256767" calcext:value-type="float">
            <text:p>-100.867986256767</text:p>
          </table:table-cell>
          <table:table-cell table:style-name="ce2"/>
          <table:table-cell office:value-type="float" office:value="0.0277460068464279" calcext:value-type="float">
            <text:p>0.027746006846428</text:p>
          </table:table-cell>
          <table:table-cell/>
          <table:table-cell table:style-name="ce3" table:formula="of:=([.M36]-[.I36])/[.I36]%" office:value-type="float" office:value="52.2545721782198" calcext:value-type="float">
            <text:p>52.254572178219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88621491193771" calcext:value-type="float">
            <text:p>-0.188621491193771</text:p>
          </table:table-cell>
          <table:table-cell table:number-columns-repeated="3"/>
          <table:table-cell office:value-type="float" office:value="-0.0011630046647042" calcext:value-type="float">
            <text:p>-0.001163004664704</text:p>
          </table:table-cell>
          <table:table-cell/>
          <table:table-cell table:style-name="ce2" table:formula="of:=([.E37]-[.A37])/[.A37]%" office:value-type="float" office:value="-99.383418794251" calcext:value-type="float">
            <text:p>-99.383418794251</text:p>
          </table:table-cell>
          <table:table-cell table:style-name="ce2"/>
          <table:table-cell office:value-type="float" office:value="2.37915849685669" calcext:value-type="float">
            <text:p>2.37915849685669</text:p>
          </table:table-cell>
          <table:table-cell/>
          <table:table-cell table:style-name="ce2" table:formula="of:=([.I37]-[.E37])/[.E37]%" office:value-type="float" office:value="-204669.987469638" calcext:value-type="float">
            <text:p>-204669.987469638</text:p>
          </table:table-cell>
          <table:table-cell table:style-name="ce2"/>
          <table:table-cell office:value-type="float" office:value="2.99167156219482" calcext:value-type="float">
            <text:p>2.99167156219482</text:p>
          </table:table-cell>
          <table:table-cell/>
          <table:table-cell table:style-name="ce3" table:formula="of:=([.M37]-[.I37])/[.I37]%" office:value-type="float" office:value="25.7449457926983" calcext:value-type="float">
            <text:p>25.744945792698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942418351769447" calcext:value-type="float">
            <text:p>-0.094241835176945</text:p>
          </table:table-cell>
          <table:table-cell table:number-columns-repeated="3"/>
          <table:table-cell office:value-type="float" office:value="0.0802273228764534" calcext:value-type="float">
            <text:p>0.080227322876453</text:p>
          </table:table-cell>
          <table:table-cell/>
          <table:table-cell table:style-name="ce2" table:formula="of:=([.E38]-[.A38])/[.A38]%" office:value-type="float" office:value="-185.129202679279" calcext:value-type="float">
            <text:p>-185.129202679279</text:p>
          </table:table-cell>
          <table:table-cell table:style-name="ce2"/>
          <table:table-cell office:value-type="float" office:value="-0.455902129411697" calcext:value-type="float">
            <text:p>-0.455902129411697</text:p>
          </table:table-cell>
          <table:table-cell/>
          <table:table-cell table:style-name="ce2" table:formula="of:=([.I38]-[.E38])/[.E38]%" office:value-type="float" office:value="-668.262922238807" calcext:value-type="float">
            <text:p>-668.262922238807</text:p>
          </table:table-cell>
          <table:table-cell table:style-name="ce2"/>
          <table:table-cell office:value-type="float" office:value="0.217679589986801" calcext:value-type="float">
            <text:p>0.217679589986801</text:p>
          </table:table-cell>
          <table:table-cell/>
          <table:table-cell table:style-name="ce3" table:formula="of:=([.M38]-[.I38])/[.I38]%" office:value-type="float" office:value="-147.747000056284" calcext:value-type="float">
            <text:p>-147.74700005628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465783216059208" calcext:value-type="float">
            <text:p>0.046578321605921</text:p>
          </table:table-cell>
          <table:table-cell table:number-columns-repeated="3"/>
          <table:table-cell office:value-type="float" office:value="-0.0216782409697771" calcext:value-type="float">
            <text:p>-0.021678240969777</text:p>
          </table:table-cell>
          <table:table-cell/>
          <table:table-cell table:style-name="ce2" table:formula="of:=([.E39]-[.A39])/[.A39]%" office:value-type="float" office:value="-146.541481578464" calcext:value-type="float">
            <text:p>-146.541481578464</text:p>
          </table:table-cell>
          <table:table-cell table:style-name="ce2"/>
          <table:table-cell office:value-type="float" office:value="-0.703614830970764" calcext:value-type="float">
            <text:p>-0.703614830970764</text:p>
          </table:table-cell>
          <table:table-cell/>
          <table:table-cell table:style-name="ce2" table:formula="of:=([.I39]-[.E39])/[.E39]%" office:value-type="float" office:value="3145.71920734581" calcext:value-type="float">
            <text:p>3145.71920734581</text:p>
          </table:table-cell>
          <table:table-cell table:style-name="ce2"/>
          <table:table-cell office:value-type="float" office:value="-0.703614830970764" calcext:value-type="float">
            <text:p>-0.703614830970764</text:p>
          </table:table-cell>
          <table:table-cell/>
          <table:table-cell table:style-name="ce3" table:formula="of:=([.M39]-[.I39])/[.I3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9833347797394" calcext:value-type="float">
            <text:p>-1.09833347797394</text:p>
          </table:table-cell>
          <table:table-cell table:number-columns-repeated="3"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E40]-[.A40])/[.A40]%" office:value-type="float" office:value="64.1442780254035" calcext:value-type="float">
            <text:p>64.1442780254035</text:p>
          </table:table-cell>
          <table:table-cell table:style-name="ce2"/>
          <table:table-cell office:value-type="float" office:value="-0.00678297085687518" calcext:value-type="float">
            <text:p>-0.006782970856875</text:p>
          </table:table-cell>
          <table:table-cell/>
          <table:table-cell table:style-name="ce2" table:formula="of:=([.I40]-[.E40])/[.E40]%" office:value-type="float" office:value="-99.6237643178227" calcext:value-type="float">
            <text:p>-99.6237643178227</text:p>
          </table:table-cell>
          <table:table-cell table:style-name="ce2"/>
          <table:table-cell office:value-type="float" office:value="-0.00678297085687518" calcext:value-type="float">
            <text:p>-0.006782970856875</text:p>
          </table:table-cell>
          <table:table-cell/>
          <table:table-cell table:style-name="ce3" table:formula="of:=([.M40]-[.I40])/[.I4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0373267638497055" calcext:value-type="float">
            <text:p>-0.003732676384971</text:p>
          </table:table-cell>
          <table:table-cell table:number-columns-repeated="3"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E41]-[.A41])/[.A41]%" office:value-type="float" office:value="-0" calcext:value-type="float">
            <text:p>0</text:p>
          </table:table-cell>
          <table:table-cell table:style-name="ce2"/>
          <table:table-cell office:value-type="float" office:value="-3.65990138053894" calcext:value-type="float">
            <text:p>-3.65990138053894</text:p>
          </table:table-cell>
          <table:table-cell/>
          <table:table-cell table:style-name="ce2" table:formula="of:=([.I41]-[.E41])/[.E41]%" office:value-type="float" office:value="97950.3264433898" calcext:value-type="float">
            <text:p>97950.3264433898</text:p>
          </table:table-cell>
          <table:table-cell table:style-name="ce2"/>
          <table:table-cell office:value-type="float" office:value="-6.23422241210938" calcext:value-type="float">
            <text:p>-6.23422241210938</text:p>
          </table:table-cell>
          <table:table-cell/>
          <table:table-cell table:style-name="ce3" table:formula="of:=([.M41]-[.I41])/[.I41]%" office:value-type="float" office:value="70.3385354933077" calcext:value-type="float">
            <text:p>70.338535493307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4286956787109" calcext:value-type="float">
            <text:p>-1.04286956787109</text:p>
          </table:table-cell>
          <table:table-cell table:number-columns-repeated="3"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E42]-[.A42])/[.A42]%" office:value-type="float" office:value="-100.849401600685" calcext:value-type="float">
            <text:p>-100.849401600685</text:p>
          </table:table-cell>
          <table:table-cell table:style-name="ce2"/>
          <table:table-cell office:value-type="float" office:value="-3.08763289451599" calcext:value-type="float">
            <text:p>-3.08763289451599</text:p>
          </table:table-cell>
          <table:table-cell/>
          <table:table-cell table:style-name="ce2" table:formula="of:=([.I42]-[.E42])/[.E42]%" office:value-type="float" office:value="-34956.4047207935" calcext:value-type="float">
            <text:p>-34956.4047207935</text:p>
          </table:table-cell>
          <table:table-cell table:style-name="ce2"/>
          <table:table-cell office:value-type="float" office:value="-3.08763289451599" calcext:value-type="float">
            <text:p>-3.08763289451599</text:p>
          </table:table-cell>
          <table:table-cell/>
          <table:table-cell table:style-name="ce3" table:formula="of:=([.M42]-[.I42])/[.I42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299276649951935" calcext:value-type="float">
            <text:p>-0.299276649951935</text:p>
          </table:table-cell>
          <table:table-cell table:number-columns-repeated="3"/>
          <table:table-cell office:value-type="float" office:value="0.107646152377129" calcext:value-type="float">
            <text:p>0.107646152377129</text:p>
          </table:table-cell>
          <table:table-cell/>
          <table:table-cell table:style-name="ce2" table:formula="of:=([.E43]-[.A43])/[.A43]%" office:value-type="float" office:value="-135.968777515525" calcext:value-type="float">
            <text:p>-135.968777515525</text:p>
          </table:table-cell>
          <table:table-cell table:style-name="ce2"/>
          <table:table-cell office:value-type="float" office:value="-0.110804349184036" calcext:value-type="float">
            <text:p>-0.110804349184036</text:p>
          </table:table-cell>
          <table:table-cell/>
          <table:table-cell table:style-name="ce2" table:formula="of:=([.I43]-[.E43])/[.E43]%" office:value-type="float" office:value="-202.933868733035" calcext:value-type="float">
            <text:p>-202.933868733035</text:p>
          </table:table-cell>
          <table:table-cell table:style-name="ce2"/>
          <table:table-cell office:value-type="float" office:value="-0.110804349184036" calcext:value-type="float">
            <text:p>-0.110804349184036</text:p>
          </table:table-cell>
          <table:table-cell/>
          <table:table-cell table:style-name="ce3" table:formula="of:=([.M43]-[.I43])/[.I4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3634105026722" calcext:value-type="float">
            <text:p>-0.13634105026722</text:p>
          </table:table-cell>
          <table:table-cell table:number-columns-repeated="3"/>
          <table:table-cell office:value-type="float" office:value="0.00710389157757163" calcext:value-type="float">
            <text:p>0.007103891577572</text:p>
          </table:table-cell>
          <table:table-cell/>
          <table:table-cell table:style-name="ce2" table:formula="of:=([.E44]-[.A44])/[.A44]%" office:value-type="float" office:value="-105.210383493195" calcext:value-type="float">
            <text:p>-105.210383493195</text:p>
          </table:table-cell>
          <table:table-cell table:style-name="ce2"/>
          <table:table-cell office:value-type="float" office:value="-1.55448257923126" calcext:value-type="float">
            <text:p>-1.55448257923126</text:p>
          </table:table-cell>
          <table:table-cell/>
          <table:table-cell table:style-name="ce2" table:formula="of:=([.I44]-[.E44])/[.E44]%" office:value-type="float" office:value="-21982.1270321617" calcext:value-type="float">
            <text:p>-21982.1270321617</text:p>
          </table:table-cell>
          <table:table-cell table:style-name="ce2"/>
          <table:table-cell office:value-type="float" office:value="-1.55448257923126" calcext:value-type="float">
            <text:p>-1.55448257923126</text:p>
          </table:table-cell>
          <table:table-cell/>
          <table:table-cell table:style-name="ce3" table:formula="of:=([.M44]-[.I44])/[.I4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094235772266984" calcext:value-type="float">
            <text:p>0.009423577226698</text:p>
          </table:table-cell>
          <table:table-cell table:number-columns-repeated="3"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E45]-[.A45])/[.A45]%" office:value-type="float" office:value="0" calcext:value-type="float">
            <text:p>0</text:p>
          </table:table-cell>
          <table:table-cell table:style-name="ce2"/>
          <table:table-cell office:value-type="float" office:value="0.00301078311167657" calcext:value-type="float">
            <text:p>0.003010783111677</text:p>
          </table:table-cell>
          <table:table-cell/>
          <table:table-cell table:style-name="ce2" table:formula="of:=([.I45]-[.E45])/[.E45]%" office:value-type="float" office:value="-68.050528591769" calcext:value-type="float">
            <text:p>-68.050528591769</text:p>
          </table:table-cell>
          <table:table-cell table:style-name="ce2"/>
          <table:table-cell office:value-type="float" office:value="-0.135751873254776" calcext:value-type="float">
            <text:p>-0.135751873254776</text:p>
          </table:table-cell>
          <table:table-cell/>
          <table:table-cell table:style-name="ce3" table:formula="of:=([.M45]-[.I45])/[.I45]%" office:value-type="float" office:value="-4608.85594277105" calcext:value-type="float">
            <text:p>-4608.8559427710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803968533873558" calcext:value-type="float">
            <text:p>-0.080396853387356</text:p>
          </table:table-cell>
          <table:table-cell table:number-columns-repeated="3"/>
          <table:table-cell office:value-type="float" office:value="-0.247389867901802" calcext:value-type="float">
            <text:p>-0.247389867901802</text:p>
          </table:table-cell>
          <table:table-cell/>
          <table:table-cell table:style-name="ce2" table:formula="of:=([.E46]-[.A46])/[.A46]%" office:value-type="float" office:value="207.710883546482" calcext:value-type="float">
            <text:p>207.710883546482</text:p>
          </table:table-cell>
          <table:table-cell table:style-name="ce2"/>
          <table:table-cell office:value-type="float" office:value="0.82258927822113" calcext:value-type="float">
            <text:p>0.82258927822113</text:p>
          </table:table-cell>
          <table:table-cell/>
          <table:table-cell table:style-name="ce2" table:formula="of:=([.I46]-[.E46])/[.E46]%" office:value-type="float" office:value="-432.507262806594" calcext:value-type="float">
            <text:p>-432.507262806594</text:p>
          </table:table-cell>
          <table:table-cell table:style-name="ce2"/>
          <table:table-cell office:value-type="float" office:value="1.39919304847717" calcext:value-type="float">
            <text:p>1.39919304847717</text:p>
          </table:table-cell>
          <table:table-cell/>
          <table:table-cell table:style-name="ce3" table:formula="of:=([.M46]-[.I46])/[.I46]%" office:value-type="float" office:value="70.0961932670652" calcext:value-type="float">
            <text:p>70.096193267065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623577646911144" calcext:value-type="float">
            <text:p>-0.062357764691114</text:p>
          </table:table-cell>
          <table:table-cell table:number-columns-repeated="3"/>
          <table:table-cell office:value-type="float" office:value="-0.0623577646911144" calcext:value-type="float">
            <text:p>-0.062357764691115</text:p>
          </table:table-cell>
          <table:table-cell/>
          <table:table-cell table:style-name="ce2" table:formula="of:=([.E47]-[.A47])/[.A47]%" office:value-type="float" office:value="-0" calcext:value-type="float">
            <text:p>0</text:p>
          </table:table-cell>
          <table:table-cell table:style-name="ce2"/>
          <table:table-cell office:value-type="float" office:value="2.75870704650879" calcext:value-type="float">
            <text:p>2.75870704650879</text:p>
          </table:table-cell>
          <table:table-cell/>
          <table:table-cell table:style-name="ce2" table:formula="of:=([.I47]-[.E47])/[.E47]%" office:value-type="float" office:value="-4523.99925682693" calcext:value-type="float">
            <text:p>-4523.99925682693</text:p>
          </table:table-cell>
          <table:table-cell table:style-name="ce2"/>
          <table:table-cell office:value-type="float" office:value="2.93843030929565" calcext:value-type="float">
            <text:p>2.93843030929565</text:p>
          </table:table-cell>
          <table:table-cell/>
          <table:table-cell table:style-name="ce3" table:formula="of:=([.M47]-[.I47])/[.I47]%" office:value-type="float" office:value="6.51476433549927" calcext:value-type="float">
            <text:p>6.5147643354992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29455134272575" calcext:value-type="float">
            <text:p>-0.129455134272575</text:p>
          </table:table-cell>
          <table:table-cell table:number-columns-repeated="3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E48]-[.A48])/[.A48]%" office:value-type="float" office:value="-99.9510388109099" calcext:value-type="float">
            <text:p>-99.9510388109099</text:p>
          </table:table-cell>
          <table:table-cell table:style-name="ce2"/>
          <table:table-cell office:value-type="float" office:value="0.00175695645157248" calcext:value-type="float">
            <text:p>0.001756956451572</text:p>
          </table:table-cell>
          <table:table-cell/>
          <table:table-cell table:style-name="ce2" table:formula="of:=([.I48]-[.E48])/[.E48]%" office:value-type="float" office:value="-2871.97788334228" calcext:value-type="float">
            <text:p>-2871.97788334228</text:p>
          </table:table-cell>
          <table:table-cell table:style-name="ce2"/>
          <table:table-cell office:value-type="float" office:value="0.00175695645157248" calcext:value-type="float">
            <text:p>0.001756956451572</text:p>
          </table:table-cell>
          <table:table-cell/>
          <table:table-cell table:style-name="ce3" table:formula="of:=([.M48]-[.I48])/[.I4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750602960586548" calcext:value-type="float">
            <text:p>-0.750602960586548</text:p>
          </table:table-cell>
          <table:table-cell table:number-columns-repeated="3"/>
          <table:table-cell office:value-type="float" office:value="-0.919643402099609" calcext:value-type="float">
            <text:p>-0.919643402099609</text:p>
          </table:table-cell>
          <table:table-cell/>
          <table:table-cell table:style-name="ce2" table:formula="of:=([.E49]-[.A49])/[.A49]%" office:value-type="float" office:value="22.5206201399695" calcext:value-type="float">
            <text:p>22.5206201399695</text:p>
          </table:table-cell>
          <table:table-cell table:style-name="ce2"/>
          <table:table-cell office:value-type="float" office:value="-1.19878780841827" calcext:value-type="float">
            <text:p>-1.19878780841827</text:p>
          </table:table-cell>
          <table:table-cell/>
          <table:table-cell table:style-name="ce2" table:formula="of:=([.I49]-[.E49])/[.E49]%" office:value-type="float" office:value="30.3535485255866" calcext:value-type="float">
            <text:p>30.3535485255866</text:p>
          </table:table-cell>
          <table:table-cell table:style-name="ce2"/>
          <table:table-cell office:value-type="float" office:value="-1.19878780841827" calcext:value-type="float">
            <text:p>-1.19878780841827</text:p>
          </table:table-cell>
          <table:table-cell/>
          <table:table-cell table:style-name="ce3" table:formula="of:=([.M49]-[.I49])/[.I4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239720717072487" calcext:value-type="float">
            <text:p>-0.023972071707249</text:p>
          </table:table-cell>
          <table:table-cell table:number-columns-repeated="3"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E50]-[.A50])/[.A50]%" office:value-type="float" office:value="-243.197325109084" calcext:value-type="float">
            <text:p>-243.197325109084</text:p>
          </table:table-cell>
          <table:table-cell table:style-name="ce2"/>
          <table:table-cell office:value-type="float" office:value="0.0151025783270597" calcext:value-type="float">
            <text:p>0.01510257832706</text:p>
          </table:table-cell>
          <table:table-cell/>
          <table:table-cell table:style-name="ce2" table:formula="of:=([.I50]-[.E50])/[.E50]%" office:value-type="float" office:value="-56.0042603749105" calcext:value-type="float">
            <text:p>-56.0042603749105</text:p>
          </table:table-cell>
          <table:table-cell table:style-name="ce2"/>
          <table:table-cell office:value-type="float" office:value="0.0151025783270597" calcext:value-type="float">
            <text:p>0.01510257832706</text:p>
          </table:table-cell>
          <table:table-cell/>
          <table:table-cell table:style-name="ce3" table:formula="of:=([.M50]-[.I50])/[.I5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665574610233307" calcext:value-type="float">
            <text:p>-0.665574610233307</text:p>
          </table:table-cell>
          <table:table-cell table:number-columns-repeated="3"/>
          <table:table-cell office:value-type="float" office:value="-0.528624176979065" calcext:value-type="float">
            <text:p>-0.528624176979065</text:p>
          </table:table-cell>
          <table:table-cell/>
          <table:table-cell table:style-name="ce2" table:formula="of:=([.E51]-[.A51])/[.A51]%" office:value-type="float" office:value="-20.5762706612616" calcext:value-type="float">
            <text:p>-20.5762706612616</text:p>
          </table:table-cell>
          <table:table-cell table:style-name="ce2"/>
          <table:table-cell office:value-type="float" office:value="-0.115378603339195" calcext:value-type="float">
            <text:p>-0.115378603339195</text:p>
          </table:table-cell>
          <table:table-cell/>
          <table:table-cell table:style-name="ce2" table:formula="of:=([.I51]-[.E51])/[.E51]%" office:value-type="float" office:value="-78.1737937151209" calcext:value-type="float">
            <text:p>-78.1737937151209</text:p>
          </table:table-cell>
          <table:table-cell table:style-name="ce2"/>
          <table:table-cell office:value-type="float" office:value="-0.115378603339195" calcext:value-type="float">
            <text:p>-0.115378603339195</text:p>
          </table:table-cell>
          <table:table-cell/>
          <table:table-cell table:style-name="ce3" table:formula="of:=([.M51]-[.I51])/[.I51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00488579273224" calcext:value-type="float">
            <text:p>0.500488579273224</text:p>
          </table:table-cell>
          <table:table-cell table:number-columns-repeated="3"/>
          <table:table-cell office:value-type="float" office:value="-0.24267016351223" calcext:value-type="float">
            <text:p>-0.24267016351223</text:p>
          </table:table-cell>
          <table:table-cell/>
          <table:table-cell table:style-name="ce2" table:formula="of:=([.E52]-[.A52])/[.A52]%" office:value-type="float" office:value="-148.486653554537" calcext:value-type="float">
            <text:p>-148.486653554537</text:p>
          </table:table-cell>
          <table:table-cell table:style-name="ce2"/>
          <table:table-cell office:value-type="float" office:value="2.33806753158569" calcext:value-type="float">
            <text:p>2.33806753158569</text:p>
          </table:table-cell>
          <table:table-cell/>
          <table:table-cell table:style-name="ce2" table:formula="of:=([.I52]-[.E52])/[.E52]%" office:value-type="float" office:value="-1063.47548365494" calcext:value-type="float">
            <text:p>-1063.47548365494</text:p>
          </table:table-cell>
          <table:table-cell table:style-name="ce2"/>
          <table:table-cell office:value-type="float" office:value="3.17963123321533" calcext:value-type="float">
            <text:p>3.17963123321533</text:p>
          </table:table-cell>
          <table:table-cell/>
          <table:table-cell table:style-name="ce3" table:formula="of:=([.M52]-[.I52])/[.I52]%" office:value-type="float" office:value="35.9939860701494" calcext:value-type="float">
            <text:p>35.993986070149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367983222007751" calcext:value-type="float">
            <text:p>-0.367983222007751</text:p>
          </table:table-cell>
          <table:table-cell table:number-columns-repeated="3"/>
          <table:table-cell office:value-type="float" office:value="0.230547547340393" calcext:value-type="float">
            <text:p>0.230547547340393</text:p>
          </table:table-cell>
          <table:table-cell/>
          <table:table-cell table:style-name="ce2" table:formula="of:=([.E53]-[.A53])/[.A53]%" office:value-type="float" office:value="-162.651646475213" calcext:value-type="float">
            <text:p>-162.651646475213</text:p>
          </table:table-cell>
          <table:table-cell table:style-name="ce2"/>
          <table:table-cell office:value-type="float" office:value="-0.252485662698746" calcext:value-type="float">
            <text:p>-0.252485662698746</text:p>
          </table:table-cell>
          <table:table-cell/>
          <table:table-cell table:style-name="ce2" table:formula="of:=([.I53]-[.E53])/[.E53]%" office:value-type="float" office:value="-209.5156576643" calcext:value-type="float">
            <text:p>-209.5156576643</text:p>
          </table:table-cell>
          <table:table-cell table:style-name="ce2"/>
          <table:table-cell office:value-type="float" office:value="-0.252485662698746" calcext:value-type="float">
            <text:p>-0.252485662698746</text:p>
          </table:table-cell>
          <table:table-cell/>
          <table:table-cell table:style-name="ce3" table:formula="of:=([.M53]-[.I53])/[.I5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40405130386353" calcext:value-type="float">
            <text:p>-0.440405130386353</text:p>
          </table:table-cell>
          <table:table-cell table:number-columns-repeated="3"/>
          <table:table-cell office:value-type="float" office:value="-0.401651740074158" calcext:value-type="float">
            <text:p>-0.401651740074158</text:p>
          </table:table-cell>
          <table:table-cell/>
          <table:table-cell table:style-name="ce2" table:formula="of:=([.E54]-[.A54])/[.A54]%" office:value-type="float" office:value="-8.79948657232903" calcext:value-type="float">
            <text:p>-8.79948657232903</text:p>
          </table:table-cell>
          <table:table-cell table:style-name="ce2"/>
          <table:table-cell office:value-type="float" office:value="0.544084429740906" calcext:value-type="float">
            <text:p>0.544084429740906</text:p>
          </table:table-cell>
          <table:table-cell/>
          <table:table-cell table:style-name="ce2" table:formula="of:=([.I54]-[.E54])/[.E54]%" office:value-type="float" office:value="-235.461738480319" calcext:value-type="float">
            <text:p>-235.461738480319</text:p>
          </table:table-cell>
          <table:table-cell table:style-name="ce2"/>
          <table:table-cell office:value-type="float" office:value="0.544084429740906" calcext:value-type="float">
            <text:p>0.544084429740906</text:p>
          </table:table-cell>
          <table:table-cell/>
          <table:table-cell table:style-name="ce3" table:formula="of:=([.M54]-[.I54])/[.I5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661171734333038" calcext:value-type="float">
            <text:p>-0.661171734333038</text:p>
          </table:table-cell>
          <table:table-cell table:number-columns-repeated="3"/>
          <table:table-cell office:value-type="float" office:value="-0.117862612009048" calcext:value-type="float">
            <text:p>-0.117862612009048</text:p>
          </table:table-cell>
          <table:table-cell/>
          <table:table-cell table:style-name="ce2" table:formula="of:=([.E55]-[.A55])/[.A55]%" office:value-type="float" office:value="-82.1736765368618" calcext:value-type="float">
            <text:p>-82.1736765368618</text:p>
          </table:table-cell>
          <table:table-cell table:style-name="ce2"/>
          <table:table-cell office:value-type="float" office:value="0.00071904348442331" calcext:value-type="float">
            <text:p>0.000719043484423</text:p>
          </table:table-cell>
          <table:table-cell/>
          <table:table-cell table:style-name="ce2" table:formula="of:=([.I55]-[.E55])/[.E55]%" office:value-type="float" office:value="-100.61006919172" calcext:value-type="float">
            <text:p>-100.61006919172</text:p>
          </table:table-cell>
          <table:table-cell table:style-name="ce2"/>
          <table:table-cell office:value-type="float" office:value="0.00196091225370765" calcext:value-type="float">
            <text:p>0.001960912253708</text:p>
          </table:table-cell>
          <table:table-cell/>
          <table:table-cell table:style-name="ce3" table:formula="of:=([.M55]-[.I55])/[.I55]%" office:value-type="float" office:value="172.711219305512" calcext:value-type="float">
            <text:p>172.71121930551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96604859828949" calcext:value-type="float">
            <text:p>-0.496604859828949</text:p>
          </table:table-cell>
          <table:table-cell table:number-columns-repeated="3"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E56]-[.A56])/[.A56]%" office:value-type="float" office:value="-81.3241517553492" calcext:value-type="float">
            <text:p>-81.3241517553492</text:p>
          </table:table-cell>
          <table:table-cell table:style-name="ce2"/>
          <table:table-cell office:value-type="float" office:value="0.0583685487508774" calcext:value-type="float">
            <text:p>0.058368548750877</text:p>
          </table:table-cell>
          <table:table-cell/>
          <table:table-cell table:style-name="ce2" table:formula="of:=([.I56]-[.E56])/[.E56]%" office:value-type="float" office:value="-162.93432720284" calcext:value-type="float">
            <text:p>-162.93432720284</text:p>
          </table:table-cell>
          <table:table-cell table:style-name="ce2"/>
          <table:table-cell office:value-type="float" office:value="0.0583685487508774" calcext:value-type="float">
            <text:p>0.058368548750877</text:p>
          </table:table-cell>
          <table:table-cell/>
          <table:table-cell table:style-name="ce3" table:formula="of:=([.M56]-[.I56])/[.I56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35876590013504" calcext:value-type="float">
            <text:p>-0.35876590013504</text:p>
          </table:table-cell>
          <table:table-cell table:number-columns-repeated="3"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E57]-[.A57])/[.A57]%" office:value-type="float" office:value="-80.4397315343026" calcext:value-type="float">
            <text:p>-80.4397315343026</text:p>
          </table:table-cell>
          <table:table-cell table:style-name="ce2"/>
          <table:table-cell office:value-type="float" office:value="-1.54343485832214" calcext:value-type="float">
            <text:p>-1.54343485832214</text:p>
          </table:table-cell>
          <table:table-cell/>
          <table:table-cell table:style-name="ce2" table:formula="of:=([.I57]-[.E57])/[.E57]%" office:value-type="float" office:value="2099.39045352457" calcext:value-type="float">
            <text:p>2099.39045352457</text:p>
          </table:table-cell>
          <table:table-cell table:style-name="ce2"/>
          <table:table-cell office:value-type="float" office:value="-1.54343485832214" calcext:value-type="float">
            <text:p>-1.54343485832214</text:p>
          </table:table-cell>
          <table:table-cell/>
          <table:table-cell table:style-name="ce3" table:formula="of:=([.M57]-[.I57])/[.I57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660766839981079" calcext:value-type="float">
            <text:p>-0.660766839981079</text:p>
          </table:table-cell>
          <table:table-cell table:number-columns-repeated="3"/>
          <table:table-cell office:value-type="float" office:value="-1.0795156955719" calcext:value-type="float">
            <text:p>-1.0795156955719</text:p>
          </table:table-cell>
          <table:table-cell/>
          <table:table-cell table:style-name="ce2" table:formula="of:=([.E58]-[.A58])/[.A58]%" office:value-type="float" office:value="63.3731643680563" calcext:value-type="float">
            <text:p>63.3731643680563</text:p>
          </table:table-cell>
          <table:table-cell table:style-name="ce2"/>
          <table:table-cell office:value-type="float" office:value="-0.703121066093445" calcext:value-type="float">
            <text:p>-0.703121066093445</text:p>
          </table:table-cell>
          <table:table-cell/>
          <table:table-cell table:style-name="ce2" table:formula="of:=([.I58]-[.E58])/[.E58]%" office:value-type="float" office:value="-34.8669899865652" calcext:value-type="float">
            <text:p>-34.8669899865652</text:p>
          </table:table-cell>
          <table:table-cell table:style-name="ce2"/>
          <table:table-cell office:value-type="float" office:value="-0.703121066093445" calcext:value-type="float">
            <text:p>-0.703121066093445</text:p>
          </table:table-cell>
          <table:table-cell/>
          <table:table-cell table:style-name="ce3" table:formula="of:=([.M58]-[.I58])/[.I5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276229500770569" calcext:value-type="float">
            <text:p>-0.276229500770569</text:p>
          </table:table-cell>
          <table:table-cell table:number-columns-repeated="3"/>
          <table:table-cell office:value-type="float" office:value="-0.29799747467041" calcext:value-type="float">
            <text:p>-0.29799747467041</text:p>
          </table:table-cell>
          <table:table-cell/>
          <table:table-cell table:style-name="ce2" table:formula="of:=([.E59]-[.A59])/[.A59]%" office:value-type="float" office:value="7.88039432396513" calcext:value-type="float">
            <text:p>7.88039432396513</text:p>
          </table:table-cell>
          <table:table-cell table:style-name="ce2"/>
          <table:table-cell office:value-type="float" office:value="-0.268574267625809" calcext:value-type="float">
            <text:p>-0.268574267625809</text:p>
          </table:table-cell>
          <table:table-cell/>
          <table:table-cell table:style-name="ce2" table:formula="of:=([.I59]-[.E59])/[.E59]%" office:value-type="float" office:value="-9.87364308276226" calcext:value-type="float">
            <text:p>-9.87364308276226</text:p>
          </table:table-cell>
          <table:table-cell table:style-name="ce2"/>
          <table:table-cell office:value-type="float" office:value="-0.268574267625809" calcext:value-type="float">
            <text:p>-0.268574267625809</text:p>
          </table:table-cell>
          <table:table-cell/>
          <table:table-cell table:style-name="ce3" table:formula="of:=([.M59]-[.I59])/[.I5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614389061927795" calcext:value-type="float">
            <text:p>0.614389061927795</text:p>
          </table:table-cell>
          <table:table-cell table:number-columns-repeated="3"/>
          <table:table-cell office:value-type="float" office:value="1.28552186489105" calcext:value-type="float">
            <text:p>1.28552186489105</text:p>
          </table:table-cell>
          <table:table-cell/>
          <table:table-cell table:style-name="ce2" table:formula="of:=([.E60]-[.A60])/[.A60]%" office:value-type="float" office:value="109.235799357725" calcext:value-type="float">
            <text:p>109.235799357725</text:p>
          </table:table-cell>
          <table:table-cell table:style-name="ce2"/>
          <table:table-cell office:value-type="float" office:value="-1.63960731029511" calcext:value-type="float">
            <text:p>-1.63960731029511</text:p>
          </table:table-cell>
          <table:table-cell/>
          <table:table-cell table:style-name="ce2" table:formula="of:=([.I60]-[.E60])/[.E60]%" office:value-type="float" office:value="-227.544101354827" calcext:value-type="float">
            <text:p>-227.544101354827</text:p>
          </table:table-cell>
          <table:table-cell table:style-name="ce2"/>
          <table:table-cell office:value-type="float" office:value="-1.63960731029511" calcext:value-type="float">
            <text:p>-1.63960731029511</text:p>
          </table:table-cell>
          <table:table-cell/>
          <table:table-cell table:style-name="ce3" table:formula="of:=([.M60]-[.I60])/[.I6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40568387508392" calcext:value-type="float">
            <text:p>-0.440568387508392</text:p>
          </table:table-cell>
          <table:table-cell table:number-columns-repeated="3"/>
          <table:table-cell office:value-type="float" office:value="-0.329349964857101" calcext:value-type="float">
            <text:p>-0.329349964857101</text:p>
          </table:table-cell>
          <table:table-cell/>
          <table:table-cell table:style-name="ce2" table:formula="of:=([.E61]-[.A61])/[.A61]%" office:value-type="float" office:value="-25.2443039048443" calcext:value-type="float">
            <text:p>-25.2443039048443</text:p>
          </table:table-cell>
          <table:table-cell table:style-name="ce2"/>
          <table:table-cell office:value-type="float" office:value="0.0136324167251587" calcext:value-type="float">
            <text:p>0.013632416725159</text:p>
          </table:table-cell>
          <table:table-cell/>
          <table:table-cell table:style-name="ce2" table:formula="of:=([.I61]-[.E61])/[.E61]%" office:value-type="float" office:value="-104.139188759614" calcext:value-type="float">
            <text:p>-104.139188759614</text:p>
          </table:table-cell>
          <table:table-cell table:style-name="ce2"/>
          <table:table-cell office:value-type="float" office:value="0.0308659933507443" calcext:value-type="float">
            <text:p>0.030865993350744</text:p>
          </table:table-cell>
          <table:table-cell/>
          <table:table-cell table:style-name="ce3" table:formula="of:=([.M61]-[.I61])/[.I61]%" office:value-type="float" office:value="126.416151831545" calcext:value-type="float">
            <text:p>126.41615183154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667789459228516" calcext:value-type="float">
            <text:p>0.667789459228516</text:p>
          </table:table-cell>
          <table:table-cell table:number-columns-repeated="3"/>
          <table:table-cell office:value-type="float" office:value="1.53088104724884" calcext:value-type="float">
            <text:p>1.53088104724884</text:p>
          </table:table-cell>
          <table:table-cell/>
          <table:table-cell table:style-name="ce2" table:formula="of:=([.E62]-[.A62])/[.A62]%" office:value-type="float" office:value="129.246063425056" calcext:value-type="float">
            <text:p>129.246063425056</text:p>
          </table:table-cell>
          <table:table-cell table:style-name="ce2"/>
          <table:table-cell office:value-type="float" office:value="-3.16730666160583" calcext:value-type="float">
            <text:p>-3.16730666160583</text:p>
          </table:table-cell>
          <table:table-cell/>
          <table:table-cell table:style-name="ce2" table:formula="of:=([.I62]-[.E62])/[.E62]%" office:value-type="float" office:value="-306.894367612547" calcext:value-type="float">
            <text:p>-306.894367612547</text:p>
          </table:table-cell>
          <table:table-cell table:style-name="ce2"/>
          <table:table-cell office:value-type="float" office:value="-3.16730666160583" calcext:value-type="float">
            <text:p>-3.16730666160583</text:p>
          </table:table-cell>
          <table:table-cell/>
          <table:table-cell table:style-name="ce3" table:formula="of:=([.M62]-[.I62])/[.I62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667182445526123" calcext:value-type="float">
            <text:p>0.667182445526123</text:p>
          </table:table-cell>
          <table:table-cell table:number-columns-repeated="3"/>
          <table:table-cell office:value-type="float" office:value="1.61290907859802" calcext:value-type="float">
            <text:p>1.61290907859802</text:p>
          </table:table-cell>
          <table:table-cell/>
          <table:table-cell table:style-name="ce2" table:formula="of:=([.E63]-[.A63])/[.A63]%" office:value-type="float" office:value="141.749328000698" calcext:value-type="float">
            <text:p>141.749328000698</text:p>
          </table:table-cell>
          <table:table-cell table:style-name="ce2"/>
          <table:table-cell office:value-type="float" office:value="3.28140783309937" calcext:value-type="float">
            <text:p>3.28140783309937</text:p>
          </table:table-cell>
          <table:table-cell/>
          <table:table-cell table:style-name="ce2" table:formula="of:=([.I63]-[.E63])/[.E63]%" office:value-type="float" office:value="103.446547399414" calcext:value-type="float">
            <text:p>103.446547399414</text:p>
          </table:table-cell>
          <table:table-cell table:style-name="ce2"/>
          <table:table-cell office:value-type="float" office:value="4.03336095809937" calcext:value-type="float">
            <text:p>4.03336095809937</text:p>
          </table:table-cell>
          <table:table-cell/>
          <table:table-cell table:style-name="ce3" table:formula="of:=([.M63]-[.I63])/[.I63]%" office:value-type="float" office:value="22.9155643932794" calcext:value-type="float">
            <text:p>22.915564393279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651378333568573" calcext:value-type="float">
            <text:p>-0.651378333568573</text:p>
          </table:table-cell>
          <table:table-cell table:number-columns-repeated="3"/>
          <table:table-cell office:value-type="float" office:value="-1.10615110397339" calcext:value-type="float">
            <text:p>-1.10615110397339</text:p>
          </table:table-cell>
          <table:table-cell/>
          <table:table-cell table:style-name="ce2" table:formula="of:=([.E64]-[.A64])/[.A64]%" office:value-type="float" office:value="69.8169937451474" calcext:value-type="float">
            <text:p>69.8169937451474</text:p>
          </table:table-cell>
          <table:table-cell table:style-name="ce2"/>
          <table:table-cell office:value-type="float" office:value="0.413755387067795" calcext:value-type="float">
            <text:p>0.413755387067795</text:p>
          </table:table-cell>
          <table:table-cell/>
          <table:table-cell table:style-name="ce2" table:formula="of:=([.I64]-[.E64])/[.E64]%" office:value-type="float" office:value="-137.404960821496" calcext:value-type="float">
            <text:p>-137.404960821496</text:p>
          </table:table-cell>
          <table:table-cell table:style-name="ce2"/>
          <table:table-cell office:value-type="float" office:value="0.413755387067795" calcext:value-type="float">
            <text:p>0.413755387067795</text:p>
          </table:table-cell>
          <table:table-cell/>
          <table:table-cell table:style-name="ce3" table:formula="of:=([.M64]-[.I64])/[.I6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49762284755707" calcext:value-type="float">
            <text:p>-0.449762284755707</text:p>
          </table:table-cell>
          <table:table-cell table:number-columns-repeated="3"/>
          <table:table-cell office:value-type="float" office:value="-0.339786291122436" calcext:value-type="float">
            <text:p>-0.339786291122436</text:p>
          </table:table-cell>
          <table:table-cell/>
          <table:table-cell table:style-name="ce2" table:formula="of:=([.E65]-[.A65])/[.A65]%" office:value-type="float" office:value="-24.4520266284678" calcext:value-type="float">
            <text:p>-24.4520266284678</text:p>
          </table:table-cell>
          <table:table-cell table:style-name="ce2"/>
          <table:table-cell office:value-type="float" office:value="-0.0521068498492241" calcext:value-type="float">
            <text:p>-0.052106849849224</text:p>
          </table:table-cell>
          <table:table-cell/>
          <table:table-cell table:style-name="ce2" table:formula="of:=([.I65]-[.E65])/[.E65]%" office:value-type="float" office:value="-84.6648169126846" calcext:value-type="float">
            <text:p>-84.6648169126846</text:p>
          </table:table-cell>
          <table:table-cell table:style-name="ce2"/>
          <table:table-cell office:value-type="float" office:value="-0.0521068498492241" calcext:value-type="float">
            <text:p>-0.052106849849224</text:p>
          </table:table-cell>
          <table:table-cell/>
          <table:table-cell table:style-name="ce3" table:formula="of:=([.M65]-[.I65])/[.I6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129534052684903" calcext:value-type="float">
            <text:p>-0.01295340526849</text:p>
          </table:table-cell>
          <table:table-cell table:number-columns-repeated="3"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E66]-[.A66])/[.A66]%" office:value-type="float" office:value="-0" calcext:value-type="float">
            <text:p>0</text:p>
          </table:table-cell>
          <table:table-cell table:style-name="ce2"/>
          <table:table-cell office:value-type="float" office:value="0.00916597992181778" calcext:value-type="float">
            <text:p>0.009165979921818</text:p>
          </table:table-cell>
          <table:table-cell/>
          <table:table-cell table:style-name="ce2" table:formula="of:=([.I66]-[.E66])/[.E66]%" office:value-type="float" office:value="-170.761160728248" calcext:value-type="float">
            <text:p>-170.761160728248</text:p>
          </table:table-cell>
          <table:table-cell table:style-name="ce2"/>
          <table:table-cell office:value-type="float" office:value="0.0120993489399552" calcext:value-type="float">
            <text:p>0.012099348939955</text:p>
          </table:table-cell>
          <table:table-cell/>
          <table:table-cell table:style-name="ce3" table:formula="of:=([.M66]-[.I66])/[.I66]%" office:value-type="float" office:value="32.002786861393" calcext:value-type="float">
            <text:p>32.00278686139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05792146921158" calcext:value-type="float">
            <text:p>-0.405792146921158</text:p>
          </table:table-cell>
          <table:table-cell table:number-columns-repeated="3"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E67]-[.A67])/[.A67]%" office:value-type="float" office:value="-36.4501721304703" calcext:value-type="float">
            <text:p>-36.4501721304703</text:p>
          </table:table-cell>
          <table:table-cell table:style-name="ce2"/>
          <table:table-cell office:value-type="float" office:value="-0.521056234836578" calcext:value-type="float">
            <text:p>-0.521056234836578</text:p>
          </table:table-cell>
          <table:table-cell/>
          <table:table-cell table:style-name="ce2" table:formula="of:=([.I67]-[.E67])/[.E67]%" office:value-type="float" office:value="102.053594211688" calcext:value-type="float">
            <text:p>102.053594211688</text:p>
          </table:table-cell>
          <table:table-cell table:style-name="ce2"/>
          <table:table-cell office:value-type="float" office:value="-0.521056234836578" calcext:value-type="float">
            <text:p>-0.521056234836578</text:p>
          </table:table-cell>
          <table:table-cell/>
          <table:table-cell table:style-name="ce3" table:formula="of:=([.M67]-[.I67])/[.I67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41009187698364" calcext:value-type="float">
            <text:p>0.541009187698364</text:p>
          </table:table-cell>
          <table:table-cell table:number-columns-repeated="3"/>
          <table:table-cell office:value-type="float" office:value="0.757203936576843" calcext:value-type="float">
            <text:p>0.757203936576843</text:p>
          </table:table-cell>
          <table:table-cell/>
          <table:table-cell table:style-name="ce2" table:formula="of:=([.E68]-[.A68])/[.A68]%" office:value-type="float" office:value="39.9613821344227" calcext:value-type="float">
            <text:p>39.9613821344227</text:p>
          </table:table-cell>
          <table:table-cell table:style-name="ce2"/>
          <table:table-cell office:value-type="float" office:value="-0.0533038228750229" calcext:value-type="float">
            <text:p>-0.053303822875023</text:p>
          </table:table-cell>
          <table:table-cell/>
          <table:table-cell table:style-name="ce2" table:formula="of:=([.I68]-[.E68])/[.E68]%" office:value-type="float" office:value="-107.039559661562" calcext:value-type="float">
            <text:p>-107.039559661562</text:p>
          </table:table-cell>
          <table:table-cell table:style-name="ce2"/>
          <table:table-cell office:value-type="float" office:value="-0.0533038228750229" calcext:value-type="float">
            <text:p>-0.053303822875023</text:p>
          </table:table-cell>
          <table:table-cell/>
          <table:table-cell table:style-name="ce3" table:formula="of:=([.M68]-[.I68])/[.I6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7187378406525" calcext:value-type="float">
            <text:p>-1.07187378406525</text:p>
          </table:table-cell>
          <table:table-cell table:number-columns-repeated="3"/>
          <table:table-cell office:value-type="float" office:value="-1.72367680072784" calcext:value-type="float">
            <text:p>-1.72367680072784</text:p>
          </table:table-cell>
          <table:table-cell/>
          <table:table-cell table:style-name="ce2" table:formula="of:=([.E69]-[.A69])/[.A69]%" office:value-type="float" office:value="60.8096798664605" calcext:value-type="float">
            <text:p>60.8096798664605</text:p>
          </table:table-cell>
          <table:table-cell table:style-name="ce2"/>
          <table:table-cell office:value-type="float" office:value="1.65703511238098" calcext:value-type="float">
            <text:p>1.65703511238098</text:p>
          </table:table-cell>
          <table:table-cell/>
          <table:table-cell table:style-name="ce2" table:formula="of:=([.I69]-[.E69])/[.E69]%" office:value-type="float" office:value="-196.133748025226" calcext:value-type="float">
            <text:p>-196.133748025226</text:p>
          </table:table-cell>
          <table:table-cell table:style-name="ce2"/>
          <table:table-cell office:value-type="float" office:value="1.65703511238098" calcext:value-type="float">
            <text:p>1.65703511238098</text:p>
          </table:table-cell>
          <table:table-cell/>
          <table:table-cell table:style-name="ce3" table:formula="of:=([.M69]-[.I69])/[.I6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461155660450459" calcext:value-type="float">
            <text:p>-0.046115566045046</text:p>
          </table:table-cell>
          <table:table-cell table:number-columns-repeated="3"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E70]-[.A70])/[.A70]%" office:value-type="float" office:value="-0" calcext:value-type="float">
            <text:p>0</text:p>
          </table:table-cell>
          <table:table-cell table:style-name="ce2"/>
          <table:table-cell office:value-type="float" office:value="-0.0333473458886147" calcext:value-type="float">
            <text:p>-0.033347345888615</text:p>
          </table:table-cell>
          <table:table-cell/>
          <table:table-cell table:style-name="ce2" table:formula="of:=([.I70]-[.E70])/[.E70]%" office:value-type="float" office:value="-27.6874410344635" calcext:value-type="float">
            <text:p>-27.6874410344635</text:p>
          </table:table-cell>
          <table:table-cell table:style-name="ce2"/>
          <table:table-cell office:value-type="float" office:value="-0.0601433515548706" calcext:value-type="float">
            <text:p>-0.060143351554871</text:p>
          </table:table-cell>
          <table:table-cell/>
          <table:table-cell table:style-name="ce3" table:formula="of:=([.M70]-[.I70])/[.I70]%" office:value-type="float" office:value="80.3542379527255" calcext:value-type="float">
            <text:p>80.354237952725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721541047096252" calcext:value-type="float">
            <text:p>-0.072154104709625</text:p>
          </table:table-cell>
          <table:table-cell table:number-columns-repeated="3"/>
          <table:table-cell office:value-type="float" office:value="0.185285672545433" calcext:value-type="float">
            <text:p>0.185285672545433</text:p>
          </table:table-cell>
          <table:table-cell/>
          <table:table-cell table:style-name="ce2" table:formula="of:=([.E71]-[.A71])/[.A71]%" office:value-type="float" office:value="-356.791589738506" calcext:value-type="float">
            <text:p>-356.791589738506</text:p>
          </table:table-cell>
          <table:table-cell table:style-name="ce2"/>
          <table:table-cell office:value-type="float" office:value="3.3261866569519" calcext:value-type="float">
            <text:p>3.3261866569519</text:p>
          </table:table-cell>
          <table:table-cell/>
          <table:table-cell table:style-name="ce2" table:formula="of:=([.I71]-[.E71])/[.E71]%" office:value-type="float" office:value="1695.16668032511" calcext:value-type="float">
            <text:p>1695.16668032511</text:p>
          </table:table-cell>
          <table:table-cell table:style-name="ce2"/>
          <table:table-cell office:value-type="float" office:value="5.40123176574707" calcext:value-type="float">
            <text:p>5.40123176574707</text:p>
          </table:table-cell>
          <table:table-cell/>
          <table:table-cell table:style-name="ce3" table:formula="of:=([.M71]-[.I71])/[.I71]%" office:value-type="float" office:value="62.3851071153274" calcext:value-type="float">
            <text:p>62.385107115327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220582522451878" calcext:value-type="float">
            <text:p>0.022058252245188</text:p>
          </table:table-cell>
          <table:table-cell table:number-columns-repeated="3"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E72]-[.A72])/[.A72]%" office:value-type="float" office:value="0" calcext:value-type="float">
            <text:p>0</text:p>
          </table:table-cell>
          <table:table-cell table:style-name="ce2"/>
          <table:table-cell office:value-type="float" office:value="-2.40708470344543" calcext:value-type="float">
            <text:p>-2.40708470344543</text:p>
          </table:table-cell>
          <table:table-cell/>
          <table:table-cell table:style-name="ce2" table:formula="of:=([.I72]-[.E72])/[.E72]%" office:value-type="float" office:value="-11012.399934" calcext:value-type="float">
            <text:p>-11012.399934</text:p>
          </table:table-cell>
          <table:table-cell table:style-name="ce2"/>
          <table:table-cell office:value-type="float" office:value="-3.04232168197632" calcext:value-type="float">
            <text:p>-3.04232168197632</text:p>
          </table:table-cell>
          <table:table-cell/>
          <table:table-cell table:style-name="ce3" table:formula="of:=([.M72]-[.I72])/[.I72]%" office:value-type="float" office:value="26.3903043221383" calcext:value-type="float">
            <text:p>26.390304322138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0721573876217008" calcext:value-type="float">
            <text:p>0.00721573876217</text:p>
          </table:table-cell>
          <table:table-cell table:number-columns-repeated="3"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E73]-[.A73])/[.A73]%" office:value-type="float" office:value="-102.816261350501" calcext:value-type="float">
            <text:p>-102.816261350501</text:p>
          </table:table-cell>
          <table:table-cell table:style-name="ce2"/>
          <table:table-cell office:value-type="float" office:value="-0.2724649310112" calcext:value-type="float">
            <text:p>-0.2724649310112</text:p>
          </table:table-cell>
          <table:table-cell/>
          <table:table-cell table:style-name="ce2" table:formula="of:=([.I73]-[.E73])/[.E73]%" office:value-type="float" office:value="133977.793853158" calcext:value-type="float">
            <text:p>133977.793853158</text:p>
          </table:table-cell>
          <table:table-cell table:style-name="ce2"/>
          <table:table-cell office:value-type="float" office:value="-0.2724649310112" calcext:value-type="float">
            <text:p>-0.2724649310112</text:p>
          </table:table-cell>
          <table:table-cell/>
          <table:table-cell table:style-name="ce3" table:formula="of:=([.M73]-[.I73])/[.I7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891656577587128" calcext:value-type="float">
            <text:p>-0.089165657758713</text:p>
          </table:table-cell>
          <table:table-cell table:number-columns-repeated="3"/>
          <table:table-cell office:value-type="float" office:value="-0.10184171050787" calcext:value-type="float">
            <text:p>-0.10184171050787</text:p>
          </table:table-cell>
          <table:table-cell/>
          <table:table-cell table:style-name="ce2" table:formula="of:=([.E74]-[.A74])/[.A74]%" office:value-type="float" office:value="14.2162947796101" calcext:value-type="float">
            <text:p>14.2162947796101</text:p>
          </table:table-cell>
          <table:table-cell table:style-name="ce2"/>
          <table:table-cell office:value-type="float" office:value="-0.290979981422424" calcext:value-type="float">
            <text:p>-0.290979981422424</text:p>
          </table:table-cell>
          <table:table-cell/>
          <table:table-cell table:style-name="ce2" table:formula="of:=([.I74]-[.E74])/[.E74]%" office:value-type="float" office:value="185.717885109499" calcext:value-type="float">
            <text:p>185.717885109499</text:p>
          </table:table-cell>
          <table:table-cell table:style-name="ce2"/>
          <table:table-cell office:value-type="float" office:value="-0.290979981422424" calcext:value-type="float">
            <text:p>-0.290979981422424</text:p>
          </table:table-cell>
          <table:table-cell/>
          <table:table-cell table:style-name="ce3" table:formula="of:=([.M74]-[.I74])/[.I7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36009550094605" calcext:value-type="float">
            <text:p>0.536009550094605</text:p>
          </table:table-cell>
          <table:table-cell table:number-columns-repeated="3"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E75]-[.A75])/[.A75]%" office:value-type="float" office:value="-25.9571935074797" calcext:value-type="float">
            <text:p>-25.9571935074797</text:p>
          </table:table-cell>
          <table:table-cell table:style-name="ce2"/>
          <table:table-cell office:value-type="float" office:value="-0.306456029415131" calcext:value-type="float">
            <text:p>-0.306456029415131</text:p>
          </table:table-cell>
          <table:table-cell/>
          <table:table-cell table:style-name="ce2" table:formula="of:=([.I75]-[.E75])/[.E75]%" office:value-type="float" office:value="-177.216972694832" calcext:value-type="float">
            <text:p>-177.216972694832</text:p>
          </table:table-cell>
          <table:table-cell table:style-name="ce2"/>
          <table:table-cell office:value-type="float" office:value="-0.306456029415131" calcext:value-type="float">
            <text:p>-0.306456029415131</text:p>
          </table:table-cell>
          <table:table-cell/>
          <table:table-cell table:style-name="ce3" table:formula="of:=([.M75]-[.I75])/[.I7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0945839881897" calcext:value-type="float">
            <text:p>-0.90945839881897</text:p>
          </table:table-cell>
          <table:table-cell table:number-columns-repeated="3"/>
          <table:table-cell office:value-type="float" office:value="-0.82823121547699" calcext:value-type="float">
            <text:p>-0.82823121547699</text:p>
          </table:table-cell>
          <table:table-cell/>
          <table:table-cell table:style-name="ce2" table:formula="of:=([.E76]-[.A76])/[.A76]%" office:value-type="float" office:value="-8.9313797582674" calcext:value-type="float">
            <text:p>-8.9313797582674</text:p>
          </table:table-cell>
          <table:table-cell table:style-name="ce2"/>
          <table:table-cell office:value-type="float" office:value="-0.273330301046371" calcext:value-type="float">
            <text:p>-0.273330301046371</text:p>
          </table:table-cell>
          <table:table-cell/>
          <table:table-cell table:style-name="ce2" table:formula="of:=([.I76]-[.E76])/[.E76]%" office:value-type="float" office:value="-66.9983096581362" calcext:value-type="float">
            <text:p>-66.9983096581362</text:p>
          </table:table-cell>
          <table:table-cell table:style-name="ce2"/>
          <table:table-cell office:value-type="float" office:value="-0.273330301046371" calcext:value-type="float">
            <text:p>-0.273330301046371</text:p>
          </table:table-cell>
          <table:table-cell/>
          <table:table-cell table:style-name="ce3" table:formula="of:=([.M76]-[.I76])/[.I76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95659077167511" calcext:value-type="float">
            <text:p>-0.095659077167511</text:p>
          </table:table-cell>
          <table:table-cell table:number-columns-repeated="3"/>
          <table:table-cell office:value-type="float" office:value="1.54662811756134" calcext:value-type="float">
            <text:p>1.54662811756134</text:p>
          </table:table-cell>
          <table:table-cell/>
          <table:table-cell table:style-name="ce2" table:formula="of:=([.E77]-[.A77])/[.A77]%" office:value-type="float" office:value="-1716.81270963236" calcext:value-type="float">
            <text:p>-1716.81270963236</text:p>
          </table:table-cell>
          <table:table-cell table:style-name="ce2"/>
          <table:table-cell office:value-type="float" office:value="3.41987347602844" calcext:value-type="float">
            <text:p>3.41987347602844</text:p>
          </table:table-cell>
          <table:table-cell/>
          <table:table-cell table:style-name="ce2" table:formula="of:=([.I77]-[.E77])/[.E77]%" office:value-type="float" office:value="121.118020369419" calcext:value-type="float">
            <text:p>121.118020369419</text:p>
          </table:table-cell>
          <table:table-cell table:style-name="ce2"/>
          <table:table-cell office:value-type="float" office:value="3.57816457748413" calcext:value-type="float">
            <text:p>3.57816457748413</text:p>
          </table:table-cell>
          <table:table-cell/>
          <table:table-cell table:style-name="ce3" table:formula="of:=([.M77]-[.I77])/[.I77]%" office:value-type="float" office:value="4.62856601465608" calcext:value-type="float">
            <text:p>4.6285660146560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735887438058853" calcext:value-type="float">
            <text:p>0.073588743805885</text:p>
          </table:table-cell>
          <table:table-cell table:number-columns-repeated="3"/>
          <table:table-cell office:value-type="float" office:value="1.68661069869995" calcext:value-type="float">
            <text:p>1.68661069869995</text:p>
          </table:table-cell>
          <table:table-cell/>
          <table:table-cell table:style-name="ce2" table:formula="of:=([.E78]-[.A78])/[.A78]%" office:value-type="float" office:value="2191.9411467995" calcext:value-type="float">
            <text:p>2191.9411467995</text:p>
          </table:table-cell>
          <table:table-cell table:style-name="ce2"/>
          <table:table-cell office:value-type="float" office:value="-0.142831087112427" calcext:value-type="float">
            <text:p>-0.142831087112427</text:p>
          </table:table-cell>
          <table:table-cell/>
          <table:table-cell table:style-name="ce2" table:formula="of:=([.I78]-[.E78])/[.E78]%" office:value-type="float" office:value="-108.468527279148" calcext:value-type="float">
            <text:p>-108.468527279148</text:p>
          </table:table-cell>
          <table:table-cell table:style-name="ce2"/>
          <table:table-cell office:value-type="float" office:value="-0.142831087112427" calcext:value-type="float">
            <text:p>-0.142831087112427</text:p>
          </table:table-cell>
          <table:table-cell/>
          <table:table-cell table:style-name="ce3" table:formula="of:=([.M78]-[.I78])/[.I7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38512402772903" calcext:value-type="float">
            <text:p>0.138512402772903</text:p>
          </table:table-cell>
          <table:table-cell table:number-columns-repeated="3"/>
          <table:table-cell office:value-type="float" office:value="0.287590056657791" calcext:value-type="float">
            <text:p>0.287590056657791</text:p>
          </table:table-cell>
          <table:table-cell/>
          <table:table-cell table:style-name="ce2" table:formula="of:=([.E79]-[.A79])/[.A79]%" office:value-type="float" office:value="107.627657090974" calcext:value-type="float">
            <text:p>107.627657090974</text:p>
          </table:table-cell>
          <table:table-cell table:style-name="ce2"/>
          <table:table-cell office:value-type="float" office:value="-0.553847193717957" calcext:value-type="float">
            <text:p>-0.553847193717957</text:p>
          </table:table-cell>
          <table:table-cell/>
          <table:table-cell table:style-name="ce2" table:formula="of:=([.I79]-[.E79])/[.E79]%" office:value-type="float" office:value="-292.582177615755" calcext:value-type="float">
            <text:p>-292.582177615755</text:p>
          </table:table-cell>
          <table:table-cell table:style-name="ce2"/>
          <table:table-cell office:value-type="float" office:value="-0.553847193717957" calcext:value-type="float">
            <text:p>-0.553847193717957</text:p>
          </table:table-cell>
          <table:table-cell/>
          <table:table-cell table:style-name="ce3" table:formula="of:=([.M79]-[.I79])/[.I7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24594879150391" calcext:value-type="float">
            <text:p>-0.924594879150391</text:p>
          </table:table-cell>
          <table:table-cell table:number-columns-repeated="3"/>
          <table:table-cell office:value-type="float" office:value="-1.00943696498871" calcext:value-type="float">
            <text:p>-1.00943696498871</text:p>
          </table:table-cell>
          <table:table-cell/>
          <table:table-cell table:style-name="ce2" table:formula="of:=([.E80]-[.A80])/[.A80]%" office:value-type="float" office:value="9.17613624642601" calcext:value-type="float">
            <text:p>9.17613624642601</text:p>
          </table:table-cell>
          <table:table-cell table:style-name="ce2"/>
          <table:table-cell office:value-type="float" office:value="0.0253480467945337" calcext:value-type="float">
            <text:p>0.025348046794534</text:p>
          </table:table-cell>
          <table:table-cell/>
          <table:table-cell table:style-name="ce2" table:formula="of:=([.I80]-[.E80])/[.E80]%" office:value-type="float" office:value="-102.511107446399" calcext:value-type="float">
            <text:p>-102.511107446399</text:p>
          </table:table-cell>
          <table:table-cell table:style-name="ce2"/>
          <table:table-cell office:value-type="float" office:value="0.0243809875100851" calcext:value-type="float">
            <text:p>0.024380987510085</text:p>
          </table:table-cell>
          <table:table-cell/>
          <table:table-cell table:style-name="ce3" table:formula="of:=([.M80]-[.I80])/[.I80]%" office:value-type="float" office:value="-3.81512347790499" calcext:value-type="float">
            <text:p>-3.81512347790499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325321644544601" calcext:value-type="float">
            <text:p>0.325321644544601</text:p>
          </table:table-cell>
          <table:table-cell table:number-columns-repeated="3"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E81]-[.A81])/[.A81]%" office:value-type="float" office:value="-93.7577146052719" calcext:value-type="float">
            <text:p>-93.7577146052719</text:p>
          </table:table-cell>
          <table:table-cell table:style-name="ce2"/>
          <table:table-cell office:value-type="float" office:value="-0.43187940120697" calcext:value-type="float">
            <text:p>-0.43187940120697</text:p>
          </table:table-cell>
          <table:table-cell/>
          <table:table-cell table:style-name="ce2" table:formula="of:=([.I81]-[.E81])/[.E81]%" office:value-type="float" office:value="-2226.69843244339" calcext:value-type="float">
            <text:p>-2226.69843244339</text:p>
          </table:table-cell>
          <table:table-cell table:style-name="ce2"/>
          <table:table-cell office:value-type="float" office:value="-0.43187940120697" calcext:value-type="float">
            <text:p>-0.43187940120697</text:p>
          </table:table-cell>
          <table:table-cell/>
          <table:table-cell table:style-name="ce3" table:formula="of:=([.M81]-[.I81])/[.I81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37645587325096" calcext:value-type="float">
            <text:p>0.137645587325096</text:p>
          </table:table-cell>
          <table:table-cell table:number-columns-repeated="3"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E82]-[.A82])/[.A82]%" office:value-type="float" office:value="-141.623690260694" calcext:value-type="float">
            <text:p>-141.623690260694</text:p>
          </table:table-cell>
          <table:table-cell table:style-name="ce2"/>
          <table:table-cell office:value-type="float" office:value="0.392626076936722" calcext:value-type="float">
            <text:p>0.392626076936722</text:p>
          </table:table-cell>
          <table:table-cell/>
          <table:table-cell table:style-name="ce2" table:formula="of:=([.I82]-[.E82])/[.E82]%" office:value-type="float" office:value="-785.292953570265" calcext:value-type="float">
            <text:p>-785.292953570265</text:p>
          </table:table-cell>
          <table:table-cell table:style-name="ce2"/>
          <table:table-cell office:value-type="float" office:value="0.392626076936722" calcext:value-type="float">
            <text:p>0.392626076936722</text:p>
          </table:table-cell>
          <table:table-cell/>
          <table:table-cell table:style-name="ce3" table:formula="of:=([.M82]-[.I82])/[.I82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83036518096924" calcext:value-type="float">
            <text:p>-0.983036518096924</text:p>
          </table:table-cell>
          <table:table-cell table:number-columns-repeated="3"/>
          <table:table-cell office:value-type="float" office:value="-2.0750617980957" calcext:value-type="float">
            <text:p>-2.0750617980957</text:p>
          </table:table-cell>
          <table:table-cell/>
          <table:table-cell table:style-name="ce2" table:formula="of:=([.E83]-[.A83])/[.A83]%" office:value-type="float" office:value="111.086949456654" calcext:value-type="float">
            <text:p>111.086949456654</text:p>
          </table:table-cell>
          <table:table-cell table:style-name="ce2"/>
          <table:table-cell office:value-type="float" office:value="-0.194588959217072" calcext:value-type="float">
            <text:p>-0.194588959217072</text:p>
          </table:table-cell>
          <table:table-cell/>
          <table:table-cell table:style-name="ce2" table:formula="of:=([.I83]-[.E83])/[.E83]%" office:value-type="float" office:value="-90.6224981156876" calcext:value-type="float">
            <text:p>-90.6224981156876</text:p>
          </table:table-cell>
          <table:table-cell table:style-name="ce2"/>
          <table:table-cell office:value-type="float" office:value="-0.194588959217072" calcext:value-type="float">
            <text:p>-0.194588959217072</text:p>
          </table:table-cell>
          <table:table-cell/>
          <table:table-cell table:style-name="ce3" table:formula="of:=([.M83]-[.I83])/[.I8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832441821694374" calcext:value-type="float">
            <text:p>0.083244182169437</text:p>
          </table:table-cell>
          <table:table-cell table:number-columns-repeated="3"/>
          <table:table-cell office:value-type="float" office:value="-0.0286047291010618" calcext:value-type="float">
            <text:p>-0.028604729101062</text:p>
          </table:table-cell>
          <table:table-cell/>
          <table:table-cell table:style-name="ce2" table:formula="of:=([.E84]-[.A84])/[.A84]%" office:value-type="float" office:value="-134.362436335598" calcext:value-type="float">
            <text:p>-134.362436335598</text:p>
          </table:table-cell>
          <table:table-cell table:style-name="ce2"/>
          <table:table-cell office:value-type="float" office:value="-1.0802788734436" calcext:value-type="float">
            <text:p>-1.0802788734436</text:p>
          </table:table-cell>
          <table:table-cell/>
          <table:table-cell table:style-name="ce2" table:formula="of:=([.I84]-[.E84])/[.E84]%" office:value-type="float" office:value="3676.57438959455" calcext:value-type="float">
            <text:p>3676.57438959455</text:p>
          </table:table-cell>
          <table:table-cell table:style-name="ce2"/>
          <table:table-cell office:value-type="float" office:value="-1.0802788734436" calcext:value-type="float">
            <text:p>-1.0802788734436</text:p>
          </table:table-cell>
          <table:table-cell/>
          <table:table-cell table:style-name="ce3" table:formula="of:=([.M84]-[.I84])/[.I8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237217590212822" calcext:value-type="float">
            <text:p>-0.237217590212822</text:p>
          </table:table-cell>
          <table:table-cell table:number-columns-repeated="3"/>
          <table:table-cell office:value-type="float" office:value="-0.860974848270416" calcext:value-type="float">
            <text:p>-0.860974848270416</text:p>
          </table:table-cell>
          <table:table-cell/>
          <table:table-cell table:style-name="ce2" table:formula="of:=([.E85]-[.A85])/[.A85]%" office:value-type="float" office:value="262.947303991236" calcext:value-type="float">
            <text:p>262.947303991236</text:p>
          </table:table-cell>
          <table:table-cell table:style-name="ce2"/>
          <table:table-cell office:value-type="float" office:value="1.57669985294342" calcext:value-type="float">
            <text:p>1.57669985294342</text:p>
          </table:table-cell>
          <table:table-cell/>
          <table:table-cell table:style-name="ce2" table:formula="of:=([.I85]-[.E85])/[.E85]%" office:value-type="float" office:value="-283.129606644236" calcext:value-type="float">
            <text:p>-283.129606644236</text:p>
          </table:table-cell>
          <table:table-cell table:style-name="ce2"/>
          <table:table-cell office:value-type="float" office:value="1.57669985294342" calcext:value-type="float">
            <text:p>1.57669985294342</text:p>
          </table:table-cell>
          <table:table-cell/>
          <table:table-cell table:style-name="ce3" table:formula="of:=([.M85]-[.I85])/[.I8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40496924519539" calcext:value-type="float">
            <text:p>0.140496924519539</text:p>
          </table:table-cell>
          <table:table-cell table:number-columns-repeated="3"/>
          <table:table-cell office:value-type="float" office:value="0.267802059650421" calcext:value-type="float">
            <text:p>0.267802059650421</text:p>
          </table:table-cell>
          <table:table-cell/>
          <table:table-cell table:style-name="ce2" table:formula="of:=([.E86]-[.A86])/[.A86]%" office:value-type="float" office:value="90.6106205286919" calcext:value-type="float">
            <text:p>90.6106205286919</text:p>
          </table:table-cell>
          <table:table-cell table:style-name="ce2"/>
          <table:table-cell office:value-type="float" office:value="-1.1763699054718" calcext:value-type="float">
            <text:p>-1.1763699054718</text:p>
          </table:table-cell>
          <table:table-cell/>
          <table:table-cell table:style-name="ce2" table:formula="of:=([.I86]-[.E86])/[.E86]%" office:value-type="float" office:value="-539.268430947615" calcext:value-type="float">
            <text:p>-539.268430947615</text:p>
          </table:table-cell>
          <table:table-cell table:style-name="ce2"/>
          <table:table-cell office:value-type="float" office:value="-5.07850217819214" calcext:value-type="float">
            <text:p>-5.07850217819214</text:p>
          </table:table-cell>
          <table:table-cell/>
          <table:table-cell table:style-name="ce3" table:formula="of:=([.M86]-[.I86])/[.I86]%" office:value-type="float" office:value="331.709631007207" calcext:value-type="float">
            <text:p>331.70963100720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748215198516846" calcext:value-type="float">
            <text:p>-0.748215198516846</text:p>
          </table:table-cell>
          <table:table-cell table:number-columns-repeated="3"/>
          <table:table-cell office:value-type="float" office:value="-0.59498405456543" calcext:value-type="float">
            <text:p>-0.59498405456543</text:p>
          </table:table-cell>
          <table:table-cell/>
          <table:table-cell table:style-name="ce2" table:formula="of:=([.E87]-[.A87])/[.A87]%" office:value-type="float" office:value="-20.4795551139779" calcext:value-type="float">
            <text:p>-20.4795551139779</text:p>
          </table:table-cell>
          <table:table-cell table:style-name="ce2"/>
          <table:table-cell office:value-type="float" office:value="1.89486169815063" calcext:value-type="float">
            <text:p>1.89486169815063</text:p>
          </table:table-cell>
          <table:table-cell/>
          <table:table-cell table:style-name="ce2" table:formula="of:=([.I87]-[.E87])/[.E87]%" office:value-type="float" office:value="-418.472685715018" calcext:value-type="float">
            <text:p>-418.472685715018</text:p>
          </table:table-cell>
          <table:table-cell table:style-name="ce2"/>
          <table:table-cell office:value-type="float" office:value="-0.741338193416595" calcext:value-type="float">
            <text:p>-0.741338193416595</text:p>
          </table:table-cell>
          <table:table-cell/>
          <table:table-cell table:style-name="ce3" table:formula="of:=([.M87]-[.I87])/[.I87]%" office:value-type="float" office:value="-139.123604331658" calcext:value-type="float">
            <text:p>-139.12360433165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385980725288391" calcext:value-type="float">
            <text:p>-0.385980725288391</text:p>
          </table:table-cell>
          <table:table-cell table:number-columns-repeated="3"/>
          <table:table-cell office:value-type="float" office:value="-0.980440139770508" calcext:value-type="float">
            <text:p>-0.980440139770508</text:p>
          </table:table-cell>
          <table:table-cell/>
          <table:table-cell table:style-name="ce2" table:formula="of:=([.E88]-[.A88])/[.A88]%" office:value-type="float" office:value="154.012720204606" calcext:value-type="float">
            <text:p>154.012720204606</text:p>
          </table:table-cell>
          <table:table-cell table:style-name="ce2"/>
          <table:table-cell office:value-type="float" office:value="2.02073168754578" calcext:value-type="float">
            <text:p>2.02073168754578</text:p>
          </table:table-cell>
          <table:table-cell/>
          <table:table-cell table:style-name="ce2" table:formula="of:=([.I88]-[.E88])/[.E88]%" office:value-type="float" office:value="-306.104544844398" calcext:value-type="float">
            <text:p>-306.104544844398</text:p>
          </table:table-cell>
          <table:table-cell table:style-name="ce2"/>
          <table:table-cell office:value-type="float" office:value="2.18611145019531" calcext:value-type="float">
            <text:p>2.18611145019531</text:p>
          </table:table-cell>
          <table:table-cell/>
          <table:table-cell table:style-name="ce3" table:formula="of:=([.M88]-[.I88])/[.I88]%" office:value-type="float" office:value="8.18415248638908" calcext:value-type="float">
            <text:p>8.1841524863890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3161940574646" calcext:value-type="float">
            <text:p>-0.93161940574646</text:p>
          </table:table-cell>
          <table:table-cell table:number-columns-repeated="3"/>
          <table:table-cell office:value-type="float" office:value="-1.31587862968445" calcext:value-type="float">
            <text:p>-1.31587862968445</text:p>
          </table:table-cell>
          <table:table-cell/>
          <table:table-cell table:style-name="ce2" table:formula="of:=([.E89]-[.A89])/[.A89]%" office:value-type="float" office:value="41.2463739556928" calcext:value-type="float">
            <text:p>41.2463739556928</text:p>
          </table:table-cell>
          <table:table-cell table:style-name="ce2"/>
          <table:table-cell office:value-type="float" office:value="-0.570319354534149" calcext:value-type="float">
            <text:p>-0.570319354534149</text:p>
          </table:table-cell>
          <table:table-cell/>
          <table:table-cell table:style-name="ce2" table:formula="of:=([.I89]-[.E89])/[.E89]%" office:value-type="float" office:value="-56.6586658018063" calcext:value-type="float">
            <text:p>-56.6586658018063</text:p>
          </table:table-cell>
          <table:table-cell table:style-name="ce2"/>
          <table:table-cell office:value-type="float" office:value="-0.570319354534149" calcext:value-type="float">
            <text:p>-0.570319354534149</text:p>
          </table:table-cell>
          <table:table-cell/>
          <table:table-cell table:style-name="ce3" table:formula="of:=([.M89]-[.I89])/[.I8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32196083664894" calcext:value-type="float">
            <text:p>0.132196083664894</text:p>
          </table:table-cell>
          <table:table-cell table:number-columns-repeated="3"/>
          <table:table-cell office:value-type="float" office:value="0.213483273983002" calcext:value-type="float">
            <text:p>0.213483273983002</text:p>
          </table:table-cell>
          <table:table-cell/>
          <table:table-cell table:style-name="ce2" table:formula="of:=([.E90]-[.A90])/[.A90]%" office:value-type="float" office:value="61.4898626831971" calcext:value-type="float">
            <text:p>61.4898626831971</text:p>
          </table:table-cell>
          <table:table-cell table:style-name="ce2"/>
          <table:table-cell office:value-type="float" office:value="-1.23250639438629" calcext:value-type="float">
            <text:p>-1.23250639438629</text:p>
          </table:table-cell>
          <table:table-cell/>
          <table:table-cell table:style-name="ce2" table:formula="of:=([.I90]-[.E90])/[.E90]%" office:value-type="float" office:value="-677.331596705991" calcext:value-type="float">
            <text:p>-677.331596705991</text:p>
          </table:table-cell>
          <table:table-cell table:style-name="ce2"/>
          <table:table-cell office:value-type="float" office:value="-1.23250639438629" calcext:value-type="float">
            <text:p>-1.23250639438629</text:p>
          </table:table-cell>
          <table:table-cell/>
          <table:table-cell table:style-name="ce3" table:formula="of:=([.M90]-[.I90])/[.I9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193656459450722" calcext:value-type="float">
            <text:p>-0.019365645945072</text:p>
          </table:table-cell>
          <table:table-cell table:number-columns-repeated="3"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E91]-[.A91])/[.A91]%" office:value-type="float" office:value="-0" calcext:value-type="float">
            <text:p>0</text:p>
          </table:table-cell>
          <table:table-cell table:style-name="ce2"/>
          <table:table-cell office:value-type="float" office:value="0.0365504138171673" calcext:value-type="float">
            <text:p>0.036550413817167</text:p>
          </table:table-cell>
          <table:table-cell/>
          <table:table-cell table:style-name="ce2" table:formula="of:=([.I91]-[.E91])/[.E91]%" office:value-type="float" office:value="-288.738418128872" calcext:value-type="float">
            <text:p>-288.738418128872</text:p>
          </table:table-cell>
          <table:table-cell table:style-name="ce2"/>
          <table:table-cell office:value-type="float" office:value="0.00733583234250546" calcext:value-type="float">
            <text:p>0.007335832342505</text:p>
          </table:table-cell>
          <table:table-cell/>
          <table:table-cell table:style-name="ce3" table:formula="of:=([.M91]-[.I91])/[.I91]%" office:value-type="float" office:value="-79.9295505128867" calcext:value-type="float">
            <text:p>-79.929550512886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38054087758064" calcext:value-type="float">
            <text:p>0.138054087758064</text:p>
          </table:table-cell>
          <table:table-cell table:number-columns-repeated="3"/>
          <table:table-cell office:value-type="float" office:value="-0.0493877939879894" calcext:value-type="float">
            <text:p>-0.04938779398799</text:p>
          </table:table-cell>
          <table:table-cell/>
          <table:table-cell table:style-name="ce2" table:formula="of:=([.E92]-[.A92])/[.A92]%" office:value-type="float" office:value="-135.774235149444" calcext:value-type="float">
            <text:p>-135.774235149444</text:p>
          </table:table-cell>
          <table:table-cell table:style-name="ce2"/>
          <table:table-cell office:value-type="float" office:value="-2.63100838661194" calcext:value-type="float">
            <text:p>-2.63100838661194</text:p>
          </table:table-cell>
          <table:table-cell/>
          <table:table-cell table:style-name="ce2" table:formula="of:=([.I92]-[.E92])/[.E92]%" office:value-type="float" office:value="5227.24419165548" calcext:value-type="float">
            <text:p>5227.24419165548</text:p>
          </table:table-cell>
          <table:table-cell table:style-name="ce2"/>
          <table:table-cell office:value-type="float" office:value="-2.63100838661194" calcext:value-type="float">
            <text:p>-2.63100838661194</text:p>
          </table:table-cell>
          <table:table-cell/>
          <table:table-cell table:style-name="ce3" table:formula="of:=([.M92]-[.I92])/[.I92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1323247551918" calcext:value-type="float">
            <text:p>-0.41323247551918</text:p>
          </table:table-cell>
          <table:table-cell table:number-columns-repeated="3"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E93]-[.A93])/[.A93]%" office:value-type="float" office:value="188.310193273643" calcext:value-type="float">
            <text:p>188.310193273643</text:p>
          </table:table-cell>
          <table:table-cell table:style-name="ce2"/>
          <table:table-cell office:value-type="float" office:value="-0.303729087114334" calcext:value-type="float">
            <text:p>-0.303729087114334</text:p>
          </table:table-cell>
          <table:table-cell/>
          <table:table-cell table:style-name="ce2" table:formula="of:=([.I93]-[.E93])/[.E93]%" office:value-type="float" office:value="-74.5063544896171" calcext:value-type="float">
            <text:p>-74.5063544896171</text:p>
          </table:table-cell>
          <table:table-cell table:style-name="ce2"/>
          <table:table-cell office:value-type="float" office:value="-0.303729087114334" calcext:value-type="float">
            <text:p>-0.303729087114334</text:p>
          </table:table-cell>
          <table:table-cell/>
          <table:table-cell table:style-name="ce3" table:formula="of:=([.M93]-[.I93])/[.I9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659080967307091" calcext:value-type="float">
            <text:p>0.065908096730709</text:p>
          </table:table-cell>
          <table:table-cell table:number-columns-repeated="3"/>
          <table:table-cell office:value-type="float" office:value="-0.086177758872509" calcext:value-type="float">
            <text:p>-0.086177758872509</text:p>
          </table:table-cell>
          <table:table-cell/>
          <table:table-cell table:style-name="ce2" table:formula="of:=([.E94]-[.A94])/[.A94]%" office:value-type="float" office:value="-230.754434048701" calcext:value-type="float">
            <text:p>-230.754434048701</text:p>
          </table:table-cell>
          <table:table-cell table:style-name="ce2"/>
          <table:table-cell office:value-type="float" office:value="-2.17787098884583" calcext:value-type="float">
            <text:p>-2.17787098884583</text:p>
          </table:table-cell>
          <table:table-cell/>
          <table:table-cell table:style-name="ce2" table:formula="of:=([.I94]-[.E94])/[.E94]%" office:value-type="float" office:value="2427.18452804947" calcext:value-type="float">
            <text:p>2427.18452804947</text:p>
          </table:table-cell>
          <table:table-cell table:style-name="ce2"/>
          <table:table-cell office:value-type="float" office:value="-2.17787098884583" calcext:value-type="float">
            <text:p>-2.17787098884583</text:p>
          </table:table-cell>
          <table:table-cell/>
          <table:table-cell table:style-name="ce3" table:formula="of:=([.M94]-[.I94])/[.I9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25545896962285" calcext:value-type="float">
            <text:p>-0.025545896962285</text:p>
          </table:table-cell>
          <table:table-cell table:number-columns-repeated="3"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E95]-[.A95])/[.A95]%" office:value-type="float" office:value="-0" calcext:value-type="float">
            <text:p>0</text:p>
          </table:table-cell>
          <table:table-cell table:style-name="ce2"/>
          <table:table-cell office:value-type="float" office:value="-1.19188952445984" calcext:value-type="float">
            <text:p>-1.19188952445984</text:p>
          </table:table-cell>
          <table:table-cell/>
          <table:table-cell table:style-name="ce2" table:formula="of:=([.I95]-[.E95])/[.E95]%" office:value-type="float" office:value="4565.67890029267" calcext:value-type="float">
            <text:p>4565.67890029267</text:p>
          </table:table-cell>
          <table:table-cell table:style-name="ce2"/>
          <table:table-cell office:value-type="float" office:value="-5.62361478805542" calcext:value-type="float">
            <text:p>-5.62361478805542</text:p>
          </table:table-cell>
          <table:table-cell/>
          <table:table-cell table:style-name="ce3" table:formula="of:=([.M95]-[.I95])/[.I95]%" office:value-type="float" office:value="371.82349308792" calcext:value-type="float">
            <text:p>371.8234930879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56665700674057" calcext:value-type="float">
            <text:p>-0.56665700674057</text:p>
          </table:table-cell>
          <table:table-cell table:number-columns-repeated="3"/>
          <table:table-cell office:value-type="float" office:value="-0.954435706138611" calcext:value-type="float">
            <text:p>-0.954435706138611</text:p>
          </table:table-cell>
          <table:table-cell/>
          <table:table-cell table:style-name="ce2" table:formula="of:=([.E96]-[.A96])/[.A96]%" office:value-type="float" office:value="68.432701755257" calcext:value-type="float">
            <text:p>68.432701755257</text:p>
          </table:table-cell>
          <table:table-cell table:style-name="ce2"/>
          <table:table-cell office:value-type="float" office:value="-2.73310399055481" calcext:value-type="float">
            <text:p>-2.73310399055481</text:p>
          </table:table-cell>
          <table:table-cell/>
          <table:table-cell table:style-name="ce2" table:formula="of:=([.I96]-[.E96])/[.E96]%" office:value-type="float" office:value="186.35810384884" calcext:value-type="float">
            <text:p>186.35810384884</text:p>
          </table:table-cell>
          <table:table-cell table:style-name="ce2"/>
          <table:table-cell office:value-type="float" office:value="-1.36432754993439" calcext:value-type="float">
            <text:p>-1.36432754993439</text:p>
          </table:table-cell>
          <table:table-cell/>
          <table:table-cell table:style-name="ce3" table:formula="of:=([.M96]-[.I96])/[.I96]%" office:value-type="float" office:value="-50.0813889757105" calcext:value-type="float">
            <text:p>-50.081388975710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114977275952697" calcext:value-type="float">
            <text:p>-0.01149772759527</text:p>
          </table:table-cell>
          <table:table-cell table:number-columns-repeated="3"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E97]-[.A97])/[.A97]%" office:value-type="float" office:value="-0" calcext:value-type="float">
            <text:p>0</text:p>
          </table:table-cell>
          <table:table-cell table:style-name="ce2"/>
          <table:table-cell office:value-type="float" office:value="-3.7418942451477" calcext:value-type="float">
            <text:p>-3.7418942451477</text:p>
          </table:table-cell>
          <table:table-cell/>
          <table:table-cell table:style-name="ce2" table:formula="of:=([.I97]-[.E97])/[.E97]%" office:value-type="float" office:value="32444.6416619504" calcext:value-type="float">
            <text:p>32444.6416619504</text:p>
          </table:table-cell>
          <table:table-cell table:style-name="ce2"/>
          <table:table-cell office:value-type="float" office:value="-3.7418942451477" calcext:value-type="float">
            <text:p>-3.7418942451477</text:p>
          </table:table-cell>
          <table:table-cell/>
          <table:table-cell table:style-name="ce3" table:formula="of:=([.M97]-[.I97])/[.I97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847114384174347" calcext:value-type="float">
            <text:p>-0.847114384174347</text:p>
          </table:table-cell>
          <table:table-cell table:number-columns-repeated="3"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E98]-[.A98])/[.A98]%" office:value-type="float" office:value="38.9471216356683" calcext:value-type="float">
            <text:p>38.9471216356683</text:p>
          </table:table-cell>
          <table:table-cell table:style-name="ce2"/>
          <table:table-cell office:value-type="float" office:value="-0.80075478553772" calcext:value-type="float">
            <text:p>-0.80075478553772</text:p>
          </table:table-cell>
          <table:table-cell/>
          <table:table-cell table:style-name="ce2" table:formula="of:=([.I98]-[.E98])/[.E98]%" office:value-type="float" office:value="-31.9688312509064" calcext:value-type="float">
            <text:p>-31.9688312509064</text:p>
          </table:table-cell>
          <table:table-cell table:style-name="ce2"/>
          <table:table-cell office:value-type="float" office:value="-0.80075478553772" calcext:value-type="float">
            <text:p>-0.80075478553772</text:p>
          </table:table-cell>
          <table:table-cell/>
          <table:table-cell table:style-name="ce3" table:formula="of:=([.M98]-[.I98])/[.I9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58384650945663" calcext:value-type="float">
            <text:p>-0.158384650945663</text:p>
          </table:table-cell>
          <table:table-cell table:number-columns-repeated="3"/>
          <table:table-cell office:value-type="float" office:value="-0.0060449093580246" calcext:value-type="float">
            <text:p>-0.006044909358025</text:p>
          </table:table-cell>
          <table:table-cell/>
          <table:table-cell table:style-name="ce2" table:formula="of:=([.E99]-[.A99])/[.A99]%" office:value-type="float" office:value="-96.1833995138213" calcext:value-type="float">
            <text:p>-96.1833995138213</text:p>
          </table:table-cell>
          <table:table-cell table:style-name="ce2"/>
          <table:table-cell office:value-type="float" office:value="0.386499673128128" calcext:value-type="float">
            <text:p>0.386499673128128</text:p>
          </table:table-cell>
          <table:table-cell/>
          <table:table-cell table:style-name="ce2" table:formula="of:=([.I99]-[.E99])/[.E99]%" office:value-type="float" office:value="-6493.80427789295" calcext:value-type="float">
            <text:p>-6493.80427789295</text:p>
          </table:table-cell>
          <table:table-cell table:style-name="ce2"/>
          <table:table-cell office:value-type="float" office:value="0.386499673128128" calcext:value-type="float">
            <text:p>0.386499673128128</text:p>
          </table:table-cell>
          <table:table-cell/>
          <table:table-cell table:style-name="ce3" table:formula="of:=([.M99]-[.I99])/[.I9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65217638015747" calcext:value-type="float">
            <text:p>-0.165217638015747</text:p>
          </table:table-cell>
          <table:table-cell table:number-columns-repeated="3"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E100]-[.A100])/[.A100]%" office:value-type="float" office:value="-31.1789564672794" calcext:value-type="float">
            <text:p>-31.1789564672794</text:p>
          </table:table-cell>
          <table:table-cell table:style-name="ce2"/>
          <table:table-cell office:value-type="float" office:value="-0.602588891983032" calcext:value-type="float">
            <text:p>-0.602588891983032</text:p>
          </table:table-cell>
          <table:table-cell/>
          <table:table-cell table:style-name="ce2" table:formula="of:=([.I100]-[.E100])/[.E100]%" office:value-type="float" office:value="429.960448615964" calcext:value-type="float">
            <text:p>429.960448615964</text:p>
          </table:table-cell>
          <table:table-cell table:style-name="ce2"/>
          <table:table-cell office:value-type="float" office:value="-0.602588891983032" calcext:value-type="float">
            <text:p>-0.602588891983032</text:p>
          </table:table-cell>
          <table:table-cell/>
          <table:table-cell table:style-name="ce3" table:formula="of:=([.M100]-[.I100])/[.I10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66177010536194" calcext:value-type="float">
            <text:p>0.566177010536194</text:p>
          </table:table-cell>
          <table:table-cell table:number-columns-repeated="3"/>
          <table:table-cell office:value-type="float" office:value="0.944568634033203" calcext:value-type="float">
            <text:p>0.944568634033203</text:p>
          </table:table-cell>
          <table:table-cell/>
          <table:table-cell table:style-name="ce2" table:formula="of:=([.E101]-[.A101])/[.A101]%" office:value-type="float" office:value="66.8327424913731" calcext:value-type="float">
            <text:p>66.8327424913731</text:p>
          </table:table-cell>
          <table:table-cell table:style-name="ce2"/>
          <table:table-cell office:value-type="float" office:value="-0.126605242490768" calcext:value-type="float">
            <text:p>-0.126605242490768</text:p>
          </table:table-cell>
          <table:table-cell/>
          <table:table-cell table:style-name="ce2" table:formula="of:=([.I101]-[.E101])/[.E101]%" office:value-type="float" office:value="-113.403498478472" calcext:value-type="float">
            <text:p>-113.403498478472</text:p>
          </table:table-cell>
          <table:table-cell table:style-name="ce2"/>
          <table:table-cell office:value-type="float" office:value="-0.126605242490768" calcext:value-type="float">
            <text:p>-0.126605242490768</text:p>
          </table:table-cell>
          <table:table-cell/>
          <table:table-cell table:style-name="ce3" table:formula="of:=([.M101]-[.I101])/[.I101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476146548986435" calcext:value-type="float">
            <text:p>0.476146548986435</text:p>
          </table:table-cell>
          <table:table-cell table:number-columns-repeated="3"/>
          <table:table-cell office:value-type="float" office:value="0.989981353282928" calcext:value-type="float">
            <text:p>0.989981353282928</text:p>
          </table:table-cell>
          <table:table-cell/>
          <table:table-cell table:style-name="ce2" table:formula="of:=([.E102]-[.A102])/[.A102]%" office:value-type="float" office:value="107.915263775467" calcext:value-type="float">
            <text:p>107.915263775467</text:p>
          </table:table-cell>
          <table:table-cell table:style-name="ce2"/>
          <table:table-cell office:value-type="float" office:value="0.0141629464924336" calcext:value-type="float">
            <text:p>0.014162946492434</text:p>
          </table:table-cell>
          <table:table-cell/>
          <table:table-cell table:style-name="ce2" table:formula="of:=([.I102]-[.E102])/[.E102]%" office:value-type="float" office:value="-98.5693723982308" calcext:value-type="float">
            <text:p>-98.5693723982308</text:p>
          </table:table-cell>
          <table:table-cell table:style-name="ce2"/>
          <table:table-cell office:value-type="float" office:value="0.700574994087219" calcext:value-type="float">
            <text:p>0.700574994087219</text:p>
          </table:table-cell>
          <table:table-cell/>
          <table:table-cell table:style-name="ce3" table:formula="of:=([.M102]-[.I102])/[.I102]%" office:value-type="float" office:value="4846.53421490714" calcext:value-type="float">
            <text:p>4846.5342149071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16068035364151" calcext:value-type="float">
            <text:p>-0.116068035364151</text:p>
          </table:table-cell>
          <table:table-cell table:number-columns-repeated="3"/>
          <table:table-cell office:value-type="float" office:value="-0.0377787128090858" calcext:value-type="float">
            <text:p>-0.037778712809086</text:p>
          </table:table-cell>
          <table:table-cell/>
          <table:table-cell table:style-name="ce2" table:formula="of:=([.E103]-[.A103])/[.A103]%" office:value-type="float" office:value="-67.4512343639149" calcext:value-type="float">
            <text:p>-67.4512343639149</text:p>
          </table:table-cell>
          <table:table-cell table:style-name="ce2"/>
          <table:table-cell office:value-type="float" office:value="-0.153890877962112" calcext:value-type="float">
            <text:p>-0.153890877962112</text:p>
          </table:table-cell>
          <table:table-cell/>
          <table:table-cell table:style-name="ce2" table:formula="of:=([.I103]-[.E103])/[.E103]%" office:value-type="float" office:value="307.348124166636" calcext:value-type="float">
            <text:p>307.348124166636</text:p>
          </table:table-cell>
          <table:table-cell table:style-name="ce2"/>
          <table:table-cell office:value-type="float" office:value="-0.153890877962112" calcext:value-type="float">
            <text:p>-0.153890877962112</text:p>
          </table:table-cell>
          <table:table-cell/>
          <table:table-cell table:style-name="ce3" table:formula="of:=([.M103]-[.I103])/[.I10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266711357980967" calcext:value-type="float">
            <text:p>0.026671135798097</text:p>
          </table:table-cell>
          <table:table-cell table:number-columns-repeated="3"/>
          <table:table-cell office:value-type="float" office:value="-0.0892659872770309" calcext:value-type="float">
            <text:p>-0.089265987277031</text:p>
          </table:table-cell>
          <table:table-cell/>
          <table:table-cell table:style-name="ce2" table:formula="of:=([.E104]-[.A104])/[.A104]%" office:value-type="float" office:value="-434.691360550911" calcext:value-type="float">
            <text:p>-434.691360550911</text:p>
          </table:table-cell>
          <table:table-cell table:style-name="ce2"/>
          <table:table-cell office:value-type="float" office:value="-0.147214114665985" calcext:value-type="float">
            <text:p>-0.147214114665985</text:p>
          </table:table-cell>
          <table:table-cell/>
          <table:table-cell table:style-name="ce2" table:formula="of:=([.I104]-[.E104])/[.E104]%" office:value-type="float" office:value="64.9162454330069" calcext:value-type="float">
            <text:p>64.9162454330069</text:p>
          </table:table-cell>
          <table:table-cell table:style-name="ce2"/>
          <table:table-cell office:value-type="float" office:value="-0.147214114665985" calcext:value-type="float">
            <text:p>-0.147214114665985</text:p>
          </table:table-cell>
          <table:table-cell/>
          <table:table-cell table:style-name="ce3" table:formula="of:=([.M104]-[.I104])/[.I10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55865705013275" calcext:value-type="float">
            <text:p>0.555865705013275</text:p>
          </table:table-cell>
          <table:table-cell table:number-columns-repeated="3"/>
          <table:table-cell office:value-type="float" office:value="0.679441630840302" calcext:value-type="float">
            <text:p>0.679441630840302</text:p>
          </table:table-cell>
          <table:table-cell/>
          <table:table-cell table:style-name="ce2" table:formula="of:=([.E105]-[.A105])/[.A105]%" office:value-type="float" office:value="22.2312556274856" calcext:value-type="float">
            <text:p>22.2312556274856</text:p>
          </table:table-cell>
          <table:table-cell table:style-name="ce2"/>
          <table:table-cell office:value-type="float" office:value="-5.130699634552" calcext:value-type="float">
            <text:p>-5.130699634552</text:p>
          </table:table-cell>
          <table:table-cell/>
          <table:table-cell table:style-name="ce2" table:formula="of:=([.I105]-[.E105])/[.E105]%" office:value-type="float" office:value="-855.134716753607" calcext:value-type="float">
            <text:p>-855.134716753607</text:p>
          </table:table-cell>
          <table:table-cell table:style-name="ce2"/>
          <table:table-cell office:value-type="float" office:value="-6.49488353729248" calcext:value-type="float">
            <text:p>-6.49488353729248</text:p>
          </table:table-cell>
          <table:table-cell/>
          <table:table-cell table:style-name="ce3" table:formula="of:=([.M105]-[.I105])/[.I105]%" office:value-type="float" office:value="26.5886526187105" calcext:value-type="float">
            <text:p>26.588652618710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22161877155304" calcext:value-type="float">
            <text:p>-0.422161877155304</text:p>
          </table:table-cell>
          <table:table-cell table:number-columns-repeated="3"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E106]-[.A106])/[.A106]%" office:value-type="float" office:value="-98.4756371545262" calcext:value-type="float">
            <text:p>-98.4756371545262</text:p>
          </table:table-cell>
          <table:table-cell table:style-name="ce2"/>
          <table:table-cell office:value-type="float" office:value="-0.231252446770668" calcext:value-type="float">
            <text:p>-0.231252446770668</text:p>
          </table:table-cell>
          <table:table-cell/>
          <table:table-cell table:style-name="ce2" table:formula="of:=([.I106]-[.E106])/[.E106]%" office:value-type="float" office:value="3493.51092386091" calcext:value-type="float">
            <text:p>3493.51092386091</text:p>
          </table:table-cell>
          <table:table-cell table:style-name="ce2"/>
          <table:table-cell office:value-type="float" office:value="-0.231252446770668" calcext:value-type="float">
            <text:p>-0.231252446770668</text:p>
          </table:table-cell>
          <table:table-cell/>
          <table:table-cell table:style-name="ce3" table:formula="of:=([.M106]-[.I106])/[.I106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307726860046387" calcext:value-type="float">
            <text:p>0.030772686004639</text:p>
          </table:table-cell>
          <table:table-cell table:number-columns-repeated="3"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E107]-[.A107])/[.A107]%" office:value-type="float" office:value="87.2521451537923" calcext:value-type="float">
            <text:p>87.2521451537923</text:p>
          </table:table-cell>
          <table:table-cell table:style-name="ce2"/>
          <table:table-cell office:value-type="float" office:value="-0.250301390886307" calcext:value-type="float">
            <text:p>-0.250301390886307</text:p>
          </table:table-cell>
          <table:table-cell/>
          <table:table-cell table:style-name="ce2" table:formula="of:=([.I107]-[.E107])/[.E107]%" office:value-type="float" office:value="-534.38123507961" calcext:value-type="float">
            <text:p>-534.38123507961</text:p>
          </table:table-cell>
          <table:table-cell table:style-name="ce2"/>
          <table:table-cell office:value-type="float" office:value="-0.250301390886307" calcext:value-type="float">
            <text:p>-0.250301390886307</text:p>
          </table:table-cell>
          <table:table-cell/>
          <table:table-cell table:style-name="ce3" table:formula="of:=([.M107]-[.I107])/[.I107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71013927459717" calcext:value-type="float">
            <text:p>0.571013927459717</text:p>
          </table:table-cell>
          <table:table-cell table:number-columns-repeated="3"/>
          <table:table-cell office:value-type="float" office:value="0.925947248935699" calcext:value-type="float">
            <text:p>0.925947248935699</text:p>
          </table:table-cell>
          <table:table-cell/>
          <table:table-cell table:style-name="ce2" table:formula="of:=([.E108]-[.A108])/[.A108]%" office:value-type="float" office:value="62.1584350936907" calcext:value-type="float">
            <text:p>62.1584350936907</text:p>
          </table:table-cell>
          <table:table-cell table:style-name="ce2"/>
          <table:table-cell office:value-type="float" office:value="0.0489433109760284" calcext:value-type="float">
            <text:p>0.048943310976028</text:p>
          </table:table-cell>
          <table:table-cell/>
          <table:table-cell table:style-name="ce2" table:formula="of:=([.I108]-[.E108])/[.E108]%" office:value-type="float" office:value="-94.7142441394707" calcext:value-type="float">
            <text:p>-94.7142441394707</text:p>
          </table:table-cell>
          <table:table-cell table:style-name="ce2"/>
          <table:table-cell office:value-type="float" office:value="0.0489433109760284" calcext:value-type="float">
            <text:p>0.048943310976028</text:p>
          </table:table-cell>
          <table:table-cell/>
          <table:table-cell table:style-name="ce3" table:formula="of:=([.M108]-[.I108])/[.I10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1.09721791744232" calcext:value-type="float">
            <text:p>1.09721791744232</text:p>
          </table:table-cell>
          <table:table-cell table:number-columns-repeated="3"/>
          <table:table-cell office:value-type="float" office:value="1.92262732982636" calcext:value-type="float">
            <text:p>1.92262732982636</text:p>
          </table:table-cell>
          <table:table-cell/>
          <table:table-cell table:style-name="ce2" table:formula="of:=([.E109]-[.A109])/[.A109]%" office:value-type="float" office:value="75.2274820947249" calcext:value-type="float">
            <text:p>75.2274820947249</text:p>
          </table:table-cell>
          <table:table-cell table:style-name="ce2"/>
          <table:table-cell office:value-type="float" office:value="-0.604224979877472" calcext:value-type="float">
            <text:p>-0.604224979877472</text:p>
          </table:table-cell>
          <table:table-cell/>
          <table:table-cell table:style-name="ce2" table:formula="of:=([.I109]-[.E109])/[.E109]%" office:value-type="float" office:value="-131.427046235322" calcext:value-type="float">
            <text:p>-131.427046235322</text:p>
          </table:table-cell>
          <table:table-cell table:style-name="ce2"/>
          <table:table-cell office:value-type="float" office:value="-0.604224979877472" calcext:value-type="float">
            <text:p>-0.604224979877472</text:p>
          </table:table-cell>
          <table:table-cell/>
          <table:table-cell table:style-name="ce3" table:formula="of:=([.M109]-[.I109])/[.I10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435706287622452" calcext:value-type="float">
            <text:p>0.435706287622452</text:p>
          </table:table-cell>
          <table:table-cell table:number-columns-repeated="3"/>
          <table:table-cell office:value-type="float" office:value="1.10281002521515" calcext:value-type="float">
            <text:p>1.10281002521515</text:p>
          </table:table-cell>
          <table:table-cell/>
          <table:table-cell table:style-name="ce2" table:formula="of:=([.E110]-[.A110])/[.A110]%" office:value-type="float" office:value="153.108586344468" calcext:value-type="float">
            <text:p>153.108586344468</text:p>
          </table:table-cell>
          <table:table-cell table:style-name="ce2"/>
          <table:table-cell office:value-type="float" office:value="-0.0209709573537111" calcext:value-type="float">
            <text:p>-0.020970957353711</text:p>
          </table:table-cell>
          <table:table-cell/>
          <table:table-cell table:style-name="ce2" table:formula="of:=([.I110]-[.E110])/[.E110]%" office:value-type="float" office:value="-101.901592919381" calcext:value-type="float">
            <text:p>-101.901592919381</text:p>
          </table:table-cell>
          <table:table-cell table:style-name="ce2"/>
          <table:table-cell office:value-type="float" office:value="-0.0209709573537111" calcext:value-type="float">
            <text:p>-0.020970957353711</text:p>
          </table:table-cell>
          <table:table-cell/>
          <table:table-cell table:style-name="ce3" table:formula="of:=([.M110]-[.I110])/[.I11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31865905970335" calcext:value-type="float">
            <text:p>0.031865905970335</text:p>
          </table:table-cell>
          <table:table-cell table:number-columns-repeated="3"/>
          <table:table-cell office:value-type="float" office:value="-0.101893216371536" calcext:value-type="float">
            <text:p>-0.101893216371536</text:p>
          </table:table-cell>
          <table:table-cell/>
          <table:table-cell table:style-name="ce2" table:formula="of:=([.E111]-[.A111])/[.A111]%" office:value-type="float" office:value="-419.756219912253" calcext:value-type="float">
            <text:p>-419.756219912253</text:p>
          </table:table-cell>
          <table:table-cell table:style-name="ce2"/>
          <table:table-cell office:value-type="float" office:value="-5.4274787902832" calcext:value-type="float">
            <text:p>-5.4274787902832</text:p>
          </table:table-cell>
          <table:table-cell/>
          <table:table-cell table:style-name="ce2" table:formula="of:=([.I111]-[.E111])/[.E111]%" office:value-type="float" office:value="5226.63408179483" calcext:value-type="float">
            <text:p>5226.63408179483</text:p>
          </table:table-cell>
          <table:table-cell table:style-name="ce2"/>
          <table:table-cell office:value-type="float" office:value="-10.5399169921875" calcext:value-type="float">
            <text:p>-10.5399169921875</text:p>
          </table:table-cell>
          <table:table-cell/>
          <table:table-cell table:style-name="ce3" table:formula="of:=([.M111]-[.I111])/[.I111]%" office:value-type="float" office:value="94.1954524273238" calcext:value-type="float">
            <text:p>94.195452427323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234612561762333" calcext:value-type="float">
            <text:p>-0.023461256176233</text:p>
          </table:table-cell>
          <table:table-cell table:number-columns-repeated="3"/>
          <table:table-cell office:value-type="float" office:value="0.0879053100943566" calcext:value-type="float">
            <text:p>0.087905310094357</text:p>
          </table:table-cell>
          <table:table-cell/>
          <table:table-cell table:style-name="ce2" table:formula="of:=([.E112]-[.A112])/[.A112]%" office:value-type="float" office:value="-474.682879015687" calcext:value-type="float">
            <text:p>-474.682879015687</text:p>
          </table:table-cell>
          <table:table-cell table:style-name="ce2"/>
          <table:table-cell office:value-type="float" office:value="-0.120674833655357" calcext:value-type="float">
            <text:p>-0.120674833655357</text:p>
          </table:table-cell>
          <table:table-cell/>
          <table:table-cell table:style-name="ce2" table:formula="of:=([.I112]-[.E112])/[.E112]%" office:value-type="float" office:value="-237.278207113798" calcext:value-type="float">
            <text:p>-237.278207113798</text:p>
          </table:table-cell>
          <table:table-cell table:style-name="ce2"/>
          <table:table-cell office:value-type="float" office:value="0.117989353835583" calcext:value-type="float">
            <text:p>0.117989353835583</text:p>
          </table:table-cell>
          <table:table-cell/>
          <table:table-cell table:style-name="ce3" table:formula="of:=([.M112]-[.I112])/[.I112]%" office:value-type="float" office:value="-197.774614856778" calcext:value-type="float">
            <text:p>-197.77461485677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6565717458725" calcext:value-type="float">
            <text:p>-0.46565717458725</text:p>
          </table:table-cell>
          <table:table-cell table:number-columns-repeated="3"/>
          <table:table-cell office:value-type="float" office:value="-0.722704648971558" calcext:value-type="float">
            <text:p>-0.722704648971558</text:p>
          </table:table-cell>
          <table:table-cell/>
          <table:table-cell table:style-name="ce2" table:formula="of:=([.E113]-[.A113])/[.A113]%" office:value-type="float" office:value="55.2010123353409" calcext:value-type="float">
            <text:p>55.2010123353409</text:p>
          </table:table-cell>
          <table:table-cell table:style-name="ce2"/>
          <table:table-cell office:value-type="float" office:value="-0.0950077399611473" calcext:value-type="float">
            <text:p>-0.095007739961147</text:p>
          </table:table-cell>
          <table:table-cell/>
          <table:table-cell table:style-name="ce2" table:formula="of:=([.I113]-[.E113])/[.E113]%" office:value-type="float" office:value="-86.8538634563445" calcext:value-type="float">
            <text:p>-86.8538634563445</text:p>
          </table:table-cell>
          <table:table-cell table:style-name="ce2"/>
          <table:table-cell office:value-type="float" office:value="-0.23152631521225" calcext:value-type="float">
            <text:p>-0.23152631521225</text:p>
          </table:table-cell>
          <table:table-cell/>
          <table:table-cell table:style-name="ce3" table:formula="of:=([.M113]-[.I113])/[.I113]%" office:value-type="float" office:value="143.692056359757" calcext:value-type="float">
            <text:p>143.69205635975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64745783805847" calcext:value-type="float">
            <text:p>0.564745783805847</text:p>
          </table:table-cell>
          <table:table-cell table:number-columns-repeated="3"/>
          <table:table-cell office:value-type="float" office:value="0.957857310771942" calcext:value-type="float">
            <text:p>0.957857310771942</text:p>
          </table:table-cell>
          <table:table-cell/>
          <table:table-cell table:style-name="ce2" table:formula="of:=([.E114]-[.A114])/[.A114]%" office:value-type="float" office:value="69.6085811065112" calcext:value-type="float">
            <text:p>69.6085811065112</text:p>
          </table:table-cell>
          <table:table-cell table:style-name="ce2"/>
          <table:table-cell office:value-type="float" office:value="-0.138151332736015" calcext:value-type="float">
            <text:p>-0.138151332736015</text:p>
          </table:table-cell>
          <table:table-cell/>
          <table:table-cell table:style-name="ce2" table:formula="of:=([.I114]-[.E114])/[.E114]%" office:value-type="float" office:value="-114.422955400808" calcext:value-type="float">
            <text:p>-114.422955400808</text:p>
          </table:table-cell>
          <table:table-cell table:style-name="ce2"/>
          <table:table-cell office:value-type="float" office:value="-0.138151332736015" calcext:value-type="float">
            <text:p>-0.138151332736015</text:p>
          </table:table-cell>
          <table:table-cell/>
          <table:table-cell table:style-name="ce3" table:formula="of:=([.M114]-[.I114])/[.I11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186653360724449" calcext:value-type="float">
            <text:p>0.018665336072445</text:p>
          </table:table-cell>
          <table:table-cell table:number-columns-repeated="3"/>
          <table:table-cell office:value-type="float" office:value="-0.0722012594342232" calcext:value-type="float">
            <text:p>-0.072201259434223</text:p>
          </table:table-cell>
          <table:table-cell/>
          <table:table-cell table:style-name="ce2" table:formula="of:=([.E115]-[.A115])/[.A115]%" office:value-type="float" office:value="-486.820034495987" calcext:value-type="float">
            <text:p>-486.820034495987</text:p>
          </table:table-cell>
          <table:table-cell table:style-name="ce2"/>
          <table:table-cell office:value-type="float" office:value="-0.432656109333038" calcext:value-type="float">
            <text:p>-0.432656109333038</text:p>
          </table:table-cell>
          <table:table-cell/>
          <table:table-cell table:style-name="ce2" table:formula="of:=([.I115]-[.E115])/[.E115]%" office:value-type="float" office:value="499.236235937403" calcext:value-type="float">
            <text:p>499.236235937403</text:p>
          </table:table-cell>
          <table:table-cell table:style-name="ce2"/>
          <table:table-cell office:value-type="float" office:value="-0.432656109333038" calcext:value-type="float">
            <text:p>-0.432656109333038</text:p>
          </table:table-cell>
          <table:table-cell/>
          <table:table-cell table:style-name="ce3" table:formula="of:=([.M115]-[.I115])/[.I11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203045420348644" calcext:value-type="float">
            <text:p>-0.020304542034864</text:p>
          </table:table-cell>
          <table:table-cell table:number-columns-repeated="3"/>
          <table:table-cell office:value-type="float" office:value="-0.0203045420348644" calcext:value-type="float">
            <text:p>-0.020304542034865</text:p>
          </table:table-cell>
          <table:table-cell/>
          <table:table-cell table:style-name="ce2" table:formula="of:=([.E116]-[.A116])/[.A116]%" office:value-type="float" office:value="-0" calcext:value-type="float">
            <text:p>0</text:p>
          </table:table-cell>
          <table:table-cell table:style-name="ce2"/>
          <table:table-cell office:value-type="float" office:value="-5.21527099609375" calcext:value-type="float">
            <text:p>-5.21527099609375</text:p>
          </table:table-cell>
          <table:table-cell/>
          <table:table-cell table:style-name="ce2" table:formula="of:=([.I116]-[.E116])/[.E116]%" office:value-type="float" office:value="25585.2431694285" calcext:value-type="float">
            <text:p>25585.2431694285</text:p>
          </table:table-cell>
          <table:table-cell table:style-name="ce2"/>
          <table:table-cell office:value-type="float" office:value="-6.68844318389893" calcext:value-type="float">
            <text:p>-6.68844318389893</text:p>
          </table:table-cell>
          <table:table-cell/>
          <table:table-cell table:style-name="ce3" table:formula="of:=([.M116]-[.I116])/[.I116]%" office:value-type="float" office:value="28.2472797465096" calcext:value-type="float">
            <text:p>28.247279746509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216675512492657" calcext:value-type="float">
            <text:p>0.021667551249266</text:p>
          </table:table-cell>
          <table:table-cell table:number-columns-repeated="3"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E117]-[.A117])/[.A117]%" office:value-type="float" office:value="253.179001430281" calcext:value-type="float">
            <text:p>253.179001430281</text:p>
          </table:table-cell>
          <table:table-cell table:style-name="ce2"/>
          <table:table-cell office:value-type="float" office:value="-0.995121777057648" calcext:value-type="float">
            <text:p>-0.995121777057648</text:p>
          </table:table-cell>
          <table:table-cell/>
          <table:table-cell table:style-name="ce2" table:formula="of:=([.I117]-[.E117])/[.E117]%" office:value-type="float" office:value="-1400.38371951284" calcext:value-type="float">
            <text:p>-1400.38371951284</text:p>
          </table:table-cell>
          <table:table-cell table:style-name="ce2"/>
          <table:table-cell office:value-type="float" office:value="-0.995121777057648" calcext:value-type="float">
            <text:p>-0.995121777057648</text:p>
          </table:table-cell>
          <table:table-cell/>
          <table:table-cell table:style-name="ce3" table:formula="of:=([.M117]-[.I117])/[.I117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14046514034271" calcext:value-type="float">
            <text:p>-0.114046514034271</text:p>
          </table:table-cell>
          <table:table-cell table:number-columns-repeated="3"/>
          <table:table-cell office:value-type="float" office:value="0.0455626212060452" calcext:value-type="float">
            <text:p>0.045562621206045</text:p>
          </table:table-cell>
          <table:table-cell/>
          <table:table-cell table:style-name="ce2" table:formula="of:=([.E118]-[.A118])/[.A118]%" office:value-type="float" office:value="-139.9509108997" calcext:value-type="float">
            <text:p>-139.9509108997</text:p>
          </table:table-cell>
          <table:table-cell table:style-name="ce2"/>
          <table:table-cell office:value-type="float" office:value="-0.0452774502336979" calcext:value-type="float">
            <text:p>-0.045277450233698</text:p>
          </table:table-cell>
          <table:table-cell/>
          <table:table-cell table:style-name="ce2" table:formula="of:=([.I118]-[.E118])/[.E118]%" office:value-type="float" office:value="-199.374112013754" calcext:value-type="float">
            <text:p>-199.374112013754</text:p>
          </table:table-cell>
          <table:table-cell table:style-name="ce2"/>
          <table:table-cell office:value-type="float" office:value="-0.0452774502336979" calcext:value-type="float">
            <text:p>-0.045277450233698</text:p>
          </table:table-cell>
          <table:table-cell/>
          <table:table-cell table:style-name="ce3" table:formula="of:=([.M118]-[.I118])/[.I11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0539493560791" calcext:value-type="float">
            <text:p>-1.00539493560791</text:p>
          </table:table-cell>
          <table:table-cell table:number-columns-repeated="3"/>
          <table:table-cell office:value-type="float" office:value="-1.53887128829956" calcext:value-type="float">
            <text:p>-1.53887128829956</text:p>
          </table:table-cell>
          <table:table-cell/>
          <table:table-cell table:style-name="ce2" table:formula="of:=([.E119]-[.A119])/[.A119]%" office:value-type="float" office:value="53.0613725808242" calcext:value-type="float">
            <text:p>53.0613725808242</text:p>
          </table:table-cell>
          <table:table-cell table:style-name="ce2"/>
          <table:table-cell office:value-type="float" office:value="0.482386857271194" calcext:value-type="float">
            <text:p>0.482386857271194</text:p>
          </table:table-cell>
          <table:table-cell/>
          <table:table-cell table:style-name="ce2" table:formula="of:=([.I119]-[.E119])/[.E119]%" office:value-type="float" office:value="-131.346796898409" calcext:value-type="float">
            <text:p>-131.346796898409</text:p>
          </table:table-cell>
          <table:table-cell table:style-name="ce2"/>
          <table:table-cell office:value-type="float" office:value="0.482386857271194" calcext:value-type="float">
            <text:p>0.482386857271194</text:p>
          </table:table-cell>
          <table:table-cell/>
          <table:table-cell table:style-name="ce3" table:formula="of:=([.M119]-[.I119])/[.I119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0285434909164906" calcext:value-type="float">
            <text:p>0.002854349091649</text:p>
          </table:table-cell>
          <table:table-cell table:number-columns-repeated="3"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E120]-[.A120])/[.A120]%" office:value-type="float" office:value="0" calcext:value-type="float">
            <text:p>0</text:p>
          </table:table-cell>
          <table:table-cell table:style-name="ce2"/>
          <table:table-cell office:value-type="float" office:value="-5.45349311828613" calcext:value-type="float">
            <text:p>-5.45349311828613</text:p>
          </table:table-cell>
          <table:table-cell/>
          <table:table-cell table:style-name="ce2" table:formula="of:=([.I120]-[.E120])/[.E120]%" office:value-type="float" office:value="-191159.080132888" calcext:value-type="float">
            <text:p>-191159.080132888</text:p>
          </table:table-cell>
          <table:table-cell table:style-name="ce2"/>
          <table:table-cell office:value-type="float" office:value="-10.8250923156738" calcext:value-type="float">
            <text:p>-10.8250923156738</text:p>
          </table:table-cell>
          <table:table-cell/>
          <table:table-cell table:style-name="ce3" table:formula="of:=([.M120]-[.I120])/[.I120]%" office:value-type="float" office:value="98.4983217339385" calcext:value-type="float">
            <text:p>98.498321733938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2.02409482002258" calcext:value-type="float">
            <text:p>2.02409482002258</text:p>
          </table:table-cell>
          <table:table-cell table:number-columns-repeated="3"/>
          <table:table-cell office:value-type="float" office:value="2.58709764480591" calcext:value-type="float">
            <text:p>2.58709764480591</text:p>
          </table:table-cell>
          <table:table-cell/>
          <table:table-cell table:style-name="ce2" table:formula="of:=([.E121]-[.A121])/[.A121]%" office:value-type="float" office:value="27.8150420234289" calcext:value-type="float">
            <text:p>27.8150420234289</text:p>
          </table:table-cell>
          <table:table-cell table:style-name="ce2"/>
          <table:table-cell office:value-type="float" office:value="-0.120831750333309" calcext:value-type="float">
            <text:p>-0.120831750333309</text:p>
          </table:table-cell>
          <table:table-cell/>
          <table:table-cell table:style-name="ce2" table:formula="of:=([.I121]-[.E121])/[.E121]%" office:value-type="float" office:value="-104.670552368825" calcext:value-type="float">
            <text:p>-104.670552368825</text:p>
          </table:table-cell>
          <table:table-cell table:style-name="ce2"/>
          <table:table-cell office:value-type="float" office:value="-0.181293159723282" calcext:value-type="float">
            <text:p>-0.181293159723282</text:p>
          </table:table-cell>
          <table:table-cell/>
          <table:table-cell table:style-name="ce3" table:formula="of:=([.M121]-[.I121])/[.I121]%" office:value-type="float" office:value="50.0376839888464" calcext:value-type="float">
            <text:p>50.037683988846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0300872372463346" calcext:value-type="float">
            <text:p>0.003008723724633</text:p>
          </table:table-cell>
          <table:table-cell table:number-columns-repeated="3"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E122]-[.A122])/[.A122]%" office:value-type="float" office:value="0" calcext:value-type="float">
            <text:p>0</text:p>
          </table:table-cell>
          <table:table-cell table:style-name="ce2"/>
          <table:table-cell office:value-type="float" office:value="-0.508358359336853" calcext:value-type="float">
            <text:p>-0.508358359336853</text:p>
          </table:table-cell>
          <table:table-cell/>
          <table:table-cell table:style-name="ce2" table:formula="of:=([.I122]-[.E122])/[.E122]%" office:value-type="float" office:value="-16996.1462022833" calcext:value-type="float">
            <text:p>-16996.1462022833</text:p>
          </table:table-cell>
          <table:table-cell table:style-name="ce2"/>
          <table:table-cell office:value-type="float" office:value="-0.48717200756073" calcext:value-type="float">
            <text:p>-0.48717200756073</text:p>
          </table:table-cell>
          <table:table-cell/>
          <table:table-cell table:style-name="ce3" table:formula="of:=([.M122]-[.I122])/[.I122]%" office:value-type="float" office:value="-4.16760172956738" calcext:value-type="float">
            <text:p>-4.1676017295673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11010229587555" calcext:value-type="float">
            <text:p>0.511010229587555</text:p>
          </table:table-cell>
          <table:table-cell table:number-columns-repeated="3"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E123]-[.A123])/[.A123]%" office:value-type="float" office:value="-99.9465021535191" calcext:value-type="float">
            <text:p>-99.9465021535191</text:p>
          </table:table-cell>
          <table:table-cell table:style-name="ce2"/>
          <table:table-cell office:value-type="float" office:value="-0.00741522945463658" calcext:value-type="float">
            <text:p>-0.007415229454637</text:p>
          </table:table-cell>
          <table:table-cell/>
          <table:table-cell table:style-name="ce2" table:formula="of:=([.I123]-[.E123])/[.E123]%" office:value-type="float" office:value="-2812.43100495494" calcext:value-type="float">
            <text:p>-2812.43100495494</text:p>
          </table:table-cell>
          <table:table-cell table:style-name="ce2"/>
          <table:table-cell office:value-type="float" office:value="-0.00741522945463658" calcext:value-type="float">
            <text:p>-0.007415229454637</text:p>
          </table:table-cell>
          <table:table-cell/>
          <table:table-cell table:style-name="ce3" table:formula="of:=([.M123]-[.I123])/[.I12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17907822132111" calcext:value-type="float">
            <text:p>-1.17907822132111</text:p>
          </table:table-cell>
          <table:table-cell table:number-columns-repeated="3"/>
          <table:table-cell office:value-type="float" office:value="-1.49753534793854" calcext:value-type="float">
            <text:p>-1.49753534793854</text:p>
          </table:table-cell>
          <table:table-cell/>
          <table:table-cell table:style-name="ce2" table:formula="of:=([.E124]-[.A124])/[.A124]%" office:value-type="float" office:value="27.0089906554808" calcext:value-type="float">
            <text:p>27.0089906554808</text:p>
          </table:table-cell>
          <table:table-cell table:style-name="ce2"/>
          <table:table-cell office:value-type="float" office:value="-0.0353396907448769" calcext:value-type="float">
            <text:p>-0.035339690744877</text:p>
          </table:table-cell>
          <table:table-cell/>
          <table:table-cell table:style-name="ce2" table:formula="of:=([.I124]-[.E124])/[.E124]%" office:value-type="float" office:value="-97.6401431329468" calcext:value-type="float">
            <text:p>-97.6401431329468</text:p>
          </table:table-cell>
          <table:table-cell table:style-name="ce2"/>
          <table:table-cell office:value-type="float" office:value="-0.0353396907448769" calcext:value-type="float">
            <text:p>-0.035339690744877</text:p>
          </table:table-cell>
          <table:table-cell/>
          <table:table-cell table:style-name="ce3" table:formula="of:=([.M124]-[.I124])/[.I124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354626536369324" calcext:value-type="float">
            <text:p>0.354626536369324</text:p>
          </table:table-cell>
          <table:table-cell table:number-columns-repeated="3"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E125]-[.A125])/[.A125]%" office:value-type="float" office:value="-75.2158006543583" calcext:value-type="float">
            <text:p>-75.2158006543583</text:p>
          </table:table-cell>
          <table:table-cell table:style-name="ce2"/>
          <table:table-cell office:value-type="float" office:value="0.0356802344322205" calcext:value-type="float">
            <text:p>0.035680234432221</text:p>
          </table:table-cell>
          <table:table-cell/>
          <table:table-cell table:style-name="ce2" table:formula="of:=([.I125]-[.E125])/[.E125]%" office:value-type="float" office:value="-59.4041559682948" calcext:value-type="float">
            <text:p>-59.4041559682948</text:p>
          </table:table-cell>
          <table:table-cell table:style-name="ce2"/>
          <table:table-cell office:value-type="float" office:value="0.0356802344322205" calcext:value-type="float">
            <text:p>0.035680234432221</text:p>
          </table:table-cell>
          <table:table-cell/>
          <table:table-cell table:style-name="ce3" table:formula="of:=([.M125]-[.I125])/[.I12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17-12-14T12:40:41Z</meta:creation-date>
    <dc:date>2017-12-18T11:26:13.327532725</dc:date>
    <meta:editing-cycles>2</meta:editing-cycles>
    <meta:editing-duration>PT10M8S</meta:editing-duration>
    <meta:document-statistic meta:table-count="1" meta:cell-count="1200" meta:object-count="0"/>
  </office:meta>
</office:document-meta>
</file>